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FreeMono" svg:font-family="FreeMono" style:font-pitch="fixed"/>
    <style:font-face style:name="FreeMono1" svg:font-family="FreeMono" style:font-family-generic="modern" style:font-pitch="fixed"/>
    <style:font-face style:name="Liberation Serif1" svg:font-family="'Liberation Serif'" style:font-pitch="variable"/>
    <style:font-face style:name="FreeMono2" svg:font-family="Free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6a568" officeooo:paragraph-rsid="0018ea64"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f3fa8" officeooo:paragraph-rsid="0018ea64"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0f3fa8" officeooo:paragraph-rsid="0018ea64"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8ea64" officeooo:paragraph-rsid="0018ea64"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f3fa8" officeooo:paragraph-rsid="0018ea64"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b8a0b" officeooo:paragraph-rsid="001b8a0b" style:font-size-asian="10.5pt" style:font-weight-asian="normal" style:font-size-complex="12pt" style:font-weight-complex="normal"/>
    </style:style>
    <style:style style:name="P7" style:family="paragraph" style:parent-style-name="Standard">
      <loext:graphic-properties draw:fill="none"/>
      <style:paragraph-properties fo:text-align="start" style:justify-single-word="false" fo:background-color="transparent"/>
      <style:text-properties fo:font-size="12pt" fo:font-style="normal" style:text-underline-style="none" fo:font-weight="normal" officeooo:rsid="00186abf" officeooo:paragraph-rsid="0018ea64"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style:text-underline-style="solid" style:text-underline-width="auto" style:text-underline-color="font-color" fo:font-weight="bold" officeooo:rsid="0018ea64" officeooo:paragraph-rsid="0018ea64"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fo:font-weight="bold" officeooo:rsid="001b8a0b" officeooo:paragraph-rsid="001b8a0b"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3fa8" officeooo:paragraph-rsid="0018ea64" style:font-size-asian="12.25pt" style:font-weight-asian="bold" style:font-size-complex="14pt" style:font-weight-complex="bold"/>
    </style:style>
    <style:style style:name="P11" style:family="paragraph" style:parent-style-name="Standard">
      <loext:graphic-properties draw:fill="none"/>
      <style:paragraph-properties fo:text-align="start" style:justify-single-word="false" fo:background-color="transparent"/>
      <style:text-properties fo:font-size="14pt" fo:font-style="normal" style:text-underline-style="solid" style:text-underline-width="auto" style:text-underline-color="font-color" fo:font-weight="bold" officeooo:rsid="001a3340" officeooo:paragraph-rsid="0018ea64" style:font-size-asian="14pt" style:font-style-asian="normal" style:font-weight-asian="bold" style:font-size-complex="14pt" style:font-style-complex="normal" style:font-weight-complex="bold"/>
    </style:style>
    <style:style style:name="P12" style:family="paragraph" style:parent-style-name="Standard">
      <style:text-properties fo:font-variant="normal" fo:text-transform="none" fo:color="#000000" style:font-name="FreeMono" fo:font-size="12pt" fo:letter-spacing="normal" fo:font-style="normal" fo:font-weight="normal" officeooo:rsid="00167d65" officeooo:paragraph-rsid="0018ea64" fo:background-color="transparent" style:font-size-asian="12pt" style:font-weight-asian="normal" style:font-size-complex="12pt" style:font-weight-complex="normal" loext:padding="0cm" loext:border="none"/>
    </style:style>
    <style:style style:name="P13" style:family="paragraph" style:parent-style-name="Standard">
      <style:text-properties fo:font-variant="normal" fo:text-transform="none" fo:color="#000000" style:font-name="FreeMono" fo:font-size="12pt" fo:letter-spacing="normal" fo:font-style="normal" fo:font-weight="normal" officeooo:paragraph-rsid="0018ea64" style:font-size-asian="12pt" style:font-size-complex="12pt"/>
    </style:style>
    <style:style style:name="P14" style:family="paragraph" style:parent-style-name="Standard">
      <style:paragraph-properties fo:text-align="start" style:justify-single-word="false"/>
      <style:text-properties fo:font-variant="normal" fo:text-transform="none" fo:color="#000000" style:font-name="Liberation Serif1" fo:font-size="12pt" fo:letter-spacing="normal" fo:font-style="normal" style:text-underline-style="none" fo:font-weight="normal" officeooo:rsid="001c2201" officeooo:paragraph-rsid="0018ea64" fo:background-color="transparent" style:font-size-asian="12pt" style:font-style-asian="normal" style:font-weight-asian="normal" style:font-size-complex="12pt" style:font-style-complex="normal" style:font-weight-complex="normal" loext:padding="0cm" loext:border="none"/>
    </style:style>
    <style:style style:name="P15" style:family="paragraph" style:parent-style-name="Standard">
      <style:text-properties fo:font-variant="normal" fo:text-transform="none" fo:color="#000000" style:font-name="Liberation Serif1" fo:font-size="12pt" fo:letter-spacing="normal" fo:font-style="normal" fo:font-weight="normal" officeooo:rsid="00174590" officeooo:paragraph-rsid="0018ea64" fo:background-color="transparent" style:font-size-asian="12pt" style:font-weight-asian="normal" style:font-size-complex="12pt" style:font-weight-complex="normal" loext:padding="0cm" loext:border="none"/>
    </style:style>
    <style:style style:name="P16" style:family="paragraph" style:parent-style-name="Standard">
      <style:text-properties fo:font-variant="normal" fo:text-transform="none" fo:color="#000000" style:font-name="Liberation Serif1" fo:font-size="12pt" fo:letter-spacing="normal" fo:font-style="normal" fo:font-weight="bold" officeooo:rsid="00186abf" officeooo:paragraph-rsid="0018ea64" fo:background-color="transparent" style:font-size-asian="12pt" style:font-weight-asian="bold" style:font-size-complex="12pt" style:font-weight-complex="bold" loext:padding="0cm" loext:border="none"/>
    </style:style>
    <style:style style:name="P17"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42365" officeooo:paragraph-rsid="0018ea64" style:font-size-asian="12pt" style:font-style-asian="normal" style:font-weight-asian="normal" style:font-size-complex="12pt" style:font-style-complex="normal" style:font-weight-complex="normal"/>
    </style:style>
    <style:style style:name="P18"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68f30" officeooo:paragraph-rsid="0018ea64" style:font-size-asian="12pt" style:font-style-asian="normal" style:font-weight-asian="normal" style:font-size-complex="12pt" style:font-style-complex="normal" style:font-weight-complex="normal"/>
    </style:style>
    <style:style style:name="P19"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color="#000000" style:font-name="Liberation Serif1" fo:font-size="12pt" fo:letter-spacing="normal" fo:font-style="normal" fo:font-weight="bold" officeooo:rsid="0024bbde" officeooo:paragraph-rsid="0018ea64" style:font-size-asian="12pt" style:font-style-asian="normal" style:font-weight-asian="bold" style:font-size-complex="12pt" style:font-style-complex="normal" style:font-weight-complex="bold"/>
    </style:style>
    <style:style style:name="P20"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officeooo:paragraph-rsid="0018ea64"/>
    </style:style>
    <style:style style:name="P21"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size="12pt" style:text-underline-style="none" fo:font-weight="normal" officeooo:rsid="001096fe" officeooo:paragraph-rsid="0018ea64" style:font-size-asian="10.5pt" style:font-weight-asian="normal" style:font-size-complex="12pt" style:font-weight-complex="normal"/>
    </style:style>
    <style:style style:name="P22"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size="12pt" style:text-underline-style="none" fo:font-weight="normal" officeooo:rsid="00186abf" officeooo:paragraph-rsid="0018ea64" style:font-size-asian="10.5pt" style:font-weight-asian="normal" style:font-size-complex="12pt" style:font-weight-complex="normal"/>
    </style:style>
    <style:style style:name="P23"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86abf" officeooo:paragraph-rsid="0018ea64"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a3340" officeooo:paragraph-rsid="0018ea64" style:font-size-asian="10.5pt" style:font-style-asian="normal" style:font-weight-asian="normal" style:font-size-complex="12pt" style:font-style-complex="normal" style:font-weight-complex="normal"/>
    </style:style>
    <style:style style:name="P25"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26"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size="12pt" fo:font-style="italic" style:text-underline-style="none" fo:font-weight="bold" officeooo:rsid="001096fe" officeooo:paragraph-rsid="0018ea64" style:font-size-asian="10.5pt" style:font-style-asian="italic" style:font-weight-asian="bold" style:font-size-complex="12pt" style:font-style-complex="italic" style:font-weight-complex="bold"/>
    </style:style>
    <style:style style:name="P27"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font-variant="normal" fo:text-transform="none" fo:color="#000000" style:font-name="Liberation Serif1" fo:font-size="12pt" fo:letter-spacing="normal" fo:font-style="normal" style:text-underline-style="none" fo:font-weight="normal" officeooo:rsid="000f3fa8" officeooo:paragraph-rsid="0018ea64" fo:background-color="transparent" style:font-size-asian="10.5pt" style:font-style-asian="normal" style:font-weight-asian="normal" style:font-size-complex="12pt" style:font-style-complex="normal" style:font-weight-complex="normal" loext:padding="0cm" loext:border="none"/>
    </style:style>
    <style:style style:name="P28" style:family="paragraph" style:parent-style-name="Standard">
      <loext:graphic-properties draw:fill="none"/>
      <style:paragraph-properties fo:margin-left="0.801cm" fo:margin-right="0cm" fo:text-align="start" style:justify-single-word="false" fo:orphans="2" fo:widows="2" fo:text-indent="0cm" style:auto-text-indent="false" fo:background-color="transparent">
        <style:tab-stops>
          <style:tab-stop style:position="0.097cm"/>
        </style:tab-stops>
      </style:paragraph-properties>
      <style:text-properties fo:font-variant="normal" fo:text-transform="none" fo:color="#000000" style:font-name="Liberation Serif1" fo:font-size="12pt" fo:letter-spacing="normal"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29" style:family="paragraph" style:parent-style-name="Standard">
      <loext:graphic-properties draw:fill="none"/>
      <style:paragraph-properties fo:margin-left="0.801cm" fo:margin-right="0cm" fo:orphans="2" fo:widows="2" fo:text-indent="0cm" style:auto-text-indent="false" fo:background-color="transparent">
        <style:tab-stops>
          <style:tab-stop style:position="0.097cm"/>
        </style:tab-stops>
      </style:paragraph-properties>
      <style:text-properties fo:font-variant="normal" fo:text-transform="none" fo:color="#000000" style:font-name="Liberation Serif1" fo:font-size="12pt" fo:letter-spacing="normal" fo:font-style="normal" fo:font-weight="normal" officeooo:rsid="00186abf" officeooo:paragraph-rsid="0018ea64" style:font-size-asian="12pt" style:font-size-complex="12pt"/>
    </style:style>
    <style:style style:name="P30"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bold" officeooo:rsid="00294ba4" officeooo:paragraph-rsid="0018ea64" style:font-size-asian="10.5pt" style:font-style-asian="normal" style:font-weight-asian="bold" style:font-size-complex="12pt" style:font-style-complex="normal" style:font-weight-complex="bold"/>
    </style:style>
    <style:style style:name="P31"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bold" officeooo:rsid="002380dc" officeooo:paragraph-rsid="0018ea64" style:font-size-asian="10.5pt" style:font-style-asian="normal" style:font-weight-asian="bold" style:font-size-complex="12pt" style:font-style-complex="normal" style:font-weight-complex="bold"/>
    </style:style>
    <style:style style:name="P32"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bold" officeooo:rsid="002a3059" officeooo:paragraph-rsid="0018ea64" style:font-size-asian="10.5pt" style:font-style-asian="normal" style:font-weight-asian="bold" style:font-size-complex="12pt" style:font-style-complex="normal" style:font-weight-complex="bold"/>
    </style:style>
    <style:style style:name="P33"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bold" officeooo:rsid="00294ba4" officeooo:paragraph-rsid="0018ea64" style:font-size-asian="12pt" style:font-style-asian="normal" style:font-weight-asian="bold" style:font-size-complex="12pt" style:font-style-complex="normal" style:font-weight-complex="bold"/>
    </style:style>
    <style:style style:name="P34"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bold" officeooo:rsid="002a3059" officeooo:paragraph-rsid="0018ea64" style:font-size-asian="12pt" style:font-style-asian="normal" style:font-weight-asian="bold" style:font-size-complex="12pt" style:font-style-complex="normal" style:font-weight-complex="bold"/>
    </style:style>
    <style:style style:name="P35"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a3059" officeooo:paragraph-rsid="0018ea64" style:font-size-asian="10.5pt" style:font-style-asian="normal" style:font-weight-asian="normal" style:font-size-complex="12pt" style:font-style-complex="normal" style:font-weight-complex="normal"/>
    </style:style>
    <style:style style:name="P36"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94ba4" officeooo:paragraph-rsid="0018ea64" style:font-size-asian="12pt" style:font-style-asian="normal" style:font-weight-asian="normal" style:font-size-complex="12pt" style:font-style-complex="normal" style:font-weight-complex="normal"/>
    </style:style>
    <style:style style:name="P37"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a3059" officeooo:paragraph-rsid="0018ea64" style:font-size-asian="12pt" style:font-style-asian="normal" style:font-weight-asian="normal" style:font-size-complex="12pt" style:font-style-complex="normal" style:font-weight-complex="normal"/>
    </style:style>
    <style:style style:name="P38"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italic" style:text-underline-style="none" fo:font-weight="normal" officeooo:rsid="00294ba4" officeooo:paragraph-rsid="0018ea64" style:font-size-asian="10.5pt" style:font-style-asian="italic" style:font-weight-asian="normal" style:font-size-complex="12pt" style:font-style-complex="italic" style:font-weight-complex="normal"/>
    </style:style>
    <style:style style:name="P39" style:family="paragraph" style:parent-style-name="Standard">
      <loext:graphic-properties draw:fill="none"/>
      <style:paragraph-properties fo:margin-left="0.801cm" fo:margin-right="0cm" fo:text-indent="0cm" style:auto-text-indent="false" fo:background-color="transparent"/>
      <style:text-properties style:font-name="Liberation Serif1" fo:font-weight="bold" officeooo:rsid="002792f7" officeooo:paragraph-rsid="0018ea64" style:font-weight-asian="bold" style:font-weight-complex="bold"/>
    </style:style>
    <style:style style:name="P40" style:family="paragraph" style:parent-style-name="Standard">
      <loext:graphic-properties draw:fill="none"/>
      <style:paragraph-properties fo:margin-left="0.801cm" fo:margin-right="0cm" fo:text-indent="0cm" style:auto-text-indent="false" fo:background-color="transparent"/>
      <style:text-properties style:font-name="Liberation Serif1" fo:font-weight="bold" officeooo:rsid="0024bbde" officeooo:paragraph-rsid="0018ea64" style:font-weight-asian="bold" style:font-weight-complex="bold"/>
    </style:style>
    <style:style style:name="P41" style:family="paragraph" style:parent-style-name="Standard">
      <loext:graphic-properties draw:fill="none"/>
      <style:paragraph-properties fo:margin-left="0.801cm" fo:margin-right="0cm" fo:text-indent="0cm" style:auto-text-indent="false" fo:background-color="transparent"/>
      <style:text-properties style:font-name="Liberation Serif1" fo:font-style="italic" fo:font-weight="normal" officeooo:rsid="002792f7" officeooo:paragraph-rsid="0018ea64" style:font-style-asian="italic" style:font-weight-asian="normal" style:font-style-complex="italic" style:font-weight-complex="normal"/>
    </style:style>
    <style:style style:name="P42" style:family="paragraph" style:parent-style-name="Standard">
      <loext:graphic-properties draw:fill="none"/>
      <style:paragraph-properties fo:margin-left="0.801cm" fo:margin-right="0cm" fo:text-indent="0cm" style:auto-text-indent="false" fo:background-color="transparent"/>
      <style:text-properties style:font-name="Liberation Serif1" officeooo:rsid="0012c61e" officeooo:paragraph-rsid="0018ea64"/>
    </style:style>
    <style:style style:name="P43" style:family="paragraph" style:parent-style-name="Standard">
      <loext:graphic-properties draw:fill="none"/>
      <style:paragraph-properties fo:margin-left="0.801cm" fo:margin-right="0cm" fo:text-indent="0cm" style:auto-text-indent="false" fo:background-color="transparent"/>
      <style:text-properties style:font-name="FreeMono" officeooo:rsid="0012c61e" officeooo:paragraph-rsid="0018ea64"/>
    </style:style>
    <style:style style:name="P44"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FreeMono" officeooo:rsid="0012c61e" officeooo:paragraph-rsid="0018ea64"/>
    </style:style>
    <style:style style:name="P45"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FreeMono" fo:font-size="12pt"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46"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FreeMono" fo:font-size="12pt" fo:font-style="normal" style:text-underline-style="none" fo:font-weight="normal" officeooo:rsid="001c2201" officeooo:paragraph-rsid="0018ea64" style:font-size-asian="12pt" style:font-style-asian="normal" style:font-weight-asian="normal" style:font-size-complex="12pt" style:font-style-complex="normal" style:font-weight-complex="normal"/>
    </style:style>
    <style:style style:name="P47"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FreeMono" fo:font-size="12pt" fo:font-style="normal" style:text-underline-style="none" fo:font-weight="bold" officeooo:rsid="001c2201" officeooo:paragraph-rsid="0018ea64" style:font-size-asian="12pt" style:font-style-asian="normal" style:font-weight-asian="bold" style:font-size-complex="12pt" style:font-style-complex="normal" style:font-weight-complex="bold"/>
    </style:style>
    <style:style style:name="P48"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style:font-name="FreeMono" fo:font-size="12pt" fo:font-style="normal" style:text-underline-style="none" fo:font-weight="bold" officeooo:rsid="001c2201" officeooo:paragraph-rsid="0018ea64" style:font-size-asian="10.5pt" style:font-style-asian="normal" style:font-weight-asian="bold" style:font-size-complex="12pt" style:font-style-complex="normal" style:font-weight-complex="bold"/>
    </style:style>
    <style:style style:name="P49"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fo:color="#000000" style:font-name="Liberation Serif1" fo:font-size="12pt" fo:letter-spacing="normal" fo:font-style="normal" fo:font-weight="normal" officeooo:rsid="00130208" officeooo:paragraph-rsid="0018ea64" style:font-size-asian="12pt" style:font-style-asian="normal" style:font-weight-asian="normal" style:font-size-complex="12pt" style:font-style-complex="normal" style:font-weight-complex="normal"/>
    </style:style>
    <style:style style:name="P50"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fo:color="#000000" style:font-name="Liberation Serif1" fo:font-size="12pt" fo:letter-spacing="normal" fo:font-style="normal" fo:font-weight="normal" officeooo:rsid="00168f30" officeooo:paragraph-rsid="0018ea64" style:font-size-asian="12pt" style:font-style-asian="normal" style:font-weight-asian="normal" style:font-size-complex="12pt" style:font-style-complex="normal" style:font-weight-complex="normal"/>
    </style:style>
    <style:style style:name="P51"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fo:color="#000000" style:font-name="Liberation Serif1" fo:font-size="12pt" fo:letter-spacing="normal" fo:font-style="normal" fo:font-weight="bold" officeooo:rsid="0024bbde" officeooo:paragraph-rsid="0018ea64" style:font-size-asian="12pt" style:font-style-asian="normal" style:font-weight-asian="bold" style:font-size-complex="12pt" style:font-style-complex="normal" style:font-weight-complex="bold"/>
    </style:style>
    <style:style style:name="P52" style:family="paragraph" style:parent-style-name="Standard" style:master-page-name="">
      <loext:graphic-properties draw:fill="none"/>
      <style:paragraph-properties fo:margin-left="0.801cm" fo:margin-right="0cm" fo:orphans="2" fo:widows="2" fo:text-indent="0cm" style:auto-text-indent="false" style:page-number="auto" fo:background-color="transparent">
        <style:tab-stops>
          <style:tab-stop style:position="0.097cm"/>
        </style:tab-stops>
      </style:paragraph-properties>
      <style:text-properties fo:font-variant="normal" fo:text-transform="none" fo:color="#000000" style:font-name="Liberation Serif1" fo:font-size="12pt" fo:letter-spacing="normal" fo:font-style="normal" fo:font-weight="bold" officeooo:rsid="002792f7" officeooo:paragraph-rsid="0018ea64" style:font-size-asian="12pt" style:font-weight-asian="bold" style:font-size-complex="12pt" style:font-weight-complex="bold"/>
    </style:style>
    <style:style style:name="P53"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fo:font-size="14pt" fo:font-style="normal" style:text-underline-style="solid" style:text-underline-width="auto" style:text-underline-color="font-color" fo:font-weight="bold" officeooo:rsid="00186abf" officeooo:paragraph-rsid="0018ea64" style:font-size-asian="14pt" style:font-style-asian="normal" style:font-weight-asian="bold" style:font-size-complex="14pt" style:font-style-complex="normal" style:font-weight-complex="bold"/>
    </style:style>
    <style:style style:name="P54"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fo:font-size="12pt" fo:font-style="normal" style:text-underline-style="none" fo:font-weight="normal" officeooo:rsid="001a3340" officeooo:paragraph-rsid="0018ea64" style:font-size-asian="10.5pt" style:font-style-asian="normal" style:font-weight-asian="normal" style:font-size-complex="12pt" style:font-style-complex="normal" style:font-weight-complex="normal"/>
    </style:style>
    <style:style style:name="P55"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fo:font-size="12pt"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56"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style:font-name="Liberation Serif1" fo:font-size="12pt" fo:font-style="normal" style:text-underline-style="none" fo:font-weight="bold" officeooo:rsid="002a3059" officeooo:paragraph-rsid="0018ea64" style:font-size-asian="12pt" style:font-style-asian="normal" style:font-weight-asian="bold" style:font-size-complex="12pt" style:font-style-complex="normal" style:font-weight-complex="bold"/>
    </style:style>
    <style:style style:name="P57" style:family="paragraph" style:parent-style-name="Standard" style:master-page-name="">
      <loext:graphic-properties draw:fill="none"/>
      <style:paragraph-properties fo:margin-left="0.801cm" fo:margin-right="0cm" fo:text-align="start" style:justify-single-word="false" fo:text-indent="0cm" style:auto-text-indent="false" style:page-number="auto" fo:background-color="transparent"/>
      <style:text-properties style:font-name="FreeMono" fo:font-size="12pt"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58"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59"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8ea64" style:font-style-asian="normal" style:font-weight-asian="normal" style:font-style-complex="normal" style:font-weight-complex="normal"/>
    </style:style>
    <style:style style:name="P60"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30208" officeooo:paragraph-rsid="0018ea64" style:font-size-asian="12pt" style:font-style-asian="normal" style:font-weight-asian="normal" style:font-size-complex="12pt" style:font-style-complex="normal" style:font-weight-complex="normal"/>
    </style:style>
    <style:style style:name="P61" style:family="paragraph" style:parent-style-name="Standard">
      <loext:graphic-properties draw:fill="none"/>
      <style:paragraph-properties fo:margin-left="2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68f30" officeooo:paragraph-rsid="0018ea64" style:font-size-asian="12pt" style:font-style-asian="normal" style:font-weight-asian="normal" style:font-size-complex="12pt" style:font-style-complex="normal" style:font-weight-complex="normal"/>
    </style:style>
    <style:style style:name="P6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4pt" fo:font-style="normal" style:text-underline-style="solid" style:text-underline-width="auto" style:text-underline-color="font-color" fo:font-weight="bold" officeooo:rsid="00186abf" officeooo:paragraph-rsid="0018ea64" style:font-size-asian="14pt" style:font-style-asian="normal" style:font-weight-asian="bold" style:font-size-complex="14pt" style:font-style-complex="normal" style:font-weight-complex="bold"/>
    </style:style>
    <style:style style:name="P63" style:family="paragraph" style:parent-style-name="Standard">
      <loext:graphic-properties draw:fill="none"/>
      <style:paragraph-properties fo:margin-left="0cm" fo:margin-right="0cm" fo:orphans="2" fo:widows="2" fo:text-indent="0cm" style:auto-text-indent="false" fo:background-color="transparent">
        <style:tab-stops>
          <style:tab-stop style:position="0.097cm"/>
        </style:tab-stops>
      </style:paragraph-properties>
      <style:text-properties fo:font-variant="normal" fo:text-transform="none" fo:color="#000000" style:font-name="FreeMono" fo:font-size="12pt" fo:letter-spacing="normal" fo:font-style="normal" fo:font-weight="normal" officeooo:paragraph-rsid="0018ea64" style:font-size-asian="12pt" style:font-size-complex="12pt"/>
    </style:style>
    <style:style style:name="P6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Liberation Serif1" fo:font-size="14pt" fo:font-style="normal" style:text-underline-style="solid" style:text-underline-width="auto" style:text-underline-color="font-color" fo:font-weight="bold" officeooo:rsid="001c2201" officeooo:paragraph-rsid="0018ea64" style:font-size-asian="12.25pt" style:font-style-asian="normal" style:font-weight-asian="bold" style:font-size-complex="14pt" style:font-style-complex="normal" style:font-weight-complex="bold"/>
    </style:style>
    <style:style style:name="P6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size="12pt" fo:font-style="normal" style:text-underline-style="none" fo:font-weight="normal" officeooo:rsid="00186abf" officeooo:paragraph-rsid="0018ea64" style:font-size-asian="10.5pt" style:font-style-asian="normal" style:font-weight-asian="normal" style:font-size-complex="12pt" style:font-style-complex="normal" style:font-weight-complex="normal"/>
    </style:style>
    <style:style style:name="P6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FreeMono" officeooo:rsid="0012c61e" officeooo:paragraph-rsid="0018ea64"/>
    </style:style>
    <style:style style:name="P6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FreeMono" fo:font-size="14pt" fo:font-style="normal" style:text-underline-style="solid" style:text-underline-width="auto" style:text-underline-color="font-color" fo:font-weight="bold" officeooo:rsid="00186abf" officeooo:paragraph-rsid="0018ea64" style:font-size-asian="14pt" style:font-style-asian="normal" style:font-weight-asian="bold" style:font-size-complex="14pt" style:font-style-complex="normal" style:font-weight-complex="bold"/>
    </style:style>
    <style:style style:name="P6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fo:font-style="normal" style:text-underline-style="solid" style:text-underline-width="auto" style:text-underline-color="font-color" fo:font-weight="bold" officeooo:rsid="00186abf" officeooo:paragraph-rsid="0018ea64" style:font-size-asian="14pt" style:font-style-asian="normal" style:font-weight-asian="bold" style:font-size-complex="14pt" style:font-style-complex="normal" style:font-weight-complex="bold"/>
    </style:style>
    <style:style style:name="P6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fo:font-style="normal" style:text-underline-style="solid" style:text-underline-width="auto" style:text-underline-color="font-color" fo:font-weight="bold" officeooo:rsid="001c2201" officeooo:paragraph-rsid="0018ea64" style:font-size-asian="12.25pt" style:font-style-asian="normal" style:font-weight-asian="bold" style:font-size-complex="14pt" style:font-style-complex="normal" style:font-weight-complex="bold"/>
    </style:style>
    <style:style style:name="P7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erif1" fo:font-size="14pt" fo:font-style="normal" style:text-underline-style="solid" style:text-underline-width="auto" style:text-underline-color="font-color" fo:font-weight="bold" officeooo:rsid="001c2201" officeooo:paragraph-rsid="0018ea64" style:font-size-asian="12.25pt" style:font-style-asian="normal" style:font-weight-asian="bold" style:font-size-complex="14pt" style:font-style-complex="normal" style:font-weight-complex="bold"/>
    </style:style>
    <style:style style:name="P7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Liberation Serif1" fo:font-size="12pt"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72" style:family="paragraph" style:parent-style-name="Standard" style:master-page-name="">
      <loext:graphic-properties draw:fill="none"/>
      <style:paragraph-properties fo:margin-left="0.6cm" fo:margin-right="0cm" fo:text-indent="0cm" style:auto-text-indent="false" style:page-number="auto" fo:background-color="transparent"/>
      <style:text-properties fo:font-variant="normal" fo:text-transform="none" fo:color="#000000" style:font-name="Liberation Serif1" fo:font-size="12pt" fo:letter-spacing="normal" fo:font-style="normal" fo:font-weight="bold" officeooo:rsid="00186abf" officeooo:paragraph-rsid="0018ea64" fo:background-color="transparent" style:font-size-asian="12pt" style:font-weight-asian="bold" style:font-size-complex="12pt" style:font-weight-complex="bold" loext:padding="0cm" loext:border="none"/>
    </style:style>
    <style:style style:name="P73" style:family="paragraph" style:parent-style-name="Standard">
      <loext:graphic-properties draw:fill="none"/>
      <style:paragraph-properties fo:margin-left="1.199cm" fo:margin-right="0cm" fo:orphans="2" fo:widows="2" fo:text-indent="0cm" style:auto-text-indent="false" fo:background-color="transparent"/>
      <style:text-properties fo:font-variant="normal" fo:text-transform="none" fo:color="#000000" style:font-name="FreeMono" fo:font-size="12pt" fo:letter-spacing="normal" fo:font-style="normal" fo:font-weight="normal" officeooo:paragraph-rsid="0018ea64" style:font-size-asian="12pt" style:font-size-complex="12pt"/>
    </style:style>
    <style:style style:name="P74" style:family="paragraph" style:parent-style-name="Standard" style:list-style-name="L1">
      <style:paragraph-properties fo:text-align="start" style:justify-single-word="false"/>
      <style:text-properties fo:font-size="12pt" style:text-underline-style="none" fo:font-weight="normal" officeooo:rsid="0018ea64" officeooo:paragraph-rsid="0018ea64" style:font-size-asian="10.5pt" style:font-weight-asian="normal" style:font-size-complex="12pt" style:font-weight-complex="normal"/>
    </style:style>
    <style:style style:name="P75" style:family="paragraph" style:parent-style-name="Standard" style:list-style-name="L1">
      <style:paragraph-properties fo:text-align="start" style:justify-single-word="false"/>
      <style:text-properties fo:font-size="12pt" style:text-underline-style="none" fo:font-weight="normal" officeooo:rsid="001b3d3c" officeooo:paragraph-rsid="001b3d3c" style:font-size-asian="10.5pt" style:font-weight-asian="normal" style:font-size-complex="12pt" style:font-weight-complex="normal"/>
    </style:style>
    <style:style style:name="P76" style:family="paragraph" style:parent-style-name="Standard" style:list-style-name="L1">
      <style:paragraph-properties fo:text-align="start" style:justify-single-word="false"/>
      <style:text-properties fo:font-size="12pt" style:text-underline-style="none" fo:font-weight="normal" officeooo:rsid="001b8a0b" officeooo:paragraph-rsid="001b8a0b" style:font-size-asian="10.5pt" style:font-weight-asian="normal" style:font-size-complex="12pt" style:font-weight-complex="normal"/>
    </style:style>
    <style:style style:name="P77" style:family="paragraph" style:parent-style-name="Standard" style:list-style-name="L1">
      <style:paragraph-properties fo:text-align="start" style:justify-single-word="false"/>
      <style:text-properties fo:font-size="12pt" style:text-underline-style="none" fo:font-weight="normal" officeooo:rsid="001ba41c" officeooo:paragraph-rsid="001ba41c" style:font-size-asian="10.5pt" style:font-weight-asian="normal" style:font-size-complex="12pt" style:font-weight-complex="normal"/>
    </style:style>
    <style:style style:name="P78" style:family="paragraph" style:parent-style-name="Standard" style:list-style-name="L21">
      <style:text-properties fo:font-variant="normal" fo:text-transform="none" fo:color="#000000" style:font-name="Liberation Serif1" fo:font-size="12pt" fo:letter-spacing="normal" fo:font-style="normal" fo:font-weight="normal" officeooo:rsid="00174590" officeooo:paragraph-rsid="0018ea64" fo:background-color="transparent" style:font-size-asian="12pt" style:font-weight-asian="normal" style:font-size-complex="12pt" style:font-weight-complex="normal" loext:padding="0cm" loext:border="none"/>
    </style:style>
    <style:style style:name="P79" style:family="paragraph" style:parent-style-name="Standard" style:list-style-name="L34">
      <loext:graphic-properties draw:fill="none"/>
      <style:paragraph-properties fo:text-align="start" style:justify-single-word="false" fo:background-color="transparent"/>
      <style:text-properties style:font-name="Liberation Serif1" fo:font-size="12pt" fo:font-style="normal" style:text-underline-style="none" fo:font-weight="normal" officeooo:rsid="001c2201" officeooo:paragraph-rsid="0018ea64" style:font-size-asian="10.5pt" style:font-style-asian="normal" style:font-weight-asian="normal" style:font-size-complex="12pt" style:font-style-complex="normal" style:font-weight-complex="normal"/>
    </style:style>
    <style:style style:name="P80" style:family="paragraph" style:parent-style-name="Standard" style:list-style-name="L2" style:master-page-name="">
      <loext:graphic-properties draw:fill="none"/>
      <style:paragraph-properties fo:margin-left="0.801cm" fo:margin-right="0cm" fo:text-align="start" style:justify-single-word="false" fo:text-indent="0cm" style:auto-text-indent="false" style:page-number="auto" fo:background-color="transparent"/>
      <style:text-properties officeooo:paragraph-rsid="001b8a0b"/>
    </style:style>
    <style:style style:name="P81" style:family="paragraph" style:parent-style-name="Standard" style:list-style-name="L3" style:master-page-name="">
      <loext:graphic-properties draw:fill="none"/>
      <style:paragraph-properties fo:margin-left="0.801cm" fo:margin-right="0cm" fo:text-align="start" style:justify-single-word="false" fo:text-indent="0cm" style:auto-text-indent="false" style:page-number="auto" fo:background-color="transparent"/>
      <style:text-properties officeooo:paragraph-rsid="0018ea64"/>
    </style:style>
    <style:style style:name="P82" style:family="paragraph" style:parent-style-name="Standard" style:list-style-name="L30" style:master-page-name="">
      <loext:graphic-properties draw:fill="none"/>
      <style:paragraph-properties fo:margin-left="0.801cm" fo:margin-right="0cm" fo:text-align="start" style:justify-single-word="false" fo:text-indent="0cm" style:auto-text-indent="false" style:page-number="auto" fo:background-color="transparent"/>
      <style:text-properties officeooo:paragraph-rsid="0018ea64"/>
    </style:style>
    <style:style style:name="P83" style:family="paragraph" style:parent-style-name="Standard" style:list-style-name="L36" style:master-page-name="">
      <loext:graphic-properties draw:fill="none"/>
      <style:paragraph-properties fo:margin-left="0.801cm" fo:margin-right="0cm" fo:text-align="start" style:justify-single-word="false" fo:text-indent="0cm" style:auto-text-indent="false" style:page-number="auto" fo:background-color="transparent"/>
      <style:text-properties officeooo:paragraph-rsid="0018ea64"/>
    </style:style>
    <style:style style:name="P84" style:family="paragraph" style:parent-style-name="Standard" style:list-style-name="L3" style:master-page-name="">
      <loext:graphic-properties draw:fill="none"/>
      <style:paragraph-properties fo:margin-left="0.801cm" fo:margin-right="0cm" fo:text-indent="0cm" style:auto-text-indent="false" style:page-number="auto" fo:background-color="transparent"/>
      <style:text-properties fo:font-size="12pt" fo:font-style="normal" style:text-underline-style="none" fo:font-weight="normal" officeooo:rsid="0012c61e" officeooo:paragraph-rsid="0018ea64" style:font-size-asian="10.5pt" style:font-style-asian="normal" style:font-weight-asian="normal" style:font-size-complex="12pt" style:font-style-complex="normal" style:font-weight-complex="normal"/>
    </style:style>
    <style:style style:name="P85" style:family="paragraph" style:parent-style-name="Standard" style:list-style-name="L3" style:master-page-name="">
      <loext:graphic-properties draw:fill="none"/>
      <style:paragraph-properties fo:margin-left="0.801cm" fo:margin-right="0cm" fo:text-align="start" style:justify-single-word="false" fo:text-indent="0cm" style:auto-text-indent="false" style:page-number="auto" fo:background-color="transparent"/>
      <style:text-properties fo:font-size="12pt" fo:font-style="normal" style:text-underline-style="none" fo:font-weight="normal" officeooo:rsid="00186abf" officeooo:paragraph-rsid="0018ea64" style:font-size-asian="10.5pt" style:font-style-asian="normal" style:font-weight-asian="normal" style:font-size-complex="12pt" style:font-style-complex="normal" style:font-weight-complex="normal"/>
    </style:style>
    <style:style style:name="P86" style:family="paragraph" style:parent-style-name="Standard" style:list-style-name="L31" style:master-page-name="">
      <loext:graphic-properties draw:fill="none"/>
      <style:paragraph-properties fo:margin-left="0.801cm" fo:margin-right="0cm" fo:text-align="start" style:justify-single-word="false" fo:text-indent="0cm" style:auto-text-indent="false" style:page-number="auto" fo:background-color="transparent"/>
      <style:text-properties fo:font-size="12pt" fo:font-style="normal" style:text-underline-style="none" fo:font-weight="normal" officeooo:rsid="001c2201" officeooo:paragraph-rsid="0018ea64" style:font-size-asian="12pt" style:font-style-asian="normal" style:font-weight-asian="normal" style:font-size-complex="12pt" style:font-style-complex="normal" style:font-weight-complex="normal"/>
    </style:style>
    <style:style style:name="P87" style:family="paragraph" style:parent-style-name="Standard" style:list-style-name="L28" style:master-page-name="">
      <loext:graphic-properties draw:fill="none"/>
      <style:paragraph-properties fo:margin-left="0.801cm" fo:margin-right="0cm" fo:text-align="start" style:justify-single-word="false" fo:text-indent="0cm" style:auto-text-indent="false" style:page-number="auto" fo:background-color="transparent"/>
      <style:text-properties style:font-name="Liberation Serif1" fo:font-size="12pt" fo:font-style="normal" style:text-underline-style="none" fo:font-weight="normal" officeooo:rsid="001c2201" officeooo:paragraph-rsid="0018ea64" style:font-size-asian="12pt" style:font-style-asian="normal" style:font-weight-asian="normal" style:font-size-complex="12pt" style:font-style-complex="normal" style:font-weight-complex="normal"/>
    </style:style>
    <style:style style:name="P88" style:family="paragraph" style:parent-style-name="Standard" style:list-style-name="L2">
      <loext:graphic-properties draw:fill="none"/>
      <style:paragraph-properties fo:margin-left="0.801cm" fo:margin-right="0cm" fo:text-align="start" style:justify-single-word="false" fo:text-indent="0cm" style:auto-text-indent="false" fo:background-color="transparent"/>
      <style:text-properties fo:font-style="normal" officeooo:rsid="001b8a0b" officeooo:paragraph-rsid="001b8a0b" style:font-style-asian="normal" style:font-style-complex="normal"/>
    </style:style>
    <style:style style:name="P89" style:family="paragraph" style:parent-style-name="Standard" style:list-style-name="L2">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b8a0b" officeooo:paragraph-rsid="001b8a0b" style:font-size-asian="10.5pt" style:font-style-asian="normal" style:font-weight-asian="normal" style:font-size-complex="12pt" style:font-style-complex="normal" style:font-weight-complex="normal"/>
    </style:style>
    <style:style style:name="P90" style:family="paragraph" style:parent-style-name="Standard" style:list-style-name="L2">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b8a0b" officeooo:paragraph-rsid="00229e2c" style:font-size-asian="10.5pt" style:font-style-asian="normal" style:font-weight-asian="normal" style:font-size-complex="12pt" style:font-style-complex="normal" style:font-weight-complex="normal"/>
    </style:style>
    <style:style style:name="P91" style:family="paragraph" style:parent-style-name="Standard" style:list-style-name="L3">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096fe" officeooo:paragraph-rsid="0018ea64" style:font-size-asian="10.5pt" style:font-style-asian="normal" style:font-weight-asian="normal" style:font-size-complex="12pt" style:font-style-complex="normal" style:font-weight-complex="normal"/>
    </style:style>
    <style:style style:name="P92" style:family="paragraph" style:parent-style-name="Standard" style:list-style-name="L4">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117ce6" officeooo:paragraph-rsid="0018ea64" style:font-size-asian="10.5pt" style:font-style-asian="normal" style:font-weight-asian="normal" style:font-size-complex="12pt" style:font-style-complex="normal" style:font-weight-complex="normal"/>
    </style:style>
    <style:style style:name="P93" style:family="paragraph" style:parent-style-name="Standard" style:list-style-name="L30">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294ba4" officeooo:paragraph-rsid="0018ea64" style:font-size-asian="10.5pt" style:font-style-asian="normal" style:font-weight-asian="normal" style:font-size-complex="12pt" style:font-style-complex="normal" style:font-weight-complex="normal"/>
    </style:style>
    <style:style style:name="P94" style:family="paragraph" style:parent-style-name="Standard" style:list-style-name="L36">
      <loext:graphic-properties draw:fill="none"/>
      <style:paragraph-properties fo:margin-left="0.801cm" fo:margin-right="0cm" fo:text-align="start" style:justify-single-word="false" fo:text-indent="0cm" style:auto-text-indent="false" fo:background-color="transparent"/>
      <style:text-properties fo:font-size="12pt" fo:font-style="normal" style:text-underline-style="none" fo:font-weight="normal" officeooo:rsid="00294ba4" officeooo:paragraph-rsid="0018ea64" style:font-size-asian="10.5pt" style:font-style-asian="normal" style:font-weight-asian="normal" style:font-size-complex="12pt" style:font-style-complex="normal" style:font-weight-complex="normal"/>
    </style:style>
    <style:style style:name="P95" style:family="paragraph" style:parent-style-name="Standard" style:list-style-name="L3">
      <loext:graphic-properties draw:fill="none"/>
      <style:paragraph-properties fo:margin-left="0.801cm" fo:margin-right="0cm" fo:text-align="start" style:justify-single-word="false" fo:text-indent="0cm" style:auto-text-indent="false" fo:background-color="transparent"/>
      <style:text-properties fo:font-size="12pt" style:text-underline-style="none" fo:font-weight="normal" officeooo:rsid="001096fe" officeooo:paragraph-rsid="0018ea64" style:font-size-asian="10.5pt" style:font-weight-asian="normal" style:font-size-complex="12pt" style:font-weight-complex="normal"/>
    </style:style>
    <style:style style:name="P96" style:family="paragraph" style:parent-style-name="Standard" style:list-style-name="L3">
      <loext:graphic-properties draw:fill="none"/>
      <style:paragraph-properties fo:margin-left="0.801cm" fo:margin-right="0cm" fo:text-align="start" style:justify-single-word="false" fo:text-indent="0cm" style:auto-text-indent="false" fo:background-color="transparent"/>
      <style:text-properties fo:font-size="12pt" style:text-underline-style="none" fo:font-weight="normal" officeooo:rsid="00186abf" officeooo:paragraph-rsid="0018ea64" style:font-size-asian="10.5pt" style:font-weight-asian="normal" style:font-size-complex="12pt" style:font-weight-complex="normal"/>
    </style:style>
    <style:style style:name="P97" style:family="paragraph" style:parent-style-name="Standard" style:list-style-name="L3">
      <loext:graphic-properties draw:fill="none"/>
      <style:paragraph-properties fo:margin-left="0.801cm" fo:margin-right="0cm" fo:text-align="start" style:justify-single-word="false" fo:text-indent="0cm" style:auto-text-indent="false" fo:background-color="transparent"/>
      <style:text-properties fo:font-size="12pt" fo:font-style="italic" style:text-underline-style="none" fo:font-weight="bold" officeooo:rsid="001096fe" officeooo:paragraph-rsid="0018ea64" style:font-size-asian="10.5pt" style:font-style-asian="italic" style:font-weight-asian="bold" style:font-size-complex="12pt" style:font-style-complex="italic" style:font-weight-complex="bold"/>
    </style:style>
    <style:style style:name="P98" style:family="paragraph" style:parent-style-name="Standard" style:list-style-name="L3">
      <loext:graphic-properties draw:fill="none"/>
      <style:paragraph-properties fo:margin-left="0.801cm" fo:margin-right="0cm" fo:text-align="start" style:justify-single-word="false" fo:text-indent="0cm" style:auto-text-indent="false" fo:background-color="transparent"/>
      <style:text-properties officeooo:rsid="001096fe" officeooo:paragraph-rsid="0018ea64"/>
    </style:style>
    <style:style style:name="P99" style:family="paragraph" style:parent-style-name="Standard" style:list-style-name="L19">
      <loext:graphic-properties draw:fill="none"/>
      <style:paragraph-properties fo:margin-left="0.801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24bbde" officeooo:paragraph-rsid="0018ea64" style:font-size-asian="12pt" style:font-style-asian="normal" style:font-weight-asian="normal" style:font-size-complex="12pt" style:font-style-complex="normal" style:font-weight-complex="normal"/>
    </style:style>
    <style:style style:name="P100" style:family="paragraph" style:parent-style-name="Standard">
      <loext:graphic-properties draw:fill="none"/>
      <style:paragraph-properties fo:margin-left="0.801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24bbde" officeooo:paragraph-rsid="0018ea64" style:font-size-asian="12pt" style:font-style-asian="normal" style:font-weight-asian="normal" style:font-size-complex="12pt" style:font-style-complex="normal" style:font-weight-complex="normal"/>
    </style:style>
    <style:style style:name="P101" style:family="paragraph" style:parent-style-name="Standard" style:list-style-name="L23">
      <loext:graphic-properties draw:fill="none"/>
      <style:paragraph-properties fo:margin-left="0.801cm" fo:margin-right="0cm" fo:orphans="2" fo:widows="2" fo:text-indent="0cm" style:auto-text-indent="false" fo:background-color="transparent">
        <style:tab-stops>
          <style:tab-stop style:position="0.097cm"/>
        </style:tab-stops>
      </style:paragraph-properties>
      <style:text-properties fo:font-variant="normal" fo:text-transform="none" fo:color="#000000" style:font-name="Liberation Serif1" fo:font-size="12pt" fo:letter-spacing="normal" fo:font-style="normal" fo:font-weight="normal" officeooo:rsid="002792f7" officeooo:paragraph-rsid="0018ea64" style:font-size-asian="12pt" style:font-weight-asian="normal" style:font-size-complex="12pt" style:font-weight-complex="normal"/>
    </style:style>
    <style:style style:name="P102" style:family="paragraph" style:parent-style-name="Standard" style:list-style-name="L23">
      <loext:graphic-properties draw:fill="none"/>
      <style:paragraph-properties fo:margin-left="0.801cm" fo:margin-right="0cm" fo:orphans="2" fo:widows="2" fo:text-indent="0cm" style:auto-text-indent="false" fo:background-color="transparent">
        <style:tab-stops>
          <style:tab-stop style:position="0.097cm"/>
        </style:tab-stops>
      </style:paragraph-properties>
      <style:text-properties fo:font-variant="normal" fo:text-transform="none" fo:color="#000000" style:font-name="Liberation Serif1" fo:font-size="12pt" fo:letter-spacing="normal" fo:font-style="normal" fo:font-weight="normal" officeooo:rsid="002792f7" officeooo:paragraph-rsid="0018ea64" style:font-size-asian="12pt" style:font-style-asian="normal" style:font-weight-asian="normal" style:font-size-complex="12pt" style:font-style-complex="normal" style:font-weight-complex="normal"/>
    </style:style>
    <style:style style:name="P103" style:family="paragraph" style:parent-style-name="Standard" style:list-style-name="L24">
      <loext:graphic-properties draw:fill="none"/>
      <style:paragraph-properties fo:margin-left="0.801cm" fo:margin-right="0cm" fo:text-indent="0cm" style:auto-text-indent="false" fo:background-color="transparent"/>
      <style:text-properties style:font-name="Liberation Serif1" fo:font-weight="normal" officeooo:rsid="002792f7" officeooo:paragraph-rsid="0018ea64" style:font-weight-asian="normal" style:font-weight-complex="normal"/>
    </style:style>
    <style:style style:name="P104" style:family="paragraph" style:parent-style-name="Standard" style:list-style-name="L25">
      <loext:graphic-properties draw:fill="none"/>
      <style:paragraph-properties fo:margin-left="0.801cm" fo:margin-right="0cm" fo:text-indent="0cm" style:auto-text-indent="false" fo:background-color="transparent"/>
      <style:text-properties style:font-name="Liberation Serif1" fo:font-weight="normal" officeooo:rsid="0024bbde" officeooo:paragraph-rsid="0018ea64" style:font-weight-asian="normal" style:font-weight-complex="normal"/>
    </style:style>
    <style:style style:name="P105" style:family="paragraph" style:parent-style-name="Standard" style:list-style-name="L24">
      <loext:graphic-properties draw:fill="none"/>
      <style:paragraph-properties fo:margin-left="0.801cm" fo:margin-right="0cm" fo:text-indent="0cm" style:auto-text-indent="false" fo:background-color="transparent"/>
      <style:text-properties style:font-name="Liberation Serif1" fo:font-style="normal" fo:font-weight="normal" officeooo:rsid="002792f7" officeooo:paragraph-rsid="0018ea64" style:font-style-asian="normal" style:font-weight-asian="normal" style:font-style-complex="normal" style:font-weight-complex="normal"/>
    </style:style>
    <style:style style:name="P106" style:family="paragraph" style:parent-style-name="Standard" style:list-style-name="L25">
      <loext:graphic-properties draw:fill="none"/>
      <style:paragraph-properties fo:margin-left="0.801cm" fo:margin-right="0cm" fo:text-indent="0cm" style:auto-text-indent="false" fo:background-color="transparent"/>
      <style:text-properties style:font-name="Liberation Serif1" fo:font-style="normal" fo:font-weight="normal" officeooo:rsid="0024bbde" officeooo:paragraph-rsid="0018ea64" style:font-style-asian="normal" style:font-weight-asian="normal" style:font-style-complex="normal" style:font-weight-complex="normal"/>
    </style:style>
    <style:style style:name="P107" style:family="paragraph" style:parent-style-name="Standard" style:list-style-name="L26">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94ba4" officeooo:paragraph-rsid="0018ea64" style:font-size-asian="10.5pt" style:font-style-asian="normal" style:font-weight-asian="normal" style:font-size-complex="12pt" style:font-style-complex="normal" style:font-weight-complex="normal"/>
    </style:style>
    <style:style style:name="P108" style:family="paragraph" style:parent-style-name="Standard" style:list-style-name="L36">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94ba4" officeooo:paragraph-rsid="0018ea64" style:font-size-asian="10.5pt" style:font-style-asian="normal" style:font-weight-asian="normal" style:font-size-complex="12pt" style:font-style-complex="normal" style:font-weight-complex="normal"/>
    </style:style>
    <style:style style:name="P109" style:family="paragraph" style:parent-style-name="Standard" style:list-style-name="L27">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380dc" officeooo:paragraph-rsid="0018ea64" style:font-size-asian="10.5pt" style:font-style-asian="normal" style:font-weight-asian="normal" style:font-size-complex="12pt" style:font-style-complex="normal" style:font-weight-complex="normal"/>
    </style:style>
    <style:style style:name="P110" style:family="paragraph" style:parent-style-name="Standard" style:list-style-name="L35">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a3059" officeooo:paragraph-rsid="0018ea64" style:font-size-asian="10.5pt" style:font-style-asian="normal" style:font-weight-asian="normal" style:font-size-complex="12pt" style:font-style-complex="normal" style:font-weight-complex="normal"/>
    </style:style>
    <style:style style:name="P111" style:family="paragraph" style:parent-style-name="Standard" style:list-style-name="L36">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bd885" officeooo:paragraph-rsid="0018ea64" style:font-size-asian="10.5pt" style:font-style-asian="normal" style:font-weight-asian="normal" style:font-size-complex="12pt" style:font-style-complex="normal" style:font-weight-complex="normal"/>
    </style:style>
    <style:style style:name="P112" style:family="paragraph" style:parent-style-name="Standard" style:list-style-name="L29">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94ba4" officeooo:paragraph-rsid="0018ea64" style:font-size-asian="12pt" style:font-style-asian="normal" style:font-weight-asian="normal" style:font-size-complex="12pt" style:font-style-complex="normal" style:font-weight-complex="normal"/>
    </style:style>
    <style:style style:name="P113" style:family="paragraph" style:parent-style-name="Standard" style:list-style-name="L32">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a3059" officeooo:paragraph-rsid="0018ea64" style:font-size-asian="12pt" style:font-style-asian="normal" style:font-weight-asian="normal" style:font-size-complex="12pt" style:font-style-complex="normal" style:font-weight-complex="normal"/>
    </style:style>
    <style:style style:name="P114" style:family="paragraph" style:parent-style-name="Standard" style:list-style-name="L33">
      <loext:graphic-properties draw:fill="none"/>
      <style:paragraph-properties fo:margin-left="0.801cm" fo:margin-right="0cm" fo:text-align="start" style:justify-single-word="false" fo:text-indent="0cm" style:auto-text-indent="false" fo:background-color="transparent"/>
      <style:text-properties style:font-name="Liberation Serif1" fo:font-size="12pt" fo:font-style="normal" style:text-underline-style="none" fo:font-weight="normal" officeooo:rsid="002a3059" officeooo:paragraph-rsid="0018ea64" style:font-size-asian="12pt" style:font-style-asian="normal" style:font-weight-asian="normal" style:font-size-complex="12pt" style:font-style-complex="normal" style:font-weight-complex="normal"/>
    </style:style>
    <style:style style:name="P115" style:family="paragraph" style:parent-style-name="Standard" style:list-style-name="L27">
      <loext:graphic-properties draw:fill="none"/>
      <style:paragraph-properties fo:margin-left="0.801cm" fo:margin-right="0cm" fo:text-align="start" style:justify-single-word="false" fo:text-indent="0cm" style:auto-text-indent="false" fo:background-color="transparent"/>
      <style:text-properties officeooo:rsid="0024bbde" officeooo:paragraph-rsid="0018ea64"/>
    </style:style>
    <style:style style:name="P116" style:family="paragraph" style:parent-style-name="Standard" style:list-style-name="L30">
      <loext:graphic-properties draw:fill="none"/>
      <style:paragraph-properties fo:margin-left="0.801cm" fo:margin-right="0cm" fo:text-align="start" style:justify-single-word="false" fo:text-indent="0cm" style:auto-text-indent="false" fo:background-color="transparent"/>
      <style:text-properties officeooo:rsid="00294ba4" officeooo:paragraph-rsid="0018ea64"/>
    </style:style>
    <style:style style:name="P117" style:family="paragraph" style:parent-style-name="Standard" style:list-style-name="L36">
      <loext:graphic-properties draw:fill="none"/>
      <style:paragraph-properties fo:margin-left="0.801cm" fo:margin-right="0cm" fo:text-align="start" style:justify-single-word="false" fo:text-indent="0cm" style:auto-text-indent="false" fo:background-color="transparent"/>
      <style:text-properties officeooo:rsid="002a3059" officeooo:paragraph-rsid="0018ea64"/>
    </style:style>
    <style:style style:name="P118" style:family="paragraph" style:parent-style-name="Standard" style:list-style-name="L36">
      <loext:graphic-properties draw:fill="none"/>
      <style:paragraph-properties fo:margin-left="0.801cm" fo:margin-right="0cm" fo:text-align="start" style:justify-single-word="false" fo:text-indent="0cm" style:auto-text-indent="false" fo:background-color="transparent"/>
      <style:text-properties officeooo:rsid="002bd885" officeooo:paragraph-rsid="0018ea64"/>
    </style:style>
    <style:style style:name="P119" style:family="paragraph" style:parent-style-name="Standard" style:list-style-name="L5" style:master-page-name="">
      <loext:graphic-properties draw:fill="none"/>
      <style:paragraph-properties fo:margin-left="2cm" fo:margin-right="0cm" fo:text-align="start" style:justify-single-word="false" fo:text-indent="0cm" style:auto-text-indent="false" style:page-number="auto" fo:background-color="transparent"/>
      <style:text-properties fo:font-size="12pt" fo:font-style="normal" style:text-underline-style="none" fo:font-weight="normal" officeooo:rsid="00117ce6" officeooo:paragraph-rsid="0018ea64" style:font-size-asian="10.5pt" style:font-style-asian="normal" style:font-weight-asian="normal" style:font-size-complex="12pt" style:font-style-complex="normal" style:font-weight-complex="normal"/>
    </style:style>
    <style:style style:name="P120" style:family="paragraph" style:parent-style-name="Standard" style:list-style-name="L5">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1" style:family="paragraph" style:parent-style-name="Standard" style:list-style-name="L6">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2" style:family="paragraph" style:parent-style-name="Standard" style:list-style-name="L7">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3" style:family="paragraph" style:parent-style-name="Standard" style:list-style-name="L8">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4" style:family="paragraph" style:parent-style-name="Standard" style:list-style-name="L9">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5" style:family="paragraph" style:parent-style-name="Standard" style:list-style-name="L10">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6" style:family="paragraph" style:parent-style-name="Standard" style:list-style-name="L11">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17ce6" officeooo:paragraph-rsid="0018ea64" style:font-style-asian="normal" style:font-weight-asian="normal" style:font-style-complex="normal" style:font-weight-complex="normal"/>
    </style:style>
    <style:style style:name="P127" style:family="paragraph" style:parent-style-name="Standard" style:list-style-name="L11">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8ea64" style:font-style-asian="normal" style:font-weight-asian="normal" style:font-style-complex="normal" style:font-weight-complex="normal"/>
    </style:style>
    <style:style style:name="P128" style:family="paragraph" style:parent-style-name="Standard" style:list-style-name="L12">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8ea64" style:font-style-asian="normal" style:font-weight-asian="normal" style:font-style-complex="normal" style:font-weight-complex="normal"/>
    </style:style>
    <style:style style:name="P129" style:family="paragraph" style:parent-style-name="Standard" style:list-style-name="L13">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8ea64" style:font-style-asian="normal" style:font-weight-asian="normal" style:font-style-complex="normal" style:font-weight-complex="normal"/>
    </style:style>
    <style:style style:name="P130" style:family="paragraph" style:parent-style-name="Standard" style:list-style-name="L14">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8ea64" style:font-style-asian="normal" style:font-weight-asian="normal" style:font-style-complex="normal" style:font-weight-complex="normal"/>
    </style:style>
    <style:style style:name="P131" style:family="paragraph" style:parent-style-name="Standard" style:list-style-name="L14">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b8a0b" style:font-style-asian="normal" style:font-weight-asian="normal" style:font-style-complex="normal" style:font-weight-complex="normal"/>
    </style:style>
    <style:style style:name="P132" style:family="paragraph" style:parent-style-name="Standard" style:list-style-name="L15">
      <loext:graphic-properties draw:fill="none"/>
      <style:paragraph-properties fo:margin-left="2cm" fo:margin-right="0cm" fo:text-align="start" style:justify-single-word="false" fo:text-indent="0cm" style:auto-text-indent="false" fo:background-color="transparent"/>
      <style:text-properties fo:font-style="normal" fo:font-weight="normal" officeooo:rsid="00130208" officeooo:paragraph-rsid="0018ea64" style:font-style-asian="normal" style:font-weight-asian="normal" style:font-style-complex="normal" style:font-weight-complex="normal"/>
    </style:style>
    <style:style style:name="P133" style:family="paragraph" style:parent-style-name="Standard" style:list-style-name="L16">
      <loext:graphic-properties draw:fill="none"/>
      <style:paragraph-properties fo:margin-left="2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30208" officeooo:paragraph-rsid="0018ea64" style:font-size-asian="12pt" style:font-style-asian="normal" style:font-weight-asian="normal" style:font-size-complex="12pt" style:font-style-complex="normal" style:font-weight-complex="normal"/>
    </style:style>
    <style:style style:name="P134" style:family="paragraph" style:parent-style-name="Standard" style:list-style-name="L17">
      <loext:graphic-properties draw:fill="none"/>
      <style:paragraph-properties fo:margin-left="2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42365" officeooo:paragraph-rsid="0018ea64" style:font-size-asian="12pt" style:font-style-asian="normal" style:font-weight-asian="normal" style:font-size-complex="12pt" style:font-style-complex="normal" style:font-weight-complex="normal"/>
    </style:style>
    <style:style style:name="P135" style:family="paragraph" style:parent-style-name="Standard" style:list-style-name="L17">
      <loext:graphic-properties draw:fill="none"/>
      <style:paragraph-properties fo:margin-left="2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68f30" officeooo:paragraph-rsid="0018ea64" style:font-size-asian="12pt" style:font-style-asian="normal" style:font-weight-asian="normal" style:font-size-complex="12pt" style:font-style-complex="normal" style:font-weight-complex="normal"/>
    </style:style>
    <style:style style:name="P136" style:family="paragraph" style:parent-style-name="Standard" style:list-style-name="L18">
      <loext:graphic-properties draw:fill="none"/>
      <style:paragraph-properties fo:margin-left="2cm" fo:margin-right="0cm" fo:text-align="start" style:justify-single-word="false" fo:text-indent="0cm" style:auto-text-indent="false" fo:background-color="transparent"/>
      <style:text-properties fo:color="#000000" style:font-name="Liberation Serif1" fo:font-size="12pt" fo:letter-spacing="normal" fo:font-style="normal" fo:font-weight="normal" officeooo:rsid="00168f30" officeooo:paragraph-rsid="0018ea64" style:font-size-asian="12pt" style:font-style-asian="normal" style:font-weight-asian="normal" style:font-size-complex="12pt" style:font-style-complex="normal" style:font-weight-complex="normal"/>
    </style:style>
    <style:style style:name="P137" style:family="paragraph" style:parent-style-name="Standard" style:list-style-name="L17">
      <loext:graphic-properties draw:fill="none"/>
      <style:paragraph-properties fo:margin-left="2cm" fo:margin-right="0cm" fo:text-align="start" style:justify-single-word="false" fo:text-indent="0cm" style:auto-text-indent="false" fo:background-color="transparent"/>
      <style:text-properties style:font-name="Liberation Serif1" fo:font-size="12pt" fo:font-style="normal" officeooo:rsid="00168f30" officeooo:paragraph-rsid="0018ea64" style:font-size-asian="12pt" style:font-style-asian="normal" style:font-size-complex="12pt" style:font-style-complex="normal"/>
    </style:style>
    <style:style style:name="P138" style:family="paragraph" style:parent-style-name="Standard" style:list-style-name="L20" style:master-page-name="">
      <loext:graphic-properties draw:fill="none"/>
      <style:paragraph-properties fo:text-align="start" style:justify-single-word="false" style:page-number="auto" fo:background-color="transparent"/>
      <style:text-properties fo:font-size="12pt" fo:font-style="normal" style:text-underline-style="none" fo:font-weight="normal" officeooo:rsid="00186abf" officeooo:paragraph-rsid="0018ea64" style:font-size-asian="10.5pt" style:font-style-asian="normal" style:font-weight-asian="normal" style:font-size-complex="12pt" style:font-style-complex="normal" style:font-weight-complex="normal"/>
    </style:style>
    <style:style style:name="P139" style:family="paragraph" style:parent-style-name="Standard" style:list-style-name="L22" style:master-page-name="">
      <loext:graphic-properties draw:fill="none"/>
      <style:paragraph-properties fo:margin-left="1.199cm" fo:margin-right="0cm" fo:text-indent="-0.4cm" style:auto-text-indent="false" style:page-number="auto" fo:background-color="transparent"/>
      <style:text-properties fo:font-variant="normal" fo:text-transform="none" fo:color="#000000" style:font-name="Liberation Serif1" fo:font-size="12pt" fo:letter-spacing="normal" fo:font-style="normal" fo:font-weight="normal" officeooo:rsid="00186abf" officeooo:paragraph-rsid="0018ea64" fo:background-color="transparent" style:font-size-asian="12pt" style:font-weight-asian="normal" style:font-size-complex="12pt" style:font-weight-complex="normal" loext:padding="0cm" loext:border="none"/>
    </style:style>
    <style:style style:name="P140" style:family="paragraph" style:parent-style-name="Standard" style:list-style-name="L37" style:master-page-name="">
      <loext:graphic-properties draw:fill="none"/>
      <style:paragraph-properties fo:margin-left="0cm" fo:margin-right="0cm" fo:text-align="start" style:justify-single-word="false" fo:text-indent="0cm" style:auto-text-indent="false" style:page-number="auto" fo:background-color="transparent"/>
      <style:text-properties fo:font-size="14pt" fo:font-style="normal" style:text-underline-style="solid" style:text-underline-width="auto" style:text-underline-color="font-color" fo:font-weight="bold" officeooo:rsid="00186abf" officeooo:paragraph-rsid="0018ea64" style:font-size-asian="14pt" style:font-style-asian="normal" style:font-weight-asian="bold" style:font-size-complex="14pt" style:font-style-complex="normal" style:font-weight-complex="bold"/>
    </style:style>
    <style:style style:name="P141" style:family="paragraph" style:parent-style-name="Standard" style:list-style-name="L37">
      <loext:graphic-properties draw:fill="none"/>
      <style:paragraph-properties fo:margin-left="0cm" fo:margin-right="0cm" fo:text-align="start" style:justify-single-word="false" fo:text-indent="0cm" style:auto-text-indent="false" fo:background-color="transparent"/>
      <style:text-properties fo:font-size="14pt" fo:font-style="normal" style:text-underline-style="solid" style:text-underline-width="auto" style:text-underline-color="font-color" fo:font-weight="bold" officeooo:rsid="00186abf" officeooo:paragraph-rsid="0018ea64" style:font-size-asian="14pt" style:font-style-asian="normal" style:font-weight-asian="bold" style:font-size-complex="14pt" style:font-style-complex="normal" style:font-weight-complex="bold"/>
    </style:style>
    <style:style style:name="P142" style:family="paragraph">
      <loext:graphic-properties draw:fill="none" draw:fill-color="#ffffff"/>
    </style:style>
    <style:style style:name="P143" style:family="paragraph">
      <style:paragraph-properties fo:margin-left="0.6cm" fo:margin-right="0cm" fo:text-indent="0cm"/>
    </style:style>
    <style:style style:name="P144" style:family="paragraph">
      <style:paragraph-properties fo:margin-left="1.199cm" fo:margin-right="0cm" fo:text-indent="0cm"/>
    </style:style>
    <style:style style:name="P145" style:family="paragraph">
      <style:paragraph-properties fo:margin-left="0cm" fo:margin-right="0cm" fo:text-indent="0cm"/>
    </style:style>
    <style:style style:name="P146" style:family="paragraph">
      <style:paragraph-properties fo:margin-left="0cm" fo:margin-right="0cm" fo:text-indent="0cm">
        <style:tab-stops>
          <style:tab-stop style:position="0.055cm"/>
        </style:tab-stops>
      </style:paragraph-properties>
    </style:style>
    <style:style style:name="P147" style:family="paragraph">
      <style:paragraph-properties fo:margin-left="0.801cm" fo:margin-right="0cm" fo:text-indent="0cm"/>
    </style:style>
    <style:style style:name="P148" style:family="paragraph">
      <loext:graphic-properties draw:fill="none" draw:fill-color="#ffffff"/>
      <style:text-properties style:font-name="Liberation Serif" fo:font-weight="normal" style:font-weight-asian="normal" style:font-weight-complex="normal"/>
    </style:style>
    <style:style style:name="T1" style:family="text">
      <style:text-properties fo:font-size="16pt" style:font-size-asian="16pt" style:font-size-complex="16pt"/>
    </style:style>
    <style:style style:name="T2" style:family="text">
      <style:text-properties officeooo:rsid="00385434"/>
    </style:style>
    <style:style style:name="T3" style:family="text">
      <style:text-properties fo:font-size="12pt" style:text-underline-style="none" fo:font-weight="normal" style:font-size-asian="10.5pt" style:font-weight-asian="normal" style:font-size-complex="12pt" style:font-weight-complex="normal"/>
    </style:style>
    <style:style style:name="T4" style:family="text">
      <style:text-properties fo:font-size="12pt" style:text-underline-style="none" fo:font-weight="normal" officeooo:rsid="000f3fa8" style:font-size-asian="10.5pt" style:font-weight-asian="normal" style:font-size-complex="12pt" style:font-weight-complex="normal"/>
    </style:style>
    <style:style style:name="T5" style:family="text">
      <style:text-properties fo:font-size="12pt" style:text-underline-style="none" fo:font-weight="normal" officeooo:rsid="001096fe" style:font-size-asian="10.5pt" style:font-weight-asian="normal" style:font-size-complex="12pt" style:font-weight-complex="normal"/>
    </style:style>
    <style:style style:name="T6" style:family="text">
      <style:text-properties fo:font-size="12pt" style:text-underline-style="none" fo:font-weight="normal" officeooo:rsid="00294ba4" style:font-size-asian="10.5pt" style:font-weight-asian="normal" style:font-size-complex="12pt" style:font-weight-complex="normal"/>
    </style:style>
    <style:style style:name="T7" style:family="text">
      <style:text-properties fo:font-size="12pt" style:text-underline-style="none" fo:font-weight="bold" style:font-size-asian="10.5pt" style:font-weight-asian="bold" style:font-size-complex="12pt" style:font-weight-complex="bold"/>
    </style:style>
    <style:style style:name="T8" style:family="text">
      <style:text-properties fo:font-size="12pt" style:text-underline-style="none" fo:font-weight="bold" officeooo:rsid="001096fe" style:font-size-asian="10.5pt" style:font-weight-asian="bold" style:font-size-complex="12pt" style:font-weight-complex="bold"/>
    </style:style>
    <style:style style:name="T9" style:family="text">
      <style:text-properties fo:font-size="12pt" fo:font-style="italic" style:text-underline-style="none" fo:font-weight="bold" style:font-size-asian="10.5pt" style:font-style-asian="italic" style:font-weight-asian="bold" style:font-size-complex="12pt" style:font-style-complex="italic" style:font-weight-complex="bold"/>
    </style:style>
    <style:style style:name="T10" style:family="text">
      <style:text-properties fo:font-size="12pt" fo:font-style="italic" style:text-underline-style="none" fo:font-weight="normal" officeooo:rsid="00294ba4" style:font-size-asian="10.5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294ba4"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86abf" style:font-size-asian="10.5pt" style:font-style-asian="normal" style:font-weight-asian="normal" style:font-size-complex="12pt" style:font-style-complex="normal" style:font-weight-complex="normal"/>
    </style:style>
    <style:style style:name="T14" style:family="text">
      <style:text-properties officeooo:rsid="0026a568"/>
    </style:style>
    <style:style style:name="T15" style:family="text">
      <style:text-properties fo:color="#000000" fo:letter-spacing="normal" fo:font-weight="normal" style:font-weight-asian="normal" style:font-weight-complex="normal"/>
    </style:style>
    <style:style style:name="T16" style:family="text">
      <style:text-properties fo:color="#000000" fo:letter-spacing="normal" fo:font-weight="normal" officeooo:rsid="00142365" style:font-weight-asian="normal" style:font-weight-complex="normal"/>
    </style:style>
    <style:style style:name="T17" style:family="text">
      <style:text-properties fo:color="#000000" style:font-name="Liberation Serif1" fo:letter-spacing="normal" officeooo:rsid="0024bbde" style:font-size-asian="12pt"/>
    </style:style>
    <style:style style:name="T18" style:family="text">
      <style:text-properties style:font-name="Liberation Serif1" fo:font-size="12pt" fo:font-style="normal" style:text-underline-style="none" fo:font-weight="normal" style:font-size-asian="10.5pt" style:font-style-asian="normal" style:font-weight-asian="normal" style:font-size-complex="12pt" style:font-style-complex="normal" style:font-weight-complex="normal"/>
    </style:style>
    <style:style style:name="T19" style:family="text">
      <style:text-properties style:font-name="Liberation Serif1" fo:font-size="12pt" fo:font-style="normal" style:text-underline-style="none" fo:font-weight="normal" officeooo:rsid="002380dc" style:font-size-asian="10.5pt" style:font-style-asian="normal" style:font-weight-asian="normal" style:font-size-complex="12pt" style:font-style-complex="normal" style:font-weight-complex="normal"/>
    </style:style>
    <style:style style:name="T20" style:family="text">
      <style:text-properties style:font-name="Liberation Serif1" fo:font-size="12pt" fo:font-style="normal" style:text-underline-style="none" fo:font-weight="normal" officeooo:rsid="00294ba4" style:font-size-asian="10.5pt" style:font-style-asian="normal" style:font-weight-asian="normal" style:font-size-complex="12pt"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fo:font-weight="bold" officeooo:rsid="00386553" style:font-style-asian="italic" style:font-weight-asian="bold" style:font-style-complex="italic" style:font-weight-complex="bold"/>
    </style:style>
    <style:style style:name="T23" style:family="text">
      <style:text-properties officeooo:rsid="001a3340"/>
    </style:style>
    <style:style style:name="T24" style:family="text">
      <style:text-properties officeooo:rsid="00386553"/>
    </style:style>
    <style:style style:name="T25" style:family="text">
      <style:text-properties fo:font-style="normal" style:font-style-asian="normal" style:font-style-complex="normal"/>
    </style:style>
    <style:style style:name="T26" style:family="text">
      <style:text-properties officeooo:rsid="001c2201"/>
    </style:style>
    <style:style style:name="T27" style:family="text">
      <style:text-properties officeooo:rsid="001b8a0b"/>
    </style:style>
    <style:style style:name="T28" style:family="text">
      <style:text-properties officeooo:rsid="001c29db"/>
    </style:style>
    <style:style style:name="T29" style:family="text">
      <style:text-properties fo:color="#408080" style:font-name="FreeMono1" fo:font-size="12pt" fo:font-weight="bold" style:font-weight-asian="bold" style:font-weight-complex="bold"/>
    </style:style>
    <style:style style:name="T30" style:family="text">
      <style:text-properties fo:color="#000000" style:font-name="FreeMono1" fo:font-size="12pt"/>
    </style:style>
    <style:style style:name="T31" style:family="text">
      <style:text-properties fo:color="#008000" style:font-name="FreeMono1" fo:font-size="12pt"/>
    </style:style>
    <style:style style:name="T32" style:family="text">
      <style:text-properties fo:color="#0000ff" style:font-name="FreeMono1" fo:font-size="12pt"/>
    </style:style>
    <style:style style:name="T33" style:family="text">
      <style:text-properties fo:color="#666666" style:font-name="FreeMono1" fo:font-size="12pt"/>
    </style:style>
    <style:style style:name="T34" style:family="text">
      <style:text-properties fo:color="#aa22ff" style:font-name="FreeMono1" fo:font-size="12pt"/>
    </style:style>
    <style:style style:name="T35" style:family="text">
      <style:text-properties fo:color="#000000" style:font-name="FreeMono1" fo:font-size="12pt" fo:font-weight="bold" style:font-weight-asian="bold" style:font-weight-complex="bold"/>
    </style:style>
    <style:style style:name="T36" style:family="text">
      <style:text-properties fo:color="#000000" style:font-name="Liberation Serif2" fo:font-size="12pt"/>
    </style:style>
    <style:style style:name="T37" style:family="text">
      <style:text-properties fo:color="#008000" style:font-name="Liberation Serif2" fo:font-size="12pt"/>
    </style:style>
    <style:style style:name="T38" style:family="text">
      <style:text-properties fo:color="#ba2121" style:font-name="FreeMono1" fo:font-size="12pt"/>
    </style:style>
    <style:style style:name="T39" style:family="text">
      <style:text-properties fo:color="#408080" style:font-name="FreeMono1" fo:font-size="12pt"/>
    </style:style>
    <style:style style:name="T40" style:family="text">
      <style:text-properties fo:color="#008000" fo:font-size="12pt"/>
    </style:style>
    <style:style style:name="T41" style:family="text">
      <style:text-properties fo:color="#bb6622" style:font-name="FreeMono1" fo:font-size="12pt"/>
    </style:style>
    <style:style style:name="T42" style:family="text">
      <style:text-properties fo:color="#d2413a" style:font-name="FreeMono1" fo:font-size="12pt"/>
    </style:style>
    <style:style style:name="T43" style:family="text">
      <style:text-properties fo:color="#bb6688" style:font-name="FreeMono1" fo:font-size="12pt"/>
    </style:style>
    <style:style style:name="T44" style:family="text">
      <style:text-properties style:font-name="FreeMono1" fo:font-size="12pt"/>
    </style:style>
    <style:style style:name="T45" style:family="text">
      <style:text-properties fo:color="#000000" style:font-name="FreeMono1" fo:font-size="12pt" fo:font-weight="normal" style:font-weight-asian="normal" style:font-weight-complex="normal"/>
    </style:style>
    <style:style style:name="T46" style:family="text">
      <style:text-properties fo:color="#666666" style:font-name="FreeMono1" fo:font-size="12pt" fo:font-weight="normal" style:font-weight-asian="normal" style:font-weight-complex="normal"/>
    </style:style>
    <style:style style:name="T47" style:family="text">
      <style:text-properties fo:color="#408080" style:font-name="FreeMono1" fo:font-size="12pt" fo:font-weight="normal" style:font-weight-asian="normal" style:font-weight-complex="normal"/>
    </style:style>
    <style:style style:name="T48" style:family="text">
      <style:text-properties fo:color="#ba2121" style:font-name="FreeMono1" fo:font-size="12pt" fo:font-weight="normal" style:font-weight-asian="normal" style:font-weight-complex="normal"/>
    </style:style>
    <style:style style:name="T49" style:family="text">
      <style:text-properties fo:color="#000000" style:font-name="Liberation Serif" fo:font-size="12pt" fo:font-weight="normal" style:font-weight-asian="normal" style:font-weight-complex="normal"/>
    </style:style>
    <style:style style:name="T50" style:family="text">
      <style:text-properties fo:color="#008000" style:font-name="FreeMono1" fo:font-size="12pt" fo:font-weight="normal" style:font-weight-asian="normal" style:font-weight-complex="normal"/>
    </style:style>
    <style:style style:name="T51" style:family="text">
      <style:text-properties fo:color="#aa22ff" style:font-name="FreeMono1" fo:font-size="12pt"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0.37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3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7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5.9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8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7.7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5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22.4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9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9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9.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5.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26.8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6.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ce Recognition System</text:p>
      <text:p text:style-name="P1">(<text:span text:style-name="T1">Documentation</text:span>)</text:p>
      <text:p text:style-name="P1"/>
      <text:p text:style-name="P4">We were required to make a face recognition system using python and OpenCV. The program must also return emotion of recognised person along with the mail which must be pushed to the desired person account which greets the person at the time of enterance.</text:p>
      <text:p text:style-name="P4"/>
      <text:p text:style-name="P8">Requirements</text:p>
      <text:p text:style-name="P8"/>
      <text:list xml:id="list8283159724217697971" text:style-name="L1">
        <text:list-item>
          <text:p text:style-name="P74">Raspberry Pi</text:p>
        </text:list-item>
        <text:list-item>
          <text:p text:style-name="P74">Mouse and Keyboard</text:p>
        </text:list-item>
        <text:list-item>
          <text:p text:style-name="P74">Monitor</text:p>
        </text:list-item>
        <text:list-item>
          <text:p text:style-name="P74">OpenCV version 2.4.10</text:p>
        </text:list-item>
        <text:list-item>
          <text:p text:style-name="P74">Python version 2.7</text:p>
        </text:list-item>
        <text:list-item>
          <text:p text:style-name="P74">Libraries like pymongo, argparse, time, dlib, imutils, picamera, io, numpy, httplib, sendgrid, pyimgur, os, urllib, base64</text:p>
        </text:list-item>
        <text:list-item>
          <text:p text:style-name="P77">Emotion API (Microsoft Azure Key)</text:p>
        </text:list-item>
        <text:list-item>
          <text:p text:style-name="P75">Sendgrid API</text:p>
        </text:list-item>
        <text:list-item>
          <text:p text:style-name="P76">Micro SD card</text:p>
        </text:list-item>
      </text:list>
      <text:p text:style-name="P6"/>
      <text:p text:style-name="P9">Issues</text:p>
      <text:p text:style-name="P9"/>
      <text:list xml:id="list3839292155777487211" text:style-name="L2">
        <text:list-item>
          <text:p text:style-name="P80"><text:span text:style-name="T12">cvt color error or error like scn==xx can be resolved using --</text:span><text:span text:style-name="T10">picamera 1</text:span></text:p>
        </text:list-item>
        <text:list-item>
          <text:p text:style-name="P88"><text:span text:style-name="T6">I</text:span><text:span text:style-name="T3">nstallation of Raspberry OS</text:span></text:p>
        </text:list-item>
        <text:list-item>
          <text:p text:style-name="P89">Installation of correct version of libraries</text:p>
        </text:list-item>
        <text:list-item>
          <text:p text:style-name="P89">Installation of cmake</text:p>
        </text:list-item>
        <text:list-item>
          <text:p text:style-name="P89">CODEC error in OpenCV installation</text:p>
        </text:list-item>
        <text:list-item>
          <text:p text:style-name="P89">Generating link for uploaded images for emotion recognition</text:p>
        </text:list-item>
        <text:list-item>
          <text:p text:style-name="P89">Starting and stopping MongoDB</text:p>
        </text:list-item>
        <text:list-item>
          <text:p text:style-name="P90">Push notification</text:p>
        </text:list-item>
        <text:list-item>
          <text:p text:style-name="P90"><text:span text:style-name="T17">Remember to use sudo with each and every command above.</text:span></text:p>
          <text:p text:style-name="P89"/>
        </text:list-item>
      </text:lis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text:soft-page-break/></text:p>
      <text:p text:style-name="P5">Face recognition system in Raspberry Pi using Python and library OpenCV. OpenCV contains 3 inbuilt functions for recognition namely-</text:p>
      <text:p text:style-name="P5">1. <text:span text:style-name="T2">Eigenfaces</text:span></text:p>
      <text:p text:style-name="P5">2. Fisherface</text:p>
      <text:p text:style-name="P5">3. Local Binary Pattern Histogram</text:p>
      <text:p text:style-name="P5"/>
      <text:p text:style-name="P5">We would be using third one for face recognition. For more information on LBPH you may see the below mentioned link.</text:p>
      <text:p text:style-name="P5"><text:a xlink:type="simple" xlink:href="https://en.wikipedia.org/wiki/Local_binary_patterns" text:style-name="Internet_20_link" text:visited-style-name="Visited_20_Internet_20_Link">https://en.wikipedia.org/wiki/Local_binary_patterns</text:a></text:p>
      <text:p text:style-name="P3"/>
      <text:p text:style-name="P10">Installations/Upgradation</text:p>
      <text:p text:style-name="P10"/>
      <text:list xml:id="list7292285322941849301" text:style-name="L3">
        <text:list-item>
          <text:p text:style-name="P81"><text:span text:style-name="T4">First we need to install our OS </text:span><text:span text:style-name="T8">Raspberry Jessie</text:span><text:span text:style-name="T5"> on</text:span><text:span text:style-name="T4"> raspberry pi. It can be downloaded </text:span><text:span text:style-name="T5">from this link and then need to be wrote on SD card. </text:span><text:a xlink:type="simple" xlink:href="https://www.raspberrypi.org/downloads/raspbian/" text:style-name="Internet_20_link" text:visited-style-name="Visited_20_Internet_20_Link">https://www.raspberrypi.org/downloads/raspbian/</text:a></text:p>
        </text:list-item>
      </text:list>
      <text:p text:style-name="P20"/>
      <text:p text:style-name="P20"/>
      <text:list xml:id="list165335648541125" text:continue-numbering="true" text:style-name="L3">
        <text:list-item>
          <text:p text:style-name="P98"><text:span text:style-name="T3">For writing image on SD card you must download </text:span><text:span text:style-name="T7">Etcher </text:span><text:span text:style-name="T3">and follow the steps shown in its window.</text:span></text:p>
        </text:list-item>
      </text:list>
      <text:p text:style-name="P21"/>
      <text:list xml:id="list165335741828980" text:continue-numbering="true" text:style-name="L3">
        <text:list-header>
          <text:p text:style-name="P95"/>
        </text:list-header>
        <text:list-item>
          <text:p text:style-name="P96">All the following commands are for terminal for Raspberry Pi.</text:p>
        </text:list-item>
      </text:list>
      <text:p text:style-name="P22"/>
      <text:list xml:id="list165336882354948" text:continue-numbering="true" text:style-name="L3">
        <text:list-header>
          <text:p text:style-name="P96"/>
        </text:list-header>
        <text:list-item>
          <text:p text:style-name="P95">A lot of our work requires an active internet connection so you must update date and time of your Raspberry Pi using command-</text:p>
          <text:list>
            <text:list-header>
              <text:p text:style-name="P98"><text:span text:style-name="T7">sudo date </text:span><text:span text:style-name="T9">new-date-time-string </text:span><text:span text:style-name="T11"><text:s text:c="3"/></text:span></text:p>
              <text:p text:style-name="P91">eg. For 24/07/2017 at 13:20 one should write</text:p>
              <text:list>
                <text:list-header>
                  <text:p text:style-name="P97">sudo date 072413202017.seconds</text:p>
                </text:list-header>
              </text:list>
            </text:list-header>
          </text:list>
        </text:list-item>
      </text:list>
      <text:p text:style-name="P26"/>
      <text:list xml:id="list165336131998694" text:continue-numbering="true" text:style-name="L3">
        <text:list-item>
          <text:list>
            <text:list-item>
              <text:list>
                <text:list-header>
                  <text:p text:style-name="P97"/>
                </text:list-header>
              </text:list>
            </text:list-item>
          </text:list>
        </text:list-item>
      </text:list>
      <text:list xml:id="list6529733842063944971" text:style-name="L4">
        <text:list-item>
          <text:p text:style-name="P92">Now we need to install opencv library and python on our raspberry pi model and run following commands on terminal.</text:p>
        </text:list-item>
      </text:list>
      <text:list xml:id="list1749175840501639155" text:style-name="L5">
        <text:list-header>
          <text:p text:style-name="P119">For Raspberry Pi firmware update.</text:p>
        </text:list-header>
        <text:list-item>
          <text:p text:style-name="P120">sudo apt-get update</text:p>
          <text:p text:style-name="P120"/>
        </text:list-item>
        <text:list-item>
          <text:p text:style-name="P120">sudo apt-get upgrade</text:p>
          <text:p text:style-name="P120"/>
        </text:list-item>
        <text:list-item>
          <text:p text:style-name="P120">sudo rpi-update</text:p>
        </text:list-item>
      </text:list>
      <text:p text:style-name="P58"/>
      <text:p text:style-name="P58"/>
      <text:p text:style-name="P58">Install required developer tools and packages.</text:p>
      <text:list xml:id="list6570030278635040527" text:style-name="L6">
        <text:list-item>
          <text:p text:style-name="P121">sudo apt-get install build-essential cmake pkg-config </text:p>
        </text:list-item>
      </text:list>
      <text:p text:style-name="P58"/>
      <text:p text:style-name="P58"/>
      <text:p text:style-name="P58"/>
      <text:p text:style-name="P58">Install neccessary image I/O packages</text:p>
      <text:list xml:id="list7079228331886014707" text:style-name="L7">
        <text:list-item>
          <text:p text:style-name="P122">sudo apt-get install libjpeg8-dev libtiff4-dev libjasper-dev libpng12-dev</text:p>
        </text:list-item>
      </text:list>
      <text:p text:style-name="P58"/>
      <text:p text:style-name="P58"/>
      <text:p text:style-name="P58"><text:soft-page-break/>Install GTK development library used for GUI and is required to view images on screen</text:p>
      <text:list xml:id="list5981730763616639012" text:style-name="L8">
        <text:list-item>
          <text:p text:style-name="P123">sudo apt-get install libgtk2.0-dev</text:p>
        </text:list-item>
      </text:list>
      <text:p text:style-name="P58"/>
      <text:p text:style-name="P58"/>
      <text:p text:style-name="P58">Install neccessary video I/O packages used to load video files using OpenCV</text:p>
      <text:list xml:id="list2551709863615950016" text:style-name="L9">
        <text:list-item>
          <text:p text:style-name="P124">sudo apt-get install libavcodec-dev libavformat-dev libswscale-dev libv4l-dev</text:p>
        </text:list-item>
      </text:list>
      <text:p text:style-name="P58"/>
      <text:p text:style-name="P58"/>
      <text:p text:style-name="P58">Install libraries that are used to optimize various operations within OpenCV</text:p>
      <text:list xml:id="list338733015505768580" text:style-name="L10">
        <text:list-item>
          <text:p text:style-name="P125">sudo apt-get install libatlas-base-dev gfortran</text:p>
        </text:list-item>
      </text:list>
      <text:p text:style-name="P58"/>
      <text:p text:style-name="P58"/>
      <text:p text:style-name="P58">Install pip</text:p>
      <text:list xml:id="list8904091584157905977" text:style-name="L11">
        <text:list-item>
          <text:p text:style-name="P126">wget <text:a xlink:type="simple" xlink:href="https://bootstrap.pypa.io/get-pip.py" text:style-name="Internet_20_link" text:visited-style-name="Visited_20_Internet_20_Link">https://bootstrap.pypa.io/get-pip.py</text:a></text:p>
        </text:list-item>
      </text:list>
      <text:p text:style-name="P58"/>
      <text:list xml:id="list165335708261189" text:continue-numbering="true" text:style-name="L11">
        <text:list-item>
          <text:p text:style-name="P126">sudo python get-pip.py</text:p>
        </text:list-item>
      </text:list>
      <text:p text:style-name="P58"/>
      <text:list xml:id="list165336652686291" text:continue-numbering="true" text:style-name="L11">
        <text:list-header>
          <text:p text:style-name="P126"/>
          <text:p text:style-name="P127">Install virtualenv and virtualenvwrapper</text:p>
        </text:list-header>
        <text:list-item>
          <text:p text:style-name="P127">sudo pip install virtualenv virtualenvwrapper</text:p>
        </text:list-item>
      </text:list>
      <text:p text:style-name="P59"/>
      <text:list xml:id="list165336877150963" text:continue-numbering="true" text:style-name="L11">
        <text:list-item>
          <text:p text:style-name="P127">sudo rm -rf ~/.cache/pip</text:p>
        </text:list-item>
      </text:list>
      <text:p text:style-name="P59"/>
      <text:list xml:id="list165337257439266" text:continue-numbering="true" text:style-name="L11">
        <text:list-item>
          <text:p text:style-name="P127">export WORKON_HOME=$HOME/.virtualenvs</text:p>
        </text:list-item>
      </text:list>
      <text:p text:style-name="P59"/>
      <text:list xml:id="list165335888533379" text:continue-numbering="true" text:style-name="L11">
        <text:list-item>
          <text:p text:style-name="P127">source /usr/local/bin/virtualenvwrapper.sh</text:p>
        </text:list-item>
      </text:list>
      <text:p text:style-name="P59"/>
      <text:list xml:id="list165335884065980" text:continue-numbering="true" text:style-name="L11">
        <text:list-item>
          <text:p text:style-name="P127">source ~/.profile</text:p>
        </text:list-item>
      </text:list>
      <text:p text:style-name="P59"/>
      <text:list xml:id="list165337180599332" text:continue-numbering="true" text:style-name="L11">
        <text:list-item>
          <text:p text:style-name="P127">mkvirtual cv</text:p>
        </text:list-item>
      </text:list>
      <text:p text:style-name="P59"/>
      <text:p text:style-name="P59"/>
      <text:p text:style-name="P59">Now we need to install Python 2.7 tools</text:p>
      <text:list xml:id="list1843348707024693427" text:style-name="L12">
        <text:list-item>
          <text:p text:style-name="P128">sudo apt-get install python2.7-dev</text:p>
        </text:list-item>
      </text:list>
      <text:p text:style-name="P59"/>
      <text:list xml:id="list165335514730751" text:continue-numbering="true" text:style-name="L12">
        <text:list-item>
          <text:p text:style-name="P128">pip install numpy</text:p>
        </text:list-item>
      </text:list>
      <text:p text:style-name="P59"/>
      <text:p text:style-name="P59"/>
      <text:p text:style-name="P59">Download OpenCV and unpack it</text:p>
      <text:list xml:id="list5694942478230815436" text:style-name="L13">
        <text:list-item>
          <text:p text:style-name="P129">wget -0 opencv-2.4.10.zip <text:a xlink:type="simple" xlink:href="http://sourceforge.net/projects/opencvlibrary/files/opencv-unix/2.4.10/opencv-2.4.10.zip/download" text:style-name="Internet_20_link" text:visited-style-name="Visited_20_Internet_20_Link">http://sourceforge.net/projects/opencvlibrary/files/opencv-unix/2.4.10/opencv-2.4.10.zip/download</text:a></text:p>
        </text:list-item>
      </text:list>
      <text:p text:style-name="P59"/>
      <text:list xml:id="list165337211685810" text:continue-numbering="true" text:style-name="L13">
        <text:list-item>
          <text:p text:style-name="P129">unzip opencv-2.4.10.zip</text:p>
        </text:list-item>
      </text:list>
      <text:p text:style-name="P59"/>
      <text:list xml:id="list165335894805561" text:continue-numbering="true" text:style-name="L13">
        <text:list-item>
          <text:p text:style-name="P129">cd opencv-2.4.10</text:p>
        </text:list-item>
      </text:list>
      <text:p text:style-name="P59"/>
      <text:list xml:id="list165337083990404" text:continue-numbering="true" text:style-name="L13">
        <text:list-item>
          <text:p text:style-name="P129">sudo make install </text:p>
        </text:list-item>
      </text:list>
      <text:p text:style-name="P59"/>
      <text:list xml:id="list165337051342363" text:continue-numbering="true" text:style-name="L13">
        <text:list-item>
          <text:p text:style-name="P129">sudo ldconfig</text:p>
        </text:list-item>
      </text:list>
      <text:p text:style-name="P59"/>
      <text:p text:style-name="P59"><text:soft-page-break/></text:p>
      <text:p text:style-name="P59">Now sync OpenCV into our site-packages</text:p>
      <text:list xml:id="list1456743545978125194" text:style-name="L14">
        <text:list-item>
          <text:p text:style-name="P130">cd ~/.virtualenvs/cv/lib/python2.7/site-packages/</text:p>
        </text:list-item>
      </text:list>
      <text:p text:style-name="P59"/>
      <text:list xml:id="list165336698715472" text:continue-numbering="true" text:style-name="L14">
        <text:list-item>
          <text:p text:style-name="P131">ln -s /u<text:span text:style-name="T27">bhedaghat</text:span>sr/local/lib/python2.7/site-packages/cv2.so cv2.so</text:p>
        </text:list-item>
      </text:list>
      <text:p text:style-name="P59"/>
      <text:list xml:id="list165335591889467" text:continue-numbering="true" text:style-name="L14">
        <text:list-item>
          <text:p text:style-name="P130">ln -s /usr/local/lib/python2.7/site-packages/cv.so cv.so</text:p>
        </text:list-item>
      </text:list>
      <text:p text:style-name="P59"/>
      <text:p text:style-name="P59"/>
      <text:p text:style-name="P59">Test our OpenCV and Python installations</text:p>
      <text:list xml:id="list4972612353014616537" text:style-name="L15">
        <text:list-item>
          <text:p text:style-name="P132">workon cv</text:p>
        </text:list-item>
      </text:list>
      <text:p text:style-name="P59"/>
      <text:list xml:id="list165336639538481" text:continue-numbering="true" text:style-name="L15">
        <text:list-item>
          <text:p text:style-name="P132">python</text:p>
        </text:list-item>
      </text:list>
      <text:p text:style-name="P59"/>
      <text:list xml:id="list165336199367662" text:continue-numbering="true" text:style-name="L15">
        <text:list-item>
          <text:p text:style-name="P132">import cv2</text:p>
        </text:list-item>
      </text:list>
      <text:p text:style-name="P59"/>
      <text:list xml:id="list165335390344147" text:continue-numbering="true" text:style-name="L15">
        <text:list-item>
          <text:p text:style-name="P132">cv2.__version__</text:p>
        </text:list-item>
      </text:list>
      <text:p text:style-name="P59"/>
      <text:p text:style-name="P59"><text:s text:c="12"/>‘2.4.10’</text:p>
      <text:p text:style-name="P59"/>
      <text:p text:style-name="P59"/>
      <text:p text:style-name="P59">Now again update and upgrade installed packages</text:p>
      <text:list xml:id="list8001963366321288349" text:style-name="L16">
        <text:list-item>
          <text:p text:style-name="P133">sudo apt-get update</text:p>
        </text:list-item>
      </text:list>
      <text:p text:style-name="P60"/>
      <text:list xml:id="list165335933370897" text:continue-numbering="true" text:style-name="L16">
        <text:list-item>
          <text:p text:style-name="P133">sudo apt-get upgrade</text:p>
        </text:list-item>
      </text:list>
      <text:p text:style-name="P60"/>
      <text:list xml:id="list165336629878941" text:continue-numbering="true" text:style-name="L16">
        <text:list-item>
          <text:p text:style-name="P133">sudo apt-get dist-upgrade</text:p>
        </text:list-item>
      </text:list>
      <text:p text:style-name="P60"/>
      <text:list xml:id="list165337268844899" text:continue-numbering="true" text:style-name="L16">
        <text:list-item>
          <text:p text:style-name="P133">sudo reboot</text:p>
        </text:list-item>
      </text:list>
      <text:p text:style-name="P61"/>
      <text:p text:style-name="P61"/>
      <text:p text:style-name="P61">For <text:span text:style-name="T14">detailed analysis</text:span> of all above steps visit here: <text:a xlink:type="simple" xlink:href="http://www.pyimagesearch.com/2015/02/23/install-opencv-and-python-on-your-raspberry-pi-2-and-b/" text:style-name="Internet_20_link" text:visited-style-name="Visited_20_Internet_20_Link">http://www.pyimagesearch.com/2015/02/23/install-opencv-and-python-on-your-raspberry-pi-2-and-b/</text:a> </text:p>
      <text:p text:style-name="P49"/>
      <text:p text:style-name="P17"><text:tab/></text:p>
      <text:p text:style-name="P17"/>
      <text:p text:style-name="P17"><text:tab/>Install opencv libraries for camera</text:p>
      <text:list xml:id="list2994434867068837631" text:style-name="L17">
        <text:list-item>
          <text:p text:style-name="P134">sudo apt-get install libopencv-dev python-opencv python-dev</text:p>
          <text:p text:style-name="P137"><text:span text:style-name="T16">G</text:span><text:span text:style-name="T15">o here for installation of other libraries </text:span></text:p>
          <text:p text:style-name="P137"><text:a xlink:type="simple" xlink:href="http://rpihome.blogspot.in/2015/03/face-detection-with-raspberry-pi.html" text:style-name="Internet_20_link" text:visited-style-name="Visited_20_Internet_20_Link">http://rpihome.blogspot.in/2015/03/face-detection-with-raspberry-pi.html</text:a><text:span text:style-name="T15"> </text:span></text:p>
          <text:p text:style-name="P135"/>
        </text:list-item>
      </text:list>
      <text:p text:style-name="P50"><text:tab/></text:p>
      <text:p text:style-name="P18"><text:tab/>Install picamera library</text:p>
      <text:list xml:id="list435542427401368209" text:style-name="L18">
        <text:list-item>
          <text:p text:style-name="P136">sudo apt-get install python-picamera</text:p>
        </text:list-item>
      </text:list>
      <text:p text:style-name="P51"/>
      <text:p text:style-name="P19"/>
      <text:p text:style-name="P19">Possible errors/<text:span text:style-name="T14">Issues</text:span>:</text:p>
      <text:p text:style-name="P100"/>
      <text:list xml:id="list1550831517251188437" text:style-name="L19">
        <text:list-item>
          <text:p text:style-name="P99">Make sure to correctly and fully install cmake and OpenCV.</text:p>
        </text:list-item>
        <text:list-item>
          <text:p text:style-name="P99">The below written code is valid for python 2.7 so if you are using python 3.0 you need to <text:soft-page-break/>downgrade your python version.</text:p>
          <text:p text:style-name="P99"/>
        </text:list-item>
      </text:list>
      <text:p text:style-name="P18">After all these installation we can start writing code for Face Recognition.</text:p>
      <text:p text:style-name="P18"/>
      <text:p text:style-name="P18"/>
      <text:p text:style-name="P68">Codes for understanding functioning of Picamera, OpenCV and Python</text:p>
      <text:p text:style-name="P62"/>
      <text:list xml:id="list3212891923855670158" text:style-name="L20">
        <text:list-item>
          <text:p text:style-name="P138">Code to click a picture with Picamera</text:p>
        </text:list-item>
      </text:list>
      <text:p text:style-name="P7"><draw:frame text:anchor-type="paragraph" draw:z-index="0" draw:style-name="gr1" draw:text-style-name="P142" svg:width="15.553cm" svg:height="10.378cm" svg:x="0.885cm" svg:y="0.37cm"><draw:text-box><text:p><text:span text:style-name="T29">#import the neccessary packages</text:span></text:p><text:p><text:span text:style-name="T30"><text:tab/></text:span><text:span text:style-name="T31">from</text:span><text:span text:style-name="T30"> </text:span><text:span text:style-name="T32">picamera.array</text:span><text:span text:style-name="T30"> </text:span><text:span text:style-name="T31">import</text:span><text:span text:style-name="T30"> PiRGBArray</text:span></text:p><text:p><text:span text:style-name="T30"><text:tab/></text:span><text:span text:style-name="T31">from</text:span><text:span text:style-name="T30"> </text:span><text:span text:style-name="T32">picamera</text:span><text:span text:style-name="T30"> </text:span><text:span text:style-name="T31">import</text:span><text:span text:style-name="T30"> <text:s/>picamera</text:span></text:p><text:p><text:span text:style-name="T30"><text:tab/></text:span><text:span text:style-name="T31">import</text:span><text:span text:style-name="T30"> </text:span><text:span text:style-name="T32">time</text:span></text:p><text:p><text:span text:style-name="T30"><text:tab/></text:span><text:span text:style-name="T31">import</text:span><text:span text:style-name="T30"> </text:span><text:span text:style-name="T32">cv2</text:span></text:p><text:p><text:span text:style-name="T30"/></text:p><text:p><text:span text:style-name="T30"><text:tab/></text:span><text:span text:style-name="T29">#initialize the camera and grab a reference to the </text:span><text:span text:style-name="T29">raw camera </text:span></text:p><text:p><text:span text:style-name="T30"><text:tab/></text:span><text:span text:style-name="T30">camera</text:span><text:span text:style-name="T33">=</text:span><text:span text:style-name="T30">PiCamera()</text:span></text:p><text:p><text:span text:style-name="T30"><text:tab/></text:span><text:span text:style-name="T30">rawCapture</text:span><text:span text:style-name="T33">=</text:span><text:span text:style-name="T30">PiRGBArray(camera)</text:span></text:p><text:p><text:span text:style-name="T30"><text:tab/></text:span></text:p><text:p><text:span text:style-name="T30"><text:tab/></text:span><text:span text:style-name="T29">#allow the camera to warmup</text:span></text:p><text:p><text:span text:style-name="T30"><text:tab/></text:span><text:span text:style-name="T30">time</text:span><text:span text:style-name="T33">.</text:span><text:span text:style-name="T30">sleep(</text:span><text:span text:style-name="T33">1</text:span><text:span text:style-name="T30">)</text:span></text:p><text:p><text:span text:style-name="T30"/></text:p><text:p><text:span text:style-name="T30"><text:tab/></text:span><text:span text:style-name="T29">#grab an image from the camera</text:span></text:p><text:p><text:span text:style-name="T30"><text:tab/></text:span><text:span text:style-name="T30">camera</text:span><text:span text:style-name="T33">.</text:span><text:span text:style-name="T30">capture(rawCapture, format</text:span><text:span text:style-name="T33">=</text:span><text:span text:style-name="T30">”bgr”)</text:span></text:p><text:p><text:span text:style-name="T30"><text:tab/></text:span><text:span text:style-name="T30">image</text:span><text:span text:style-name="T33">=</text:span><text:span text:style-name="T30">rawCapture</text:span><text:span text:style-name="T33">.</text:span><text:span text:style-name="T30">array</text:span></text:p><text:p><text:span text:style-name="T30"/></text:p><text:p><text:span text:style-name="T30"><text:tab/></text:span><text:span text:style-name="T29">#display the image on screen and wait for a keypress</text:span></text:p><text:p><text:span text:style-name="T30"><text:tab/></text:span><text:span text:style-name="T30">cv2</text:span><text:span text:style-name="T33">.</text:span><text:span text:style-name="T30">imshow(“Image”,image)</text:span></text:p><text:p><text:span text:style-name="T30"><text:tab/></text:span><text:span text:style-name="T30">cv2</text:span><text:span text:style-name="T33">.</text:span><text:span text:style-name="T30">waitKey(</text:span><text:span text:style-name="T33">0</text:span><text:span text:style-name="T30">)</text:span></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text:anchor-type="paragraph" draw:z-index="1" draw:style-name="gr2" draw:text-style-name="P142" svg:width="16.259cm" svg:height="14.396cm" svg:x="1.296cm" svg:y="-0.531cm"><draw:text-box><text:p><text:span text:style-name="T29">#import the neccassary packages</text:span></text:p><text:p><text:span text:style-name="T30"><text:tab/></text:span><text:span text:style-name="T31">from</text:span><text:span text:style-name="T30"> </text:span><text:span text:style-name="T32">picamera.array</text:span><text:span text:style-name="T30"> </text:span><text:span text:style-name="T31">import</text:span><text:span text:style-name="T30"> PiRGBArray</text:span></text:p><text:p><text:span text:style-name="T30"><text:tab/></text:span><text:span text:style-name="T31">from</text:span><text:span text:style-name="T30"> </text:span><text:span text:style-name="T32">picamera</text:span><text:span text:style-name="T30"> </text:span><text:span text:style-name="T31">import</text:span><text:span text:style-name="T30"> PiCamera</text:span></text:p><text:p><text:span text:style-name="T30"><text:tab/></text:span><text:span text:style-name="T31">import</text:span><text:span text:style-name="T30"> </text:span><text:span text:style-name="T32">time</text:span></text:p><text:p><text:span text:style-name="T30"><text:tab/></text:span><text:span text:style-name="T31">import</text:span><text:span text:style-name="T30"> </text:span><text:span text:style-name="T32">cv2</text:span></text:p><text:p><text:span text:style-name="T30"><text:tab/></text:span></text:p><text:p><text:span text:style-name="T30"><text:tab/></text:span><text:span text:style-name="T29">#initializew the camera and grab a reference to the </text:span><text:span text:style-name="T29">raw camera</text:span></text:p><text:p><text:span text:style-name="T30"><text:tab/></text:span><text:span text:style-name="T30">camera</text:span><text:span text:style-name="T33">=</text:span><text:span text:style-name="T30">PiCamera()</text:span></text:p><text:p><text:span text:style-name="T30"><text:tab/></text:span><text:span text:style-name="T30">camera</text:span><text:span text:style-name="T33">.</text:span><text:span text:style-name="T30">resolution</text:span><text:span text:style-name="T33">=</text:span><text:span text:style-name="T30">(</text:span><text:span text:style-name="T33">640</text:span><text:span text:style-name="T30">,</text:span><text:span text:style-name="T33">480</text:span><text:span text:style-name="T30">)</text:span></text:p><text:p><text:span text:style-name="T30"><text:tab/></text:span><text:span text:style-name="T30">camera</text:span><text:span text:style-name="T33">.</text:span><text:span text:style-name="T30">framerate</text:span><text:span text:style-name="T33">=32</text:span><text:span text:style-name="T30"><text:line-break/></text:span><text:span text:style-name="T30"><text:tab/></text:span><text:span text:style-name="T30">rawCapture</text:span><text:span text:style-name="T33">=</text:span><text:span text:style-name="T30">PiRGBArray(camera,size</text:span><text:span text:style-name="T33">=</text:span><text:span text:style-name="T30">(</text:span><text:span text:style-name="T33">640</text:span><text:span text:style-name="T30">,</text:span><text:span text:style-name="T33">480</text:span><text:span text:style-name="T30">))</text:span></text:p><text:p><text:span text:style-name="T30"/></text:p><text:p><text:span text:style-name="T30"><text:tab/></text:span><text:span text:style-name="T29">#allow the camera to warmup</text:span></text:p><text:p><text:span text:style-name="T30"><text:tab/></text:span><text:span text:style-name="T30">time</text:span><text:span text:style-name="T33">.</text:span><text:span text:style-name="T30">sleep(</text:span><text:span text:style-name="T33">0.1</text:span><text:span text:style-name="T30">)</text:span></text:p><text:p><text:span text:style-name="T30"/></text:p><text:p><text:span text:style-name="T30"><text:tab/></text:span><text:span text:style-name="T29">#captures frames from the camera</text:span></text:p><text:p><text:span text:style-name="T30"><text:tab/></text:span><text:span text:style-name="T31">for</text:span><text:span text:style-name="T30"> frame </text:span><text:span text:style-name="T34">in</text:span><text:span text:style-name="T30"> camera</text:span><text:span text:style-name="T33">.</text:span><text:span text:style-name="T30">capture_continuous</text:span></text:p><text:p><text:span text:style-name="T30"><text:s text:c="5"/></text:span><text:span text:style-name="T30">(rawCapture,format</text:span><text:span text:style-name="T33">-</text:span><text:span text:style-name="T30">”bgr”,use_video_port</text:span><text:span text:style-name="T33">=</text:span><text:span text:style-name="T31">True</text:span><text:span text:style-name="T30">) :</text:span></text:p><text:p><text:span text:style-name="T30"><text:tab/></text:span><text:span text:style-name="T30"><text:tab/></text:span><text:span text:style-name="T29">#grab the numpy array representing the image, then </text:span><text:span text:style-name="T29"><text:tab/></text:span><text:span text:style-name="T29"><text:tab/></text:span><text:span text:style-name="T29"><text:tab/></text:span><text:span text:style-name="T29">initialize the timestamp</text:span></text:p><text:p><text:span text:style-name="T35"><text:tab/></text:span><text:span text:style-name="T35"><text:tab/></text:span><text:span text:style-name="T29">#and occupied/unoccupied text</text:span></text:p><text:p><text:span text:style-name="T30"><text:tab/></text:span><text:span text:style-name="T30"><text:tab/></text:span><text:span text:style-name="T30">image</text:span><text:span text:style-name="T33">=</text:span><text:span text:style-name="T30">fram</text:span><text:span text:style-name="T33">.</text:span><text:span text:style-name="T30">array</text:span></text:p><text:p><text:span text:style-name="T30"><text:tab/></text:span></text:p><text:p><text:span text:style-name="T30"><text:tab/></text:span><text:span text:style-name="T30"><text:tab/></text:span><text:span text:style-name="T29">#show the frame</text:span></text:p><text:p><text:span text:style-name="T30"><text:tab/></text:span><text:span text:style-name="T30"><text:tab/></text:span><text:span text:style-name="T30">cv2</text:span><text:span text:style-name="T33">.</text:span><text:span text:style-name="T30">imshow(“Frame”,image)</text:span></text:p><text:p><text:span text:style-name="T30"><text:tab/></text:span><text:span text:style-name="T30"><text:tab/></text:span><text:span text:style-name="T30">key</text:span><text:span text:style-name="T33">=</text:span><text:span text:style-name="T30">cv2</text:span><text:span text:style-name="T33">.</text:span><text:span text:style-name="T30">waitKey(</text:span><text:span text:style-name="T33">1</text:span><text:span text:style-name="T30">) </text:span><text:span text:style-name="T33">&amp;&amp;</text:span><text:span text:style-name="T30"> </text:span><text:span text:style-name="T33">0xFF</text:span></text:p><text:p><text:span text:style-name="T30"><text:tab/></text:span></text:p><text:p><text:span text:style-name="T30"><text:tab/></text:span><text:span text:style-name="T30"><text:tab/></text:span><text:span text:style-name="T29">#clear the stream in preparation for next frame</text:span></text:p><text:p><text:span text:style-name="T30"><text:tab/></text:span><text:span text:style-name="T30"><text:tab/></text:span><text:span text:style-name="T30">rawCapture</text:span><text:span text:style-name="T33">.</text:span><text:span text:style-name="T30">truncate(</text:span><text:span text:style-name="T33">0</text:span><text:span text:style-name="T30">)</text:span></text:p><text:p><text:span text:style-name="T30"/></text:p><text:p><text:span text:style-name="T30"><text:tab/></text:span><text:span text:style-name="T30"><text:tab/></text:span><text:span text:style-name="T29">#if ‘q’ key is pressed, break</text:span></text:p><text:p><text:span text:style-name="T30"><text:tab/></text:span><text:span text:style-name="T30"><text:tab/></text:span><text:span text:style-name="T31">if</text:span><text:span text:style-name="T30"> key</text:span><text:span text:style-name="T33">==</text:span><text:span text:style-name="T31">ord</text:span><text:span text:style-name="T30">(“q”):</text:span></text:p><text:p><text:span text:style-name="T30"><text:tab/></text:span><text:span text:style-name="T30"><text:tab/></text:span><text:span text:style-name="T30"><text:tab/></text:span><text:span text:style-name="T31">break</text:span></text:p></draw:text-box></draw:frame></text:p>
      <text:p text:style-name="P7"/>
      <text:p text:style-name="P7"/>
      <text:p text:style-name="P7"><text:tab/></text:p>
      <text:p text:style-name="P1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254841911115340439" text:style-name="L21">
        <text:list-item>
          <text:p text:style-name="P78">Code for accessing the Video stream of PiCamera</text:p>
        </text:list-item>
      </text:list>
      <text:p text:style-name="P15"/>
      <text:p text:style-name="P15"><text:tab/></text:p>
      <text:p text:style-name="P16"/>
      <text:p text:style-name="P16"/>
      <text:p text:style-name="P16"><text:soft-page-break/>Read the above code carefully</text:p>
      <text:p text:style-name="P16"/>
      <text:p text:style-name="P16"/>
      <text:p text:style-name="P72"/>
      <text:list xml:id="list187737041312093928" text:style-name="L22">
        <text:list-item>
          <text:p text:style-name="P139">Detection of faces in an Video Streams</text:p>
        </text:list-item>
      </text:list>
      <text:p text:style-name="P13"/>
      <text:p text:style-name="P13"><draw:frame text:anchor-type="paragraph" draw:z-index="2" draw:style-name="gr3" draw:text-style-name="P142" svg:width="16.581cm" svg:height="10.713cm" svg:x="0.651cm" svg:y="0.381cm"><draw:text-box><text:p><text:span text:style-name="T36"/></text:p><text:p text:style-name="P143"><text:span text:style-name="T36"><text:tab/></text:span><text:span text:style-name="T37"> </text:span><text:span text:style-name="T31">impor</text:span><text:span text:style-name="T30">t</text:span><text:span text:style-name="T32"> i</text:span><text:span text:style-name="T30">o</text:span></text:p><text:p text:style-name="P144"><text:span text:style-name="T30"><text:s text:c="2"/></text:span><text:span text:style-name="T31"><text:s/></text:span><text:span text:style-name="T31">impor</text:span><text:span text:style-name="T30">t</text:span><text:span text:style-name="T32"> picamer</text:span><text:span text:style-name="T30">a</text:span></text:p><text:p text:style-name="P144"><text:span text:style-name="T30"><text:s text:c="2"/></text:span><text:span text:style-name="T31"><text:s/></text:span><text:span text:style-name="T31">impor</text:span><text:span text:style-name="T30">t</text:span><text:span text:style-name="T32"> cv</text:span><text:span text:style-name="T30">2</text:span></text:p><text:p text:style-name="P144"><text:span text:style-name="T30"><text:s text:c="2"/></text:span><text:span text:style-name="T31"><text:s/></text:span><text:span text:style-name="T31">impor</text:span><text:span text:style-name="T30">t</text:span><text:span text:style-name="T32"> nump</text:span><text:span text:style-name="T30">y</text:span></text:p><text:p text:style-name="P144"><text:span text:style-name="T30"><text:s text:c="3"/></text:span><text:span text:style-name="T30">faceCascade</text:span><text:span text:style-name="T33"> </text:span><text:span text:style-name="T30">=cv</text:span><text:span text:style-name="T33">2</text:span><text:span text:style-name="T30">.CascadeClassifier</text:span></text:p><text:p text:style-name="P144"><text:span text:style-name="T30"><text:tab/></text:span><text:span text:style-name="T38">('haarcascade_frontalface_default.xml</text:span><text:span text:style-name="T30">')</text:span></text:p><text:p text:style-name="P145"><text:span text:style-name="T30"><text:tab/></text:span><text:span text:style-name="T30"><text:tab/></text:span><text:span text:style-name="T30">video_capture</text:span><text:span text:style-name="T33"> </text:span><text:span text:style-name="T30">= cv</text:span><text:span text:style-name="T33">2</text:span><text:span text:style-name="T30">.VideoCapture</text:span><text:span text:style-name="T33">(</text:span><text:span text:style-name="T30">0)</text:span></text:p><text:p text:style-name="P145"><text:span text:style-name="T30"><text:tab/></text:span><text:span text:style-name="T31"><text:tab/></text:span><text:span text:style-name="T31">whil</text:span><text:span text:style-name="T30">e</text:span><text:span text:style-name="T31"> Tru</text:span><text:span text:style-name="T30">e:</text:span></text:p><text:p text:style-name="P145"><text:span text:style-name="T30"><text:tab/></text:span><text:span text:style-name="T30"><text:tab/></text:span><text:span text:style-name="T30"><text:tab/></text:span><text:span text:style-name="T30">ret, frame</text:span><text:span text:style-name="T33"> </text:span><text:span text:style-name="T30">= video_captur</text:span><text:span text:style-name="T33">e</text:span><text:span text:style-name="T30">.read()</text:span></text:p><text:p text:style-name="P145"><text:span text:style-name="T30"><text:tab/></text:span><text:span text:style-name="T30"><text:tab/></text:span><text:span text:style-name="T30"><text:tab/></text:span><text:span text:style-name="T30">gray</text:span><text:span text:style-name="T33"> </text:span><text:span text:style-name="T30">= cv</text:span><text:span text:style-name="T33">2</text:span><text:span text:style-name="T30">.cvtColor(frame, cv</text:span><text:span text:style-name="T33">2</text:span><text:span text:style-name="T30">.COLOR_BGR2GRAY)</text:span></text:p><text:p text:style-name="P144"><text:span text:style-name="T30"><text:tab/></text:span><text:span text:style-name="T30"><text:tab/></text:span><text:span text:style-name="T30">face</text:span><text:span text:style-name="T33">s</text:span><text:span text:style-name="T30">=faceCascad</text:span><text:span text:style-name="T33">e</text:span><text:span text:style-name="T30">.detectMultiScale</text:span></text:p><text:p text:style-name="P144"><text:span text:style-name="T30"><text:tab/></text:span><text:span text:style-name="T30"><text:tab/></text:span><text:span text:style-name="T30">(frame,scaleFacto</text:span><text:span text:style-name="T33">r=1.</text:span><text:span text:style-name="T30">1,minNeighbor</text:span><text:span text:style-name="T33">s=</text:span><text:span text:style-name="T30">5,minSiz</text:span><text:span text:style-name="T33">e</text:span><text:span text:style-name="T30">=</text:span><text:span text:style-name="T33">(3</text:span><text:span text:style-name="T30">0, </text:span><text:span text:style-name="T30"><text:tab/></text:span><text:span text:style-name="T33"><text:tab/></text:span><text:span text:style-name="T33">3</text:span><text:span text:style-name="T30">0),flag</text:span><text:span text:style-name="T33">s</text:span><text:span text:style-name="T30">=cv</text:span><text:span text:style-name="T33">2</text:span><text:span text:style-name="T30">.c</text:span><text:span text:style-name="T33">v</text:span><text:span text:style-name="T30">.CV_HAAR_SCALE_IMAGE)</text:span></text:p><text:p text:style-name="P145"><text:span text:style-name="T30"><text:tab/></text:span><text:span text:style-name="T30"><text:tab/></text:span><text:span text:style-name="T39"><text:tab/></text:span><text:span text:style-name="T29"># Draw a rectangle around the face</text:span><text:span text:style-name="T35">s</text:span></text:p><text:p text:style-name="P144"><text:span text:style-name="T30"><text:tab/></text:span><text:span text:style-name="T31"><text:tab/></text:span><text:span text:style-name="T31">fo</text:span><text:span text:style-name="T30">r (x, y, w, h)</text:span><text:span text:style-name="T34"> i</text:span><text:span text:style-name="T30">n faces:</text:span></text:p><text:p text:style-name="P144"><text:span text:style-name="T30"><text:s/></text:span><text:span text:style-name="T30"><text:tab/></text:span><text:span text:style-name="T30"><text:tab/></text:span><text:span text:style-name="T30"><text:tab/></text:span><text:span text:style-name="T30">cv</text:span><text:span text:style-name="T33">2</text:span><text:span text:style-name="T30">.rectangle(frame,(x,y),(</text:span><text:span text:style-name="T33">x</text:span><text:span text:style-name="T30">+w,</text:span><text:span text:style-name="T33">y</text:span><text:span text:style-name="T30">+h),</text:span><text:span text:style-name="T30"><text:tab/></text:span><text:span text:style-name="T30"><text:tab/></text:span><text:span text:style-name="T30"><text:tab/></text:span><text:span text:style-name="T30"><text:tab/></text:span><text:span text:style-name="T30"><text:tab/></text:span><text:span text:style-name="T30"><text:tab/></text:span><text:span text:style-name="T33">(</text:span><text:span text:style-name="T30">0</text:span><text:span text:style-name="T33">,25</text:span><text:span text:style-name="T30">5</text:span><text:span text:style-name="T33">,</text:span><text:span text:style-name="T30">0)</text:span><text:span text:style-name="T33">,</text:span><text:span text:style-name="T30">2)</text:span></text:p><text:p text:style-name="P144"><text:span text:style-name="T30"/></text:p><text:p text:style-name="P144"><text:span text:style-name="T30"><text:tab/></text:span><text:span text:style-name="T39"><text:tab/></text:span><text:span text:style-name="T29"># Display the resulting fram</text:span><text:span text:style-name="T35">e</text:span></text:p><text:p text:style-name="P144"><text:span text:style-name="T30"><text:tab/></text:span><text:span text:style-name="T30"><text:tab/></text:span><text:span text:style-name="T30">cv</text:span><text:span text:style-name="T33">2</text:span><text:span text:style-name="T30">.imshow</text:span><text:span text:style-name="T38">('Video</text:span><text:span text:style-name="T30">', frame)</text:span></text:p><text:p text:style-name="P144"><text:span text:style-name="T30"/></text:p><text:p text:style-name="P144"><text:span text:style-name="T30"><text:tab/></text:span><text:span text:style-name="T31"><text:tab/></text:span><text:span text:style-name="T31">i</text:span><text:span text:style-name="T30">f cv</text:span><text:span text:style-name="T33">2</text:span><text:span text:style-name="T30">.waitKey</text:span><text:span text:style-name="T33">(</text:span><text:span text:style-name="T30">1</text:span><text:span text:style-name="T33">)=</text:span><text:span text:style-name="T31">=or</text:span><text:span text:style-name="T30">d</text:span><text:span text:style-name="T38">('e</text:span><text:span text:style-name="T30">'):</text:span></text:p><text:p text:style-name="P144"><text:span text:style-name="T30"><text:tab/></text:span><text:span text:style-name="T30"><text:tab/></text:span><text:span text:style-name="T30"> </text:span><text:span text:style-name="T30"><text:tab/></text:span><text:span text:style-name="T31"><text:tab/></text:span><text:span text:style-name="T31">brea</text:span><text:span text:style-name="T30">k</text:span></text:p><text:p text:style-name="P146"><text:span text:style-name="T30"/></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3"/>
      <text:p text:style-name="P52">How to run?</text:p>
      <text:list xml:id="list7974104141161278731" text:style-name="L23">
        <text:list-item>
          <text:p text:style-name="P101">Save the above code snippet/s with your desired name.</text:p>
        </text:list-item>
        <text:list-item>
          <text:p text:style-name="P101">Run the command <text:span text:style-name="T21">sudo python program_name.py.</text:span></text:p>
        </text:list-item>
        <text:list-item>
          <text:p text:style-name="P102">Program will start to run.</text:p>
        </text:list-item>
      </text:list>
      <text:p text:style-name="P68"/>
      <text:p text:style-name="P62"/>
      <text:p text:style-name="P62"/>
      <text:p text:style-name="P62"/>
      <text:p text:style-name="P62"/>
      <text:p text:style-name="P62"/>
      <text:p text:style-name="P62"/>
      <text:p text:style-name="P62"/>
      <text:p text:style-name="P62"/>
      <text:p text:style-name="P62"/>
      <text:p text:style-name="P62"/>
      <text:p text:style-name="P62"/>
      <text:p text:style-name="P62">Creating a table in MongoDB using pymongo</text:p>
      <text:p text:style-name="P53"/>
      <text:list xml:id="list165336017300803" text:continue-list="list165336131998694" text:style-name="L3">
        <text:list-header>
          <text:p text:style-name="P84">Mongo is <text:span text:style-name="T28">classified as </text:span>N<text:span text:style-name="T28">o</text:span>SQL <text:span text:style-name="T28">database program</text:span>. <text:span text:style-name="T23">For detailed information visit this link: </text:span><text:a xlink:type="simple" xlink:href="https://api.mongodb.com/python/current/" text:style-name="Internet_20_link" text:visited-style-name="Visited_20_Internet_20_Link"><text:span text:style-name="T23">https://api.mongodb.com/python/current/</text:span></text:a><text:span text:style-name="T23"> </text:span>The following program illustrates this: </text:p>
        </text:list-header>
      </text:list>
      <text:p text:style-name="P7"><text:soft-page-break/></text:p>
      <text:list xml:id="list165336079834400" text:continue-numbering="true" text:style-name="L3">
        <text:list-item>
          <text:p text:style-name="P85">Small example of usage of MongoDB in pytho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65"/>
      <text:p text:style-name="P44"><draw:frame text:anchor-type="paragraph" draw:z-index="3" draw:style-name="gr4" draw:text-style-name="P142" svg:width="16.11cm" svg:height="25.99cm" svg:x="0.356cm" svg:y="0.258cm"><draw:text-box><text:p text:style-name="P147"><text:span text:style-name="T40"/></text:p><text:p text:style-name="P147"><text:span text:style-name="T31">fro</text:span><text:span text:style-name="T30">m</text:span><text:span text:style-name="T32"> pymong</text:span><text:span text:style-name="T30">o</text:span><text:span text:style-name="T31"> impor</text:span><text:span text:style-name="T30">t MongoClient</text:span></text:p><text:p><text:span text:style-name="T30"/></text:p><text:p text:style-name="P147"><text:span text:style-name="T30">clien</text:span><text:span text:style-name="T33">t</text:span><text:span text:style-name="T30">=MongoClient</text:span><text:span text:style-name="T38">('localhost</text:span><text:span text:style-name="T30">',</text:span><text:span text:style-name="T33"> 2801</text:span><text:span text:style-name="T30">7)</text:span></text:p><text:p text:style-name="P147"><text:span text:style-name="T30">d</text:span><text:span text:style-name="T33">b</text:span><text:span text:style-name="T30">=clien</text:span><text:span text:style-name="T33">t</text:span><text:span text:style-name="T30">.empdata</text:span></text:p><text:p text:style-name="P147"><text:span text:style-name="T31"/></text:p><text:p text:style-name="P147"><text:span text:style-name="T31">de</text:span><text:span text:style-name="T30">f</text:span><text:span text:style-name="T32"> mai</text:span><text:span text:style-name="T30">n():</text:span></text:p><text:p text:style-name="P147"><text:span text:style-name="T31"><text:tab/></text:span><text:span text:style-name="T31">whil</text:span><text:span text:style-name="T30">e</text:span><text:span text:style-name="T33">(</text:span><text:span text:style-name="T30">1):</text:span></text:p><text:p text:style-name="P147"><text:span text:style-name="T30"><text:tab/></text:span><text:span text:style-name="T30"><text:tab/></text:span><text:span text:style-name="T30">selectio</text:span><text:span text:style-name="T33">n</text:span><text:span text:style-name="T31">=raw_inpu</text:span><text:span text:style-name="T30">t</text:span><text:span text:style-name="T38">(</text:span><text:span text:style-name="T41">'\</text:span><text:span text:style-name="T38">n1.Inser</text:span><text:span text:style-name="T41">t\</text:span><text:span text:style-name="T38">n2.Updat</text:span><text:span text:style-name="T41">e\</text:span><text:span text:style-name="T38">n3.Rea</text:span><text:span text:style-name="T41">d\</text:span><text:span text:style-name="T38">n4.De</text:span><text:span text:style-name="T38">let</text:span><text:span text:style-name="T41">e\</text:span><text:span text:style-name="T38">n0.Exit</text:span><text:span text:style-name="T30">')</text:span></text:p><text:p text:style-name="P147"><text:span text:style-name="T30"/></text:p><text:p text:style-name="P147"><text:span text:style-name="T30"><text:tab/></text:span><text:span text:style-name="T31"><text:tab/></text:span><text:span text:style-name="T31">i</text:span><text:span text:style-name="T30">f(selectio</text:span><text:span text:style-name="T33">n=</text:span><text:span text:style-name="T38">='1</text:span><text:span text:style-name="T30">'):</text:span></text:p><text:p text:style-name="P147"><text:span text:style-name="T30"><text:tab/></text:span><text:span text:style-name="T30"><text:tab/></text:span><text:span text:style-name="T30"><text:tab/></text:span><text:span text:style-name="T30">insert()</text:span></text:p><text:p text:style-name="P147"><text:span text:style-name="T30"><text:tab/></text:span><text:span text:style-name="T31"><text:tab/></text:span><text:span text:style-name="T31">eli</text:span><text:span text:style-name="T30">f(selectio</text:span><text:span text:style-name="T33">n=</text:span><text:span text:style-name="T38">='2</text:span><text:span text:style-name="T30">')</text:span><text:span text:style-name="T31">:exi</text:span><text:span text:style-name="T30">t</text:span></text:p><text:p text:style-name="P147"><text:span text:style-name="T30"><text:tab/></text:span><text:span text:style-name="T30"><text:tab/></text:span><text:span text:style-name="T30"><text:tab/></text:span><text:span text:style-name="T30">update()</text:span></text:p><text:p text:style-name="P147"><text:span text:style-name="T30"><text:tab/></text:span><text:span text:style-name="T31"><text:tab/></text:span><text:span text:style-name="T31">eli</text:span><text:span text:style-name="T30">f(selectio</text:span><text:span text:style-name="T33">n=</text:span><text:span text:style-name="T38">='3</text:span><text:span text:style-name="T30">'):</text:span></text:p><text:p text:style-name="P147"><text:span text:style-name="T30"><text:tab/></text:span><text:span text:style-name="T30"><text:tab/></text:span><text:span text:style-name="T30"><text:tab/></text:span><text:span text:style-name="T30">read()</text:span></text:p><text:p text:style-name="P147"><text:span text:style-name="T30"><text:tab/></text:span><text:span text:style-name="T31"><text:tab/></text:span><text:span text:style-name="T31">eli</text:span><text:span text:style-name="T30">f(selectio</text:span><text:span text:style-name="T33">n=</text:span><text:span text:style-name="T38">='4</text:span><text:span text:style-name="T30">'):</text:span></text:p><text:p text:style-name="P147"><text:span text:style-name="T30"><text:tab/></text:span><text:span text:style-name="T30"><text:tab/></text:span><text:span text:style-name="T30"><text:tab/></text:span><text:span text:style-name="T30">delete()</text:span></text:p><text:p text:style-name="P147"><text:span text:style-name="T30"><text:tab/></text:span><text:span text:style-name="T31"><text:tab/></text:span><text:span text:style-name="T31">eli</text:span><text:span text:style-name="T30">f(selectio</text:span><text:span text:style-name="T33">n=</text:span><text:span text:style-name="T38">='0</text:span><text:span text:style-name="T30">'):</text:span></text:p><text:p text:style-name="P147"><text:span text:style-name="T30"><text:tab/></text:span><text:span text:style-name="T30"><text:tab/></text:span><text:span text:style-name="T31"><text:tab/></text:span><text:span text:style-name="T31">brea</text:span><text:span text:style-name="T30">k</text:span></text:p><text:p text:style-name="P147"><text:span text:style-name="T30"/></text:p><text:p text:style-name="P147"><text:span text:style-name="T30"><text:tab/></text:span><text:span text:style-name="T31"><text:tab/></text:span><text:span text:style-name="T31">els</text:span><text:span text:style-name="T30">e:</text:span></text:p><text:p text:style-name="P147"><text:span text:style-name="T30"><text:tab/></text:span><text:span text:style-name="T30"><text:tab/></text:span><text:span text:style-name="T31"><text:tab/></text:span><text:span text:style-name="T31">prin</text:span><text:span text:style-name="T30">t</text:span><text:span text:style-name="T38">(</text:span><text:span text:style-name="T41">'\</text:span><text:span text:style-name="T38">nWrong choice entered!!! Exit now</text:span><text:span text:style-name="T30">')</text:span></text:p><text:p text:style-name="P147"><text:span text:style-name="T30"><text:tab/></text:span><text:span text:style-name="T30"><text:tab/></text:span><text:span text:style-name="T31"><text:tab/></text:span><text:span text:style-name="T31">exi</text:span><text:span text:style-name="T30">t()</text:span></text:p><text:p><text:span text:style-name="T31"/></text:p><text:p text:style-name="P147"><text:span text:style-name="T31">de</text:span><text:span text:style-name="T30">f</text:span><text:span text:style-name="T32"> inser</text:span><text:span text:style-name="T30">t():</text:span></text:p><text:p text:style-name="P147"><text:span text:style-name="T31"><text:tab/></text:span><text:span text:style-name="T31">tr</text:span><text:span text:style-name="T30">y:</text:span></text:p><text:p text:style-name="P147"><text:span text:style-name="T30"><text:tab/></text:span><text:span text:style-name="T30"><text:tab/></text:span><text:span text:style-name="T30">empi</text:span><text:span text:style-name="T33">d</text:span><text:span text:style-name="T31">=raw_inpu</text:span><text:span text:style-name="T30">t</text:span><text:span text:style-name="T38">('Enter employee ID: </text:span><text:span text:style-name="T30">')</text:span></text:p><text:p text:style-name="P147"><text:span text:style-name="T30"><text:tab/></text:span><text:span text:style-name="T30"><text:tab/></text:span><text:span text:style-name="T30">empnam</text:span><text:span text:style-name="T33">e</text:span><text:span text:style-name="T31">=raw_inpu</text:span><text:span text:style-name="T30">t</text:span><text:span text:style-name="T38">('Enter name: </text:span><text:span text:style-name="T30">')</text:span></text:p><text:p text:style-name="P147"><text:span text:style-name="T30"><text:tab/></text:span><text:span text:style-name="T30"><text:tab/></text:span><text:span text:style-name="T30">empag</text:span><text:span text:style-name="T33">e</text:span><text:span text:style-name="T31">=raw_inpu</text:span><text:span text:style-name="T30">t</text:span><text:span text:style-name="T38">('Enter Age: </text:span><text:span text:style-name="T30">')</text:span></text:p><text:p text:style-name="P147"><text:span text:style-name="T30"><text:tab/></text:span><text:span text:style-name="T30"><text:tab/></text:span><text:span text:style-name="T30">empc</text:span><text:span text:style-name="T33">o</text:span><text:span text:style-name="T31">=raw_inpu</text:span><text:span text:style-name="T30">t</text:span><text:span text:style-name="T38">('Enter employee country: </text:span><text:span text:style-name="T30">')</text:span></text:p><text:p text:style-name="P147"><text:span text:style-name="T30"/></text:p><text:p text:style-name="P147"><text:span text:style-name="T30"><text:tab/></text:span><text:span text:style-name="T30"><text:tab/></text:span><text:span text:style-name="T30">d</text:span><text:span text:style-name="T33">b</text:span><text:span text:style-name="T30">.Employee</text:span><text:span text:style-name="T33">s</text:span><text:span text:style-name="T30">.insert_one(</text:span></text:p><text:p text:style-name="P147"><text:span text:style-name="T30"><text:tab/></text:span><text:span text:style-name="T30"><text:tab/></text:span><text:span text:style-name="T30"><text:tab/></text:span><text:span text:style-name="T30">{</text:span></text:p><text:p text:style-name="P147"><text:span text:style-name="T30"><text:tab/></text:span><text:span text:style-name="T30"><text:tab/></text:span><text:span text:style-name="T30"><text:tab/></text:span><text:span text:style-name="T38"><text:tab/></text:span><text:span text:style-name="T38">"id</text:span><text:span text:style-name="T30">":empid,</text:span></text:p><text:p text:style-name="P147"><text:span text:style-name="T30"><text:tab/></text:span><text:span text:style-name="T30"><text:tab/></text:span><text:span text:style-name="T30"><text:tab/></text:span><text:span text:style-name="T38"><text:tab/></text:span><text:span text:style-name="T38">"name</text:span><text:span text:style-name="T30">":empname,</text:span></text:p><text:p text:style-name="P147"><text:span text:style-name="T30"><text:tab/></text:span><text:span text:style-name="T30"><text:tab/></text:span><text:span text:style-name="T30"><text:tab/></text:span><text:span text:style-name="T38"><text:tab/></text:span><text:span text:style-name="T38">"age</text:span><text:span text:style-name="T30">":empage,</text:span></text:p><text:p text:style-name="P147"><text:span text:style-name="T30"><text:tab/></text:span><text:span text:style-name="T30"><text:tab/></text:span><text:span text:style-name="T30"><text:tab/></text:span><text:span text:style-name="T38"><text:tab/></text:span><text:span text:style-name="T38">"country</text:span><text:span text:style-name="T30">":empco</text:span></text:p><text:p text:style-name="P147"><text:span text:style-name="T30"><text:tab/></text:span><text:span text:style-name="T30"><text:tab/></text:span><text:span text:style-name="T30"><text:tab/></text:span><text:span text:style-name="T30">})</text:span></text:p><text:p text:style-name="P147"><text:span text:style-name="T30"><text:tab/></text:span><text:span text:style-name="T31"><text:tab/></text:span><text:span text:style-name="T31">prin</text:span><text:span text:style-name="T30">t</text:span><text:span text:style-name="T38"> </text:span><text:span text:style-name="T41">'\</text:span><text:span text:style-name="T38">nInserted data successfull</text:span><text:span text:style-name="T41">y\</text:span><text:span text:style-name="T38">n</text:span><text:span text:style-name="T30">'</text:span></text:p><text:p text:style-name="P147"><text:span text:style-name="T31"><text:tab/></text:span><text:span text:style-name="T31">excep</text:span><text:span text:style-name="T30">t</text:span><text:span text:style-name="T42"> Exceptio</text:span><text:span text:style-name="T30">n, e:</text:span></text:p><text:p text:style-name="P147"><text:span text:style-name="T30"><text:tab/></text:span><text:span text:style-name="T31"><text:tab/></text:span><text:span text:style-name="T31">prin</text:span><text:span text:style-name="T30">t</text:span><text:span text:style-name="T31"> st</text:span><text:span text:style-name="T30">r(e)</text:span></text:p><text:p text:style-name="P147"><text:span text:style-name="T31"/></text:p><text:p text:style-name="P147"><text:span text:style-name="T31">de</text:span><text:span text:style-name="T30">f</text:span><text:span text:style-name="T32"> updat</text:span><text:span text:style-name="T30">e():</text:span></text:p><text:p text:style-name="P147"><text:span text:style-name="T31"><text:tab/></text:span><text:span text:style-name="T31">tr</text:span><text:span text:style-name="T30">y:</text:span></text:p><text:p text:style-name="P147"><text:span text:style-name="T30"><text:tab/></text:span><text:span text:style-name="T30"><text:tab/></text:span><text:span text:style-name="T30">criteri</text:span><text:span text:style-name="T33">a</text:span><text:span text:style-name="T31">=raw_inpu</text:span><text:span text:style-name="T30">t</text:span><text:span text:style-name="T38">('Enter ID to be update</text:span><text:span text:style-name="T41">d\</text:span><text:span text:style-name="T38">n</text:span><text:span text:style-name="T30">')</text:span></text:p><text:p text:style-name="P147"><text:span text:style-name="T30"><text:tab/></text:span><text:span text:style-name="T30"><text:tab/></text:span><text:span text:style-name="T30">empnam</text:span><text:span text:style-name="T33">e</text:span><text:span text:style-name="T31">=raw_inpu</text:span><text:span text:style-name="T30">t</text:span><text:span text:style-name="T38">('Enter nam</text:span><text:span text:style-name="T41">e\</text:span><text:span text:style-name="T38">n</text:span><text:span text:style-name="T30">')</text:span></text:p><text:p text:style-name="P147"><text:span text:style-name="T30"><text:tab/></text:span><text:span text:style-name="T30"><text:tab/></text:span><text:span text:style-name="T30">empag</text:span><text:span text:style-name="T33">e</text:span><text:span text:style-name="T31">=raw_inpu</text:span><text:span text:style-name="T30">t</text:span><text:span text:style-name="T38">('Enter Ag</text:span><text:span text:style-name="T41">e\</text:span><text:span text:style-name="T38">n</text:span><text:span text:style-name="T30">')</text:span></text:p><text:p text:style-name="P147"><text:span text:style-name="T30"><text:tab/></text:span><text:span text:style-name="T30"><text:tab/></text:span><text:span text:style-name="T30">empc</text:span><text:span text:style-name="T33">o</text:span><text:span text:style-name="T31">=raw_inpu</text:span><text:span text:style-name="T30">t</text:span><text:span text:style-name="T38">('Enter employee countr</text:span><text:span text:style-name="T41">y\</text:span><text:span text:style-name="T38">n</text:span><text:span text:style-name="T30">')</text:span></text:p><text:p text:style-name="P147"><text:span text:style-name="T30"/></text:p><text:p text:style-name="P147"><text:span text:style-name="T30"><text:tab/></text:span><text:span text:style-name="T30"><text:tab/></text:span><text:span text:style-name="T30">d</text:span><text:span text:style-name="T33">b</text:span><text:span text:style-name="T30">.Employee</text:span><text:span text:style-name="T33">s</text:span><text:span text:style-name="T30">.update_one({</text:span></text:p><text:p text:style-name="P147"><text:span text:style-name="T30"><text:tab/></text:span><text:span text:style-name="T30"><text:tab/></text:span><text:span text:style-name="T30"><text:tab/></text:span><text:span text:style-name="T38"><text:tab/></text:span><text:span text:style-name="T38">"id</text:span><text:span text:style-name="T30">":critera},</text:span></text:p><text:p text:style-name="P147"><text:span text:style-name="T30"><text:tab/></text:span><text:span text:style-name="T30"><text:tab/></text:span><text:span text:style-name="T30"><text:tab/></text:span><text:span text:style-name="T30"><text:tab/></text:span><text:span text:style-name="T30">{</text:span></text:p><text:p text:style-name="P147"><text:span text:style-name="T30"><text:tab/></text:span><text:span text:style-name="T30"><text:tab/></text:span><text:span text:style-name="T30"><text:tab/></text:span><text:span text:style-name="T38"><text:tab/></text:span><text:span text:style-name="T38">"$set</text:span><text:span text:style-name="T30">":{</text:span></text:p><text:p text:style-name="P147"><text:span text:style-name="T30"><text:tab/></text:span><text:span text:style-name="T30"><text:tab/></text:span><text:span text:style-name="T30"><text:tab/></text:span><text:span text:style-name="T30"><text:tab/></text:span><text:span text:style-name="T38"><text:tab/></text:span><text:span text:style-name="T38">"name</text:span><text:span text:style-name="T30">":empname,</text:span></text:p><text:p text:style-name="P147"><text:span text:style-name="T30"><text:tab/></text:span><text:span text:style-name="T30"><text:tab/></text:span><text:span text:style-name="T30"><text:tab/></text:span><text:span text:style-name="T30"><text:tab/></text:span><text:span text:style-name="T38"><text:tab/></text:span><text:span text:style-name="T38">"age</text:span><text:span text:style-name="T30">":empage,</text:span></text:p></draw:text-box></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6"/>
      <text:p text:style-name="P44"/>
      <text:p text:style-name="P44"><text:soft-page-break/></text:p>
      <text:p text:style-name="P44"/>
      <text:p text:style-name="P44"/>
      <text:p text:style-name="P43"><text:tab/><text:tab/></text:p>
      <text:p text:style-name="P43"><draw:frame text:anchor-type="paragraph" draw:z-index="4" draw:style-name="gr5" draw:text-style-name="P142" svg:width="16.581cm" svg:height="11.856cm" svg:x="0.915cm" svg:y="0.194cm"><draw:text-box><text:p text:style-name="P147"><text:span text:style-name="T30"><text:tab/></text:span><text:span text:style-name="T30"><text:tab/></text:span><text:span text:style-name="T30"><text:tab/></text:span><text:span text:style-name="T38">"country"</text:span><text:span text:style-name="T30">:empco</text:span></text:p><text:p text:style-name="P147"><text:span text:style-name="T30"><text:tab/></text:span><text:span text:style-name="T30"><text:tab/></text:span><text:span text:style-name="T30"><text:tab/></text:span><text:span text:style-name="T30"><text:tab/></text:span><text:span text:style-name="T30"><text:tab/></text:span><text:span text:style-name="T30">}</text:span></text:p><text:p text:style-name="P147"><text:span text:style-name="T30"><text:tab/></text:span><text:span text:style-name="T30"><text:tab/></text:span><text:span text:style-name="T30"><text:tab/></text:span><text:span text:style-name="T30">})</text:span></text:p><text:p text:style-name="P147"><text:span text:style-name="T30"><text:tab/></text:span><text:span text:style-name="T30"><text:tab/></text:span><text:span text:style-name="T31">print</text:span><text:span text:style-name="T30"> </text:span><text:span text:style-name="T38">'</text:span><text:span text:style-name="T41">\n</text:span><text:span text:style-name="T38">Records updated successfully</text:span><text:span text:style-name="T41">\n</text:span><text:span text:style-name="T38">'</text:span></text:p><text:p text:style-name="P147"><text:span text:style-name="T30"/></text:p><text:p text:style-name="P147"><text:span text:style-name="T30"><text:tab/></text:span><text:span text:style-name="T31">except</text:span><text:span text:style-name="T30"> </text:span><text:span text:style-name="T42">Exception</text:span><text:span text:style-name="T30">, e:</text:span></text:p><text:p text:style-name="P147"><text:span text:style-name="T30"><text:tab/></text:span><text:span text:style-name="T30"><text:tab/></text:span><text:span text:style-name="T31">print</text:span><text:span text:style-name="T30"> </text:span><text:span text:style-name="T31">str</text:span><text:span text:style-name="T30">(e)</text:span></text:p><text:p text:style-name="P147"><text:span text:style-name="T30"/></text:p><text:p text:style-name="P147"><text:span text:style-name="T31">def</text:span><text:span text:style-name="T30"> </text:span><text:span text:style-name="T32">read</text:span><text:span text:style-name="T30">():</text:span></text:p><text:p text:style-name="P147"><text:span text:style-name="T30"><text:tab/></text:span><text:span text:style-name="T31">try</text:span><text:span text:style-name="T30">:</text:span></text:p><text:p text:style-name="P147"><text:span text:style-name="T30"><text:tab/></text:span><text:span text:style-name="T30"><text:tab/></text:span><text:span text:style-name="T30">empcol</text:span><text:span text:style-name="T33">=</text:span><text:span text:style-name="T30">db</text:span><text:span text:style-name="T33">.</text:span><text:span text:style-name="T30">Employees</text:span><text:span text:style-name="T33">.</text:span><text:span text:style-name="T30">find({},{})</text:span></text:p><text:p text:style-name="P147"><text:span text:style-name="T30"><text:tab/></text:span><text:span text:style-name="T30"><text:tab/></text:span><text:span text:style-name="T31">print</text:span><text:span text:style-name="T30"> </text:span><text:span text:style-name="T38">'</text:span><text:span text:style-name="T41">\n</text:span><text:span text:style-name="T38">All data from database</text:span><text:span text:style-name="T41">\n\n</text:span><text:span text:style-name="T38">'</text:span><text:span text:style-name="T30"><text:tab/></text:span><text:span text:style-name="T30"><text:tab/></text:span></text:p><text:p text:style-name="P147"><text:span text:style-name="T30"><text:tab/></text:span><text:span text:style-name="T30"><text:tab/></text:span><text:span text:style-name="T31">for</text:span><text:span text:style-name="T30"> emp </text:span><text:span text:style-name="T34">in</text:span><text:span text:style-name="T30"> empcol:</text:span></text:p><text:p text:style-name="P147"><text:span text:style-name="T30"><text:tab/></text:span><text:span text:style-name="T30"><text:tab/></text:span><text:span text:style-name="T30"><text:tab/></text:span><text:span text:style-name="T31">print</text:span><text:span text:style-name="T30"> emp</text:span></text:p><text:p text:style-name="P147"><text:span text:style-name="T30"/></text:p><text:p text:style-name="P147"><text:span text:style-name="T30"><text:tab/></text:span><text:span text:style-name="T31">except</text:span><text:span text:style-name="T30"> </text:span><text:span text:style-name="T42">Exception</text:span><text:span text:style-name="T30">, e:</text:span></text:p><text:p text:style-name="P147"><text:span text:style-name="T30"><text:tab/></text:span><text:span text:style-name="T30"><text:tab/></text:span><text:span text:style-name="T31">print</text:span><text:span text:style-name="T30"> </text:span><text:span text:style-name="T31">str</text:span><text:span text:style-name="T30">(e)</text:span></text:p><text:p text:style-name="P147"><text:span text:style-name="T30"/></text:p><text:p text:style-name="P147"><text:span text:style-name="T31">def</text:span><text:span text:style-name="T30"> </text:span><text:span text:style-name="T32">delete</text:span><text:span text:style-name="T30">():</text:span></text:p><text:p text:style-name="P147"><text:span text:style-name="T30"><text:tab/></text:span><text:span text:style-name="T31">try</text:span><text:span text:style-name="T30">:</text:span></text:p><text:p text:style-name="P147"><text:span text:style-name="T30"><text:tab/></text:span><text:span text:style-name="T30"><text:tab/></text:span><text:span text:style-name="T30">criteria</text:span><text:span text:style-name="T33">=</text:span><text:span text:style-name="T31">raw_input</text:span><text:span text:style-name="T30">(</text:span><text:span text:style-name="T38">'Enter ID to be deleted: '</text:span><text:span text:style-name="T30">)</text:span></text:p><text:p text:style-name="P147"><text:span text:style-name="T30"><text:tab/></text:span><text:span text:style-name="T30"><text:tab/></text:span><text:span text:style-name="T30">db</text:span><text:span text:style-name="T33">.</text:span><text:span text:style-name="T30">Employees</text:span><text:span text:style-name="T33">.</text:span><text:span text:style-name="T30">delete_many({</text:span><text:span text:style-name="T38">"id"</text:span><text:span text:style-name="T30">:criteria})</text:span></text:p><text:p text:style-name="P147"><text:span text:style-name="T30"><text:tab/></text:span><text:span text:style-name="T30"><text:tab/></text:span><text:span text:style-name="T31">print</text:span><text:span text:style-name="T30"> </text:span><text:span text:style-name="T38">'</text:span><text:span text:style-name="T41">\n</text:span><text:span text:style-name="T38">Deletion Successful!!</text:span><text:span text:style-name="T41">\n</text:span><text:span text:style-name="T38">'</text:span></text:p><text:p text:style-name="P147"><text:span text:style-name="T30"/></text:p><text:p text:style-name="P147"><text:span text:style-name="T30"><text:tab/></text:span><text:span text:style-name="T31">except</text:span><text:span text:style-name="T30"> </text:span><text:span text:style-name="T42">Exception</text:span><text:span text:style-name="T30">, e:</text:span></text:p><text:p text:style-name="P147"><text:span text:style-name="T30"><text:tab/></text:span><text:span text:style-name="T30"><text:tab/></text:span><text:span text:style-name="T31">print</text:span><text:span text:style-name="T30"> </text:span><text:span text:style-name="T31">str</text:span><text:span text:style-name="T30">(e)</text:span></text:p><text:p text:style-name="P147"><text:span text:style-name="T30"/></text:p><text:p text:style-name="P147"><text:span text:style-name="T30">main()</text:span></text:p></draw:text-box></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9">How to run?</text:p>
      <text:list xml:id="list6318944439245206343" text:style-name="L24">
        <text:list-item>
          <text:p text:style-name="P103">Save the above code as your desired name <text:span text:style-name="T24">and in our case it is </text:span><text:span text:style-name="T22">pymongo1.py </text:span>.</text:p>
        </text:list-item>
        <text:list-item>
          <text:p text:style-name="P103">First you need to start the mongodb services using command <text:span text:style-name="T21">sudo service mongodb start.</text:span></text:p>
        </text:list-item>
        <text:list-item>
          <text:p text:style-name="P105">Then you need to check the status of MongoDB using <text:span text:style-name="T21">sudo service mongodb status.</text:span></text:p>
        </text:list-item>
        <text:list-item>
          <text:p text:style-name="P105">Run your code using command <text:span text:style-name="T21">sudo python program_name.py</text:span></text:p>
        </text:list-item>
      </text:list>
      <text:p text:style-name="P41"/>
      <text:p text:style-name="P41"/>
      <text:p text:style-name="P40">Possible errors/<text:span text:style-name="T14">Issues</text:span>:</text:p>
      <text:p text:style-name="P40"/>
      <text:list xml:id="list2685477295716966057" text:style-name="L25">
        <text:list-item>
          <text:p text:style-name="P104">Pay attention to the pymongo version you are installing.</text:p>
        </text:list-item>
        <text:list-item>
          <text:p text:style-name="P104">If mongodb is not starting up try to stop it using command <text:span text:style-name="T21">sudo mongod service stop </text:span><text:span text:style-name="T25">and then restart it.</text:span></text:p>
        </text:list-item>
        <text:list-item>
          <text:p text:style-name="P106">MongoDB doesn’t support overwrite so when using it with Face Recognition remember to delete the previous entry before new entry in case of same ID.</text:p>
        </text:list-item>
      </text:list>
      <text:p text:style-name="P43"/>
      <text:p text:style-name="P42">The above program takes ID, name, age, country and email-id as input and stores them. It can also update, delete and output all records if required.</text:p>
      <text:p text:style-name="P42"/>
      <text:p text:style-name="P42"/>
      <text:p text:style-name="P11">Sending mail using Sendgrid API</text:p>
      <text:p text:style-name="P11"/>
      <text:p text:style-name="P54">Sendgrid is a email delivery service which can deliver mails to anyone with some python commands. For detailed steps visit below mentioned link: <text:a xlink:type="simple" xlink:href="https://sendgrid.com/docs" text:style-name="Internet_20_link" text:visited-style-name="Visited_20_Internet_20_Link">https://sendgrid.com/docs</text:a>. <text:soft-page-break/><text:span text:style-name="T26">Following code illustrates its use: </text:span></text:p>
      <text:p text:style-name="P24"/>
      <text:p text:style-name="P45"/>
      <text:p text:style-name="P45"><draw:frame text:anchor-type="paragraph" draw:z-index="5" draw:style-name="gr6" draw:text-style-name="P142" svg:width="16.876cm" svg:height="7.732cm" svg:x="0.767cm" svg:y="0.219cm"><draw:text-box><text:p text:style-name="P147"><text:span text:style-name="T31">import</text:span><text:span text:style-name="T30"> </text:span><text:span text:style-name="T32">sendgrid</text:span></text:p><text:p text:style-name="P147"><text:span text:style-name="T31">import</text:span><text:span text:style-name="T30"> </text:span><text:span text:style-name="T32">os</text:span></text:p><text:p text:style-name="P147"><text:span text:style-name="T31">from</text:span><text:span text:style-name="T30"> </text:span><text:span text:style-name="T32">sendgrid.helpers.mail</text:span><text:span text:style-name="T30"> </text:span><text:span text:style-name="T31">import</text:span><text:span text:style-name="T30"> </text:span><text:span text:style-name="T33">*</text:span></text:p><text:p text:style-name="P147"><text:span text:style-name="T30"/></text:p><text:p text:style-name="P147"><text:span text:style-name="T30">sg </text:span><text:span text:style-name="T33">=</text:span><text:span text:style-name="T30"> </text:span><text:span text:style-name="T30">sendgrid</text:span><text:span text:style-name="T33">.</text:span><text:span text:style-name="T30">SendGridAPIClient(apikey</text:span><text:span text:style-name="T33">=</text:span><text:span text:style-name="T30">os</text:span><text:span text:style-name="T33">.</text:span><text:span text:style-name="T30">environ</text:span><text:span text:style-name="T33">.</text:span><text:span text:style-name="T30">get(</text:span><text:span text:style-name="T38">'SENDG</text:span><text:span text:style-name="T38">RID_API_KEY'</text:span><text:span text:style-name="T30">))</text:span></text:p><text:p text:style-name="P147"><text:span text:style-name="T30">from_email </text:span><text:span text:style-name="T33">=</text:span><text:span text:style-name="T30"> Email(</text:span><text:span text:style-name="T38">"test@example.com"</text:span><text:span text:style-name="T30">)</text:span></text:p><text:p text:style-name="P147"><text:span text:style-name="T30">to_email </text:span><text:span text:style-name="T33">=</text:span><text:span text:style-name="T30"> Email(</text:span><text:span text:style-name="T38">"test@example.com"</text:span><text:span text:style-name="T30">)</text:span></text:p><text:p text:style-name="P147"><text:span text:style-name="T30">subject </text:span><text:span text:style-name="T33">=</text:span><text:span text:style-name="T30"> </text:span><text:span text:style-name="T38">"Sending with SendGrid is Fun"</text:span></text:p><text:p text:style-name="P147"><text:span text:style-name="T30">content </text:span><text:span text:style-name="T33">=</text:span><text:span text:style-name="T30"> Content(</text:span><text:span text:style-name="T38">"text/plain"</text:span><text:span text:style-name="T30">, </text:span><text:span text:style-name="T38">"and easy to do </text:span><text:span text:style-name="T38">anywhere, even with Python"</text:span><text:span text:style-name="T30">)</text:span></text:p><text:p text:style-name="P147"><text:span text:style-name="T30">mail </text:span><text:span text:style-name="T33">=</text:span><text:span text:style-name="T30"> Mail(from_email, subject, to_email, content)</text:span></text:p><text:p text:style-name="P147"><text:span text:style-name="T30">response </text:span><text:span text:style-name="T33">=</text:span><text:span text:style-name="T30"> </text:span><text:span text:style-name="T30">sg</text:span><text:span text:style-name="T33">.</text:span><text:span text:style-name="T30">client</text:span><text:span text:style-name="T33">.</text:span><text:span text:style-name="T30">mail</text:span><text:span text:style-name="T33">.</text:span><text:span text:style-name="T30">send</text:span><text:span text:style-name="T33">.</text:span><text:span text:style-name="T30">post(request_body</text:span><text:span text:style-name="T33">=</text:span><text:span text:style-name="T30">mail</text:span><text:span text:style-name="T33">.</text:span><text:span text:style-name="T30">get())</text:span></text:p><text:p text:style-name="P147"><text:span text:style-name="T31">print</text:span><text:span text:style-name="T30">(response</text:span><text:span text:style-name="T33">.</text:span><text:span text:style-name="T30">status_code)</text:span></text:p><text:p text:style-name="P147"><text:span text:style-name="T31">print</text:span><text:span text:style-name="T30">(response</text:span><text:span text:style-name="T33">.</text:span><text:span text:style-name="T30">body)</text:span></text:p><text:p text:style-name="P147"><text:span text:style-name="T31">print</text:span><text:span text:style-name="T30">(response</text:span><text:span text:style-name="T33">.</text:span><text:span text:style-name="T30">headers)</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0">How to run?</text:p>
      <text:list xml:id="list5703706522457644542" text:style-name="L26">
        <text:list-item>
          <text:p text:style-name="P107">First create an environment for Sendgrid API using command</text:p>
        </text:list-item>
        <text:list-item>
          <text:p text:style-name="P107">Save the above code snippet using your desired name.</text:p>
        </text:list-item>
        <text:list-item>
          <text:p text:style-name="P107">Run the above code as <text:span text:style-name="T21">python program_name.py</text:span></text:p>
        </text:list-item>
      </text:list>
      <text:p text:style-name="P38"/>
      <text:p text:style-name="P38"/>
      <text:p text:style-name="P31">Possible errors/<text:span text:style-name="T14">Issues</text:span>:</text:p>
      <text:p text:style-name="P31"/>
      <text:list xml:id="list1774825045189424098" text:style-name="L27">
        <text:list-item>
          <text:p text:style-name="P109">Create an environment for Sendgrid API using above commands.</text:p>
        </text:list-item>
        <text:list-item>
          <text:p text:style-name="P115"><text:span text:style-name="T19">D</text:span><text:span text:style-name="T18">on’t use sudo when running above code as it might ask for admin priviledge. It works fine without sudo.</text:span></text:p>
        </text:list-item>
      </text:list>
      <text:p text:style-name="P70">Detection of new faces and storing them in dataSet</text:p>
      <text:p text:style-name="P64"/>
      <text:list xml:id="list5474180094564564167" text:style-name="L28">
        <text:list-item>
          <text:p text:style-name="P87">Code</text:p>
        </text:list-item>
      </text:list>
      <text:p text:style-name="P46"><draw:frame text:anchor-type="paragraph" draw:z-index="6" draw:style-name="gr7" draw:text-style-name="P142" svg:width="16.7cm" svg:height="10.526cm" svg:x="0.15cm" svg:y="0.316cm"><draw:text-box><text:p text:style-name="P147"><text:span text:style-name="T31">import</text:span><text:span text:style-name="T30"> </text:span><text:span text:style-name="T32">cv2</text:span></text:p><text:p text:style-name="P147"><text:span text:style-name="T31">import</text:span><text:span text:style-name="T30"> </text:span><text:span text:style-name="T32">argparse</text:span></text:p><text:p text:style-name="P147"><text:span text:style-name="T31">import</text:span><text:span text:style-name="T30"> </text:span><text:span text:style-name="T32">time</text:span></text:p><text:p text:style-name="P147"><text:span text:style-name="T31">import</text:span><text:span text:style-name="T30"> </text:span><text:span text:style-name="T32">dlib</text:span></text:p><text:p text:style-name="P147"><text:span text:style-name="T31">import</text:span><text:span text:style-name="T30"> </text:span><text:span text:style-name="T32">imutils</text:span></text:p><text:p text:style-name="P147"><text:span text:style-name="T31">import</text:span><text:span text:style-name="T30"> </text:span><text:span text:style-name="T32">picamera</text:span></text:p><text:p text:style-name="P147"><text:span text:style-name="T31">import</text:span><text:span text:style-name="T30"> </text:span><text:span text:style-name="T32">io</text:span></text:p><text:p text:style-name="P147"><text:span text:style-name="T31">import</text:span><text:span text:style-name="T30"> </text:span><text:span text:style-name="T32">numpy</text:span></text:p><text:p text:style-name="P147"><text:span text:style-name="T31">from</text:span><text:span text:style-name="T30"> </text:span><text:span text:style-name="T32">imutils.video</text:span><text:span text:style-name="T30"> </text:span><text:span text:style-name="T31">import</text:span><text:span text:style-name="T30"> VideoStream</text:span></text:p><text:p text:style-name="P147"><text:span text:style-name="T31">from</text:span><text:span text:style-name="T30"> </text:span><text:span text:style-name="T32">imutils</text:span><text:span text:style-name="T30"> </text:span><text:span text:style-name="T31">import</text:span><text:span text:style-name="T30"> face_utils</text:span></text:p><text:p text:style-name="P147"><text:span text:style-name="T31">from</text:span><text:span text:style-name="T30"> </text:span><text:span text:style-name="T32">pymongo</text:span><text:span text:style-name="T30"> </text:span><text:span text:style-name="T31">import</text:span><text:span text:style-name="T30"> MongoClient</text:span></text:p><text:p text:style-name="P147"><text:span text:style-name="T30"/></text:p><text:p text:style-name="P147"><text:span text:style-name="T30"/></text:p><text:p text:style-name="P147"><text:span text:style-name="T30">ap </text:span><text:span text:style-name="T33">=</text:span><text:span text:style-name="T30"> argparse</text:span><text:span text:style-name="T33">.</text:span><text:span text:style-name="T30">ArgumentParser()</text:span></text:p><text:p text:style-name="P147"><text:span text:style-name="T30">ap</text:span><text:span text:style-name="T33">.</text:span><text:span text:style-name="T30">add_argument(</text:span><text:span text:style-name="T38">"-r"</text:span><text:span text:style-name="T30">, </text:span><text:span text:style-name="T38">"--picamera"</text:span><text:span text:style-name="T30">, </text:span><text:span text:style-name="T31">type</text:span><text:span text:style-name="T33">=</text:span><text:span text:style-name="T31">int</text:span><text:span text:style-name="T30">, default</text:span><text:span text:style-name="T33">=-</text:span><text:span text:style-name="T33">1</text:span><text:span text:style-name="T30">,</text:span></text:p><text:p text:style-name="P147"><text:span text:style-name="T30"><text:tab/></text:span><text:span text:style-name="T30">help</text:span><text:span text:style-name="T33">=</text:span><text:span text:style-name="T38">"whether or not the Raspberry Pi camera </text:span><text:span text:style-name="T38">should be used"</text:span><text:span text:style-name="T30">)</text:span></text:p><text:p text:style-name="P147"><text:span text:style-name="T30">args </text:span><text:span text:style-name="T33">=</text:span><text:span text:style-name="T30"> </text:span><text:span text:style-name="T31">vars</text:span><text:span text:style-name="T30">(ap</text:span><text:span text:style-name="T33">.</text:span><text:span text:style-name="T30">parse_args())</text:span></text:p><text:p text:style-name="P147"><text:span text:style-name="T30"/></text:p><text:p text:style-name="P147"><text:span text:style-name="T30">client</text:span><text:span text:style-name="T33">=</text:span><text:span text:style-name="T30">MongoClient(</text:span><text:span text:style-name="T38">'localhost'</text:span><text:span text:style-name="T30">, </text:span><text:span text:style-name="T33">27017</text:span><text:span text:style-name="T30">)</text:span></text:p><text:p text:style-name="P147"><text:span text:style-name="T30">db</text:span><text:span text:style-name="T33">=</text:span><text:span text:style-name="T30">client</text:span><text:span text:style-name="T33">.</text:span><text:span text:style-name="T30">empdata</text:span></text:p><text:p text:style-name="P147"><text:span text:style-name="T30"/></text:p><text:p text:style-name="P147"><text:span text:style-name="T30">vs </text:span><text:span text:style-name="T33">=</text:span><text:span text:style-name="T30"> VideoStream(usePiCamera</text:span><text:span text:style-name="T33">=</text:span><text:span text:style-name="T30">args[</text:span><text:span text:style-name="T38">"picamera"</text:span><text:span text:style-name="T30">] </text:span><text:span text:style-name="T33">&gt;</text:span><text:span text:style-name="T30"> </text:span><text:span text:style-name="T33">0</text:span><text:span text:style-name="T30">)</text:span><text:span text:style-name="T33">.</text:span><text:span text:style-name="T30">start()</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draw:frame text:anchor-type="paragraph" draw:z-index="7" draw:style-name="gr8" draw:text-style-name="P142" svg:width="17.493cm" svg:height="22.464cm" svg:x="0.238cm" svg:y="0.187cm"><draw:text-box><text:p text:style-name="P147"><text:span text:style-name="T30">vs</text:span><text:span text:style-name="T33">.</text:span><text:span text:style-name="T30">vflip</text:span><text:span text:style-name="T33">=</text:span><text:span text:style-name="T31">True</text:span></text:p><text:p text:style-name="P147"><text:span text:style-name="T30">VideoStream</text:span><text:span text:style-name="T33">.</text:span><text:span text:style-name="T30">resolution</text:span><text:span text:style-name="T33">=</text:span><text:span text:style-name="T30">(</text:span><text:span text:style-name="T33">1000</text:span><text:span text:style-name="T30">,</text:span><text:span text:style-name="T33">1000</text:span><text:span text:style-name="T30">)</text:span></text:p><text:p text:style-name="P147"><text:span text:style-name="T30">VideoStream</text:span><text:span text:style-name="T33">.</text:span><text:span text:style-name="T30">vflip</text:span><text:span text:style-name="T33">=</text:span><text:span text:style-name="T31">True</text:span></text:p><text:p text:style-name="P147"><text:span text:style-name="T30">vs</text:span><text:span text:style-name="T33">.</text:span><text:span text:style-name="T30">resolution</text:span><text:span text:style-name="T33">=</text:span><text:span text:style-name="T30">(</text:span><text:span text:style-name="T33">1000</text:span><text:span text:style-name="T30">,</text:span><text:span text:style-name="T33">1000</text:span><text:span text:style-name="T30">)</text:span></text:p><text:p text:style-name="P147"><text:span text:style-name="T30">time</text:span><text:span text:style-name="T33">.</text:span><text:span text:style-name="T30">sleep(</text:span><text:span text:style-name="T33">2.0</text:span><text:span text:style-name="T30">)</text:span></text:p><text:p text:style-name="P147"><text:span text:style-name="T30">detector</text:span><text:span text:style-name="T33">=</text:span><text:span text:style-name="T30">cv2</text:span><text:span text:style-name="T33">.</text:span><text:span text:style-name="T30">CascadeClassifier(</text:span><text:span text:style-name="T38">'/usr/share/opencv/haarc</text:span><text:span text:style-name="T38">ascades/haarcascade_frontalface_alt.xml'</text:span><text:span text:style-name="T30">)</text:span></text:p><text:p text:style-name="P147"><text:span text:style-name="T30"/></text:p><text:p text:style-name="P147"><text:span text:style-name="T30">Id</text:span><text:span text:style-name="T33">=</text:span><text:span text:style-name="T31">raw_input</text:span><text:span text:style-name="T30">(</text:span><text:span text:style-name="T38">'enter your id'</text:span><text:span text:style-name="T30">)</text:span></text:p><text:p text:style-name="P147"><text:span text:style-name="T30">empid</text:span><text:span text:style-name="T33">=</text:span><text:span text:style-name="T30">Id</text:span></text:p><text:p text:style-name="P147"><text:span text:style-name="T30">empname</text:span><text:span text:style-name="T33">=</text:span><text:span text:style-name="T31">raw_input</text:span><text:span text:style-name="T30">(</text:span><text:span text:style-name="T38">'Enter name: '</text:span><text:span text:style-name="T30">)</text:span></text:p><text:p text:style-name="P147"><text:span text:style-name="T30">empage</text:span><text:span text:style-name="T33">=</text:span><text:span text:style-name="T31">raw_input</text:span><text:span text:style-name="T30">(</text:span><text:span text:style-name="T38">'Enter Age: '</text:span><text:span text:style-name="T30">)</text:span></text:p><text:p text:style-name="P147"><text:span text:style-name="T30">empco</text:span><text:span text:style-name="T33">=</text:span><text:span text:style-name="T31">raw_input</text:span><text:span text:style-name="T30">(</text:span><text:span text:style-name="T38">'Enter employee country: '</text:span><text:span text:style-name="T30">)</text:span></text:p><text:p text:style-name="P147"><text:span text:style-name="T30">empem</text:span><text:span text:style-name="T33">=</text:span><text:span text:style-name="T31">raw_input</text:span><text:span text:style-name="T30">(</text:span><text:span text:style-name="T38">'Enter email-id: '</text:span><text:span text:style-name="T30">)</text:span></text:p><text:p text:style-name="P147"><text:span text:style-name="T30"/></text:p><text:p text:style-name="P147"><text:span text:style-name="T30">db</text:span><text:span text:style-name="T33">.</text:span><text:span text:style-name="T30">Employees</text:span><text:span text:style-name="T33">.</text:span><text:span text:style-name="T30">insert_one(</text:span></text:p><text:p text:style-name="P147"><text:span text:style-name="T30">{</text:span></text:p><text:p text:style-name="P147"><text:span text:style-name="T30"><text:tab/></text:span><text:span text:style-name="T38">"id"</text:span><text:span text:style-name="T30">:empid,</text:span></text:p><text:p text:style-name="P147"><text:span text:style-name="T30"><text:tab/></text:span><text:span text:style-name="T38">"name"</text:span><text:span text:style-name="T30">:empname,</text:span></text:p><text:p text:style-name="P147"><text:span text:style-name="T30"><text:tab/></text:span><text:span text:style-name="T38">"age"</text:span><text:span text:style-name="T30">:empage,</text:span></text:p><text:p text:style-name="P147"><text:span text:style-name="T30"><text:tab/></text:span><text:span text:style-name="T38">"country"</text:span><text:span text:style-name="T30">:empco,</text:span></text:p><text:p text:style-name="P147"><text:span text:style-name="T30"><text:tab/></text:span><text:span text:style-name="T38">"email"</text:span><text:span text:style-name="T30">:empem</text:span></text:p><text:p text:style-name="P147"><text:span text:style-name="T30"><text:tab/></text:span><text:span text:style-name="T30">})</text:span></text:p><text:p text:style-name="P147"><text:span text:style-name="T30">sampleNum</text:span><text:span text:style-name="T33">=0</text:span></text:p><text:p text:style-name="P147"><text:span text:style-name="T31">while</text:span><text:span text:style-name="T30">(</text:span><text:span text:style-name="T33">1</text:span><text:span text:style-name="T30">):</text:span></text:p><text:p text:style-name="P147"><text:span text:style-name="T30"><text:s text:c="4"/></text:span><text:span text:style-name="T30">img </text:span><text:span text:style-name="T33">=</text:span><text:span text:style-name="T30"> vs</text:span><text:span text:style-name="T33">.</text:span><text:span text:style-name="T30">read()</text:span></text:p><text:p text:style-name="P147"><text:span text:style-name="T30"><text:s text:c="4"/></text:span><text:span text:style-name="T30">img </text:span><text:span text:style-name="T33">=</text:span><text:span text:style-name="T30"> imutils</text:span><text:span text:style-name="T33">.</text:span><text:span text:style-name="T30">resize(img, width</text:span><text:span text:style-name="T33">=200</text:span><text:span text:style-name="T30">)</text:span></text:p><text:p text:style-name="P147"><text:span text:style-name="T30"><text:s text:c="4"/></text:span><text:span text:style-name="T30">gray </text:span><text:span text:style-name="T33">=</text:span><text:span text:style-name="T30"> cv2</text:span><text:span text:style-name="T33">.</text:span><text:span text:style-name="T30">cvtColor(img, cv2</text:span><text:span text:style-name="T33">.</text:span><text:span text:style-name="T30">COLOR_BGR2GRAY)</text:span></text:p><text:p text:style-name="P147"><text:span text:style-name="T30"><text:s text:c="4"/></text:span><text:span text:style-name="T30">faces </text:span><text:span text:style-name="T33">=</text:span><text:span text:style-name="T30"> detector</text:span><text:span text:style-name="T33">.</text:span><text:span text:style-name="T30">detectMultiScale(gray,</text:span><text:span text:style-name="T33">1.1</text:span><text:span text:style-name="T30">,</text:span><text:span text:style-name="T33">5</text:span><text:span text:style-name="T30">)</text:span></text:p><text:p text:style-name="P147"><text:span text:style-name="T30"><text:s text:c="4"/></text:span><text:span text:style-name="T30">cv2</text:span><text:span text:style-name="T33">.</text:span><text:span text:style-name="T30">imshow(</text:span><text:span text:style-name="T38">'frame'</text:span><text:span text:style-name="T30">,img)</text:span></text:p><text:p text:style-name="P147"><text:span text:style-name="T30"><text:s text:c="4"/></text:span></text:p><text:p text:style-name="P147"><text:span text:style-name="T30"><text:s text:c="4"/></text:span><text:span text:style-name="T31">for</text:span><text:span text:style-name="T30"> (x,y,w,h) </text:span><text:span text:style-name="T34">in</text:span><text:span text:style-name="T30"> faces:</text:span></text:p><text:p text:style-name="P147"><text:span text:style-name="T30"><text:s text:c="8"/></text:span></text:p><text:p text:style-name="P147"><text:span text:style-name="T30"><text:s text:c="8"/></text:span><text:span text:style-name="T30">cv2</text:span><text:span text:style-name="T33">.</text:span><text:span text:style-name="T30">rectangle(img,(x,y),(x</text:span><text:span text:style-name="T33">+</text:span><text:span text:style-name="T30">w,y</text:span><text:span text:style-name="T33">+</text:span><text:span text:style-name="T30">h),(</text:span><text:span text:style-name="T33">255</text:span><text:span text:style-name="T30">,</text:span><text:span text:style-name="T33">0</text:span><text:span text:style-name="T30">,</text:span><text:span text:style-name="T33">0</text:span><text:span text:style-name="T30">),</text:span><text:span text:style-name="T33">2</text:span><text:span text:style-name="T30">)</text:span></text:p><text:p text:style-name="P147"><text:span text:style-name="T30"><text:s text:c="8"/></text:span></text:p><text:p text:style-name="P147"><text:span text:style-name="T30"><text:s text:c="8"/></text:span><text:span text:style-name="T29">#incrementing sample number </text:span></text:p><text:p text:style-name="P147"><text:span text:style-name="T30"><text:s text:c="8"/></text:span><text:span text:style-name="T30">sampleNum</text:span><text:span text:style-name="T33">=</text:span><text:span text:style-name="T30">sampleNum</text:span><text:span text:style-name="T33">+1</text:span></text:p><text:p text:style-name="P147"><text:span text:style-name="T30"><text:s text:c="8"/></text:span><text:span text:style-name="T29">#saving the captured face in the dataset folder</text:span></text:p><text:p text:style-name="P147"><text:span text:style-name="T30"><text:s text:c="8"/></text:span><text:span text:style-name="T30">cv2</text:span><text:span text:style-name="T33">.</text:span><text:span text:style-name="T30">imwrite(</text:span><text:span text:style-name="T38">"dataSet/User."</text:span><text:span text:style-name="T33">+</text:span><text:span text:style-name="T30">Id </text:span><text:span text:style-name="T33">+</text:span><text:span text:style-name="T38">'.'</text:span><text:span text:style-name="T33">+</text:span><text:span text:style-name="T30"> </text:span><text:span text:style-name="T31">str</text:span><text:span text:style-name="T30">(sampleNum) </text:span><text:span text:style-name="T33">+</text:span><text:span text:style-name="T30"> </text:span><text:span text:style-name="T38">".jpg"</text:span><text:span text:style-name="T30">, gray[y:y</text:span><text:span text:style-name="T33">+</text:span><text:span text:style-name="T30">h,x:x</text:span><text:span text:style-name="T33">+</text:span><text:span text:style-name="T30">w])</text:span></text:p><text:p text:style-name="P147"><text:span text:style-name="T30"><text:s text:c="8"/></text:span><text:span text:style-name="T31">print</text:span><text:span text:style-name="T30"> sampleNum</text:span></text:p><text:p text:style-name="P147"><text:span text:style-name="T30"><text:s text:c="8"/></text:span><text:span text:style-name="T30">cv2</text:span><text:span text:style-name="T33">.</text:span><text:span text:style-name="T30">imshow(</text:span><text:span text:style-name="T38">'frame'</text:span><text:span text:style-name="T30">,img)</text:span></text:p><text:p text:style-name="P147"><text:span text:style-name="T30"><text:s text:c="4"/></text:span><text:span text:style-name="T29">#wait for 100 miliseconds</text:span></text:p><text:p text:style-name="P147"><text:span text:style-name="T30"><text:s text:c="8"/></text:span></text:p><text:p text:style-name="P147"><text:span text:style-name="T30"><text:s text:c="4"/></text:span><text:span text:style-name="T31">if</text:span><text:span text:style-name="T30"> cv2</text:span><text:span text:style-name="T33">.</text:span><text:span text:style-name="T30">waitKey(</text:span><text:span text:style-name="T33">100</text:span><text:span text:style-name="T30">) </text:span><text:span text:style-name="T33">&amp;</text:span><text:span text:style-name="T30"> </text:span><text:span text:style-name="T33">0xFF</text:span><text:span text:style-name="T30"> </text:span><text:span text:style-name="T33">==</text:span><text:span text:style-name="T30"> </text:span><text:span text:style-name="T31">ord</text:span><text:span text:style-name="T30">(</text:span><text:span text:style-name="T38">'q'</text:span><text:span text:style-name="T30">):</text:span></text:p><text:p text:style-name="P147"><text:span text:style-name="T30"><text:s text:c="8"/></text:span><text:span text:style-name="T31">break</text:span></text:p><text:p text:style-name="P147"><text:span text:style-name="T30"><text:s text:c="4"/></text:span><text:span text:style-name="T29"># break if the sample number is morethan 20</text:span></text:p><text:p text:style-name="P147"><text:span text:style-name="T30"><text:s text:c="4"/></text:span><text:span text:style-name="T31">elif</text:span><text:span text:style-name="T30"> sampleNum</text:span><text:span text:style-name="T33">&gt;9</text:span><text:span text:style-name="T30">:</text:span></text:p><text:p text:style-name="P147"><text:span text:style-name="T30"><text:s text:c="8"/></text:span><text:span text:style-name="T31">break</text:span></text:p><text:p text:style-name="P147"><text:span text:style-name="T30"/></text:p><text:p text:style-name="P147"><text:span text:style-name="T30">vs</text:span><text:span text:style-name="T33">.</text:span><text:span text:style-name="T30">stop()</text:span></text:p><text:p text:style-name="P147"><text:span text:style-name="T30">cv2</text:span><text:span text:style-name="T33">.</text:span><text:span text:style-name="T30">destroyAllWindows()</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3">How to run?</text:p>
      <text:list xml:id="list4722873042417686783" text:style-name="L29">
        <text:list-item>
          <text:p text:style-name="P112">Save the above code using your desired name <text:span text:style-name="T24">in our case it is </text:span><text:span text:style-name="T22">detect.py </text:span>.</text:p>
        </text:list-item>
        <text:list-item>
          <text:p text:style-name="P112"><text:soft-page-break/>Run the command <text:span text:style-name="T21">sudo python program_name.py --picamera 1</text:span></text:p>
        </text:list-item>
        <text:list-item>
          <text:p text:style-name="P112">Input the ID and all asked data. Since ID is our key value make sure to make it unique for everyone.</text:p>
        </text:list-item>
        <text:list-item>
          <text:p text:style-name="P112">Take samples and make sure to have proper lightning.</text:p>
        </text:list-item>
        <text:list-item>
          <text:p text:style-name="P112">If in case images becomes blurred or is dark due to bad lightning replace it with a good image.</text:p>
        </text:list-item>
      </text:list>
      <text:p text:style-name="P36"/>
      <text:p text:style-name="P33">Possible errors/Issues:</text:p>
      <text:list xml:id="list804948702819917034" text:style-name="L30">
        <text:list-item>
          <text:p text:style-name="P82"><text:span text:style-name="T12">cvt color error or error like scn==xx can be resolved using --</text:span><text:span text:style-name="T10">picamera 1</text:span><text:span text:style-name="T13"><text:tab/></text:span></text:p>
        </text:list-item>
        <text:list-item>
          <text:p text:style-name="P116"><text:span text:style-name="T13">I</text:span><text:span text:style-name="T11">f proper images are not captures delete data from MongoDB and take new samples.</text:span></text:p>
        </text:list-item>
        <text:list-item>
          <text:p text:style-name="P93">Make sure to activate MongoDB services.</text:p>
        </text:list-item>
        <text:list-item>
          <text:p text:style-name="P93">Keep the pixels low to process the frames faster.</text:p>
        </text:list-item>
      </text:list>
      <text:p text:style-name="P55"/>
      <text:p text:style-name="P25"/>
      <text:p text:style-name="P25">The above program takes 10 sample images and stores them into dataSet which will be later used for training the recognizer. </text:p>
      <text:p text:style-name="P25"/>
      <text:p text:style-name="P25"/>
      <text:p text:style-name="P69">Training the recognizer using the images stored in dataSet</text:p>
      <text:p text:style-name="P53"/>
      <text:list xml:id="list3754154997634687206" text:style-name="L31">
        <text:list-item>
          <text:p text:style-name="P86">Code</text:p>
        </text:list-item>
      </text:list>
      <text:p text:style-name="P46"><draw:frame text:anchor-type="paragraph" draw:z-index="8" draw:style-name="gr9" draw:text-style-name="P142" svg:width="17.257cm" svg:height="15.906cm" svg:x="0.004cm" svg:y="0.416cm"><draw:text-box><text:p text:style-name="P147"><text:span text:style-name="T31">import</text:span><text:span text:style-name="T30"> </text:span><text:span text:style-name="T32">cv2</text:span><text:span text:style-name="T33">,</text:span><text:span text:style-name="T32">os</text:span></text:p><text:p text:style-name="P147"><text:span text:style-name="T31">import</text:span><text:span text:style-name="T30"> </text:span><text:span text:style-name="T32">numpy</text:span><text:span text:style-name="T30"> </text:span><text:span text:style-name="T31">as</text:span><text:span text:style-name="T30"> </text:span><text:span text:style-name="T32">np</text:span></text:p><text:p text:style-name="P147"><text:span text:style-name="T31">from</text:span><text:span text:style-name="T30"> </text:span><text:span text:style-name="T32">PIL</text:span><text:span text:style-name="T30"> </text:span><text:span text:style-name="T31">import</text:span><text:span text:style-name="T30"> Image</text:span></text:p><text:p text:style-name="P147"><text:span text:style-name="T31">from</text:span><text:span text:style-name="T30"> </text:span><text:span text:style-name="T32">os</text:span><text:span text:style-name="T30"> </text:span><text:span text:style-name="T31">import</text:span><text:span text:style-name="T30"> listdir</text:span></text:p><text:p text:style-name="P147"><text:span text:style-name="T31">from</text:span><text:span text:style-name="T30"> </text:span><text:span text:style-name="T32">os.path</text:span><text:span text:style-name="T30"> </text:span><text:span text:style-name="T31">import</text:span><text:span text:style-name="T30"> isfile,join</text:span></text:p><text:p text:style-name="P147"><text:span text:style-name="T31">import</text:span><text:span text:style-name="T30"> </text:span><text:span text:style-name="T32">cv2</text:span></text:p><text:p text:style-name="P147"><text:span text:style-name="T31">import</text:span><text:span text:style-name="T30"> </text:span><text:span text:style-name="T32">argparse</text:span></text:p><text:p text:style-name="P147"><text:span text:style-name="T31">import</text:span><text:span text:style-name="T30"> </text:span><text:span text:style-name="T32">time</text:span></text:p><text:p text:style-name="P147"><text:span text:style-name="T31">import</text:span><text:span text:style-name="T30"> </text:span><text:span text:style-name="T32">dlib</text:span></text:p><text:p text:style-name="P147"><text:span text:style-name="T31">import</text:span><text:span text:style-name="T30"> </text:span><text:span text:style-name="T32">imutils</text:span></text:p><text:p text:style-name="P147"><text:span text:style-name="T31">import</text:span><text:span text:style-name="T30"> </text:span><text:span text:style-name="T32">picamera</text:span></text:p><text:p text:style-name="P147"><text:span text:style-name="T31">import</text:span><text:span text:style-name="T30"> </text:span><text:span text:style-name="T32">io</text:span></text:p><text:p text:style-name="P147"><text:span text:style-name="T31">import</text:span><text:span text:style-name="T30"> </text:span><text:span text:style-name="T32">numpy</text:span></text:p><text:p text:style-name="P147"><text:span text:style-name="T31">from</text:span><text:span text:style-name="T30"> </text:span><text:span text:style-name="T32">imutils.video</text:span><text:span text:style-name="T30"> </text:span><text:span text:style-name="T31">import</text:span><text:span text:style-name="T30"> VideoStream</text:span></text:p><text:p text:style-name="P147"><text:span text:style-name="T31">from</text:span><text:span text:style-name="T30"> </text:span><text:span text:style-name="T32">imutils</text:span><text:span text:style-name="T30"> </text:span><text:span text:style-name="T31">import</text:span><text:span text:style-name="T30"> face_utils</text:span></text:p><text:p text:style-name="P147"><text:span text:style-name="T30"/></text:p><text:p text:style-name="P147"><text:span text:style-name="T30"/></text:p><text:p text:style-name="P147"><text:span text:style-name="T30">recognizer </text:span><text:span text:style-name="T33">=</text:span><text:span text:style-name="T30"> cv2</text:span><text:span text:style-name="T33">.</text:span><text:span text:style-name="T30">createLBPHFaceRecognizer()</text:span></text:p><text:p text:style-name="P147"><text:span text:style-name="T30">detector</text:span><text:span text:style-name="T33">=</text:span><text:span text:style-name="T30"> </text:span><text:span text:style-name="T30">cv2</text:span><text:span text:style-name="T33">.</text:span><text:span text:style-name="T30">CascadeClassifier(</text:span><text:span text:style-name="T38">'/usr/share/opencv/haarcascades/h</text:span><text:span text:style-name="T38">aarcascade_frontalface_alt.xml'</text:span><text:span text:style-name="T30">)</text:span></text:p><text:p text:style-name="P147"><text:span text:style-name="T30"/></text:p><text:p text:style-name="P147"><text:span text:style-name="T31">def</text:span><text:span text:style-name="T30"> </text:span><text:span text:style-name="T32">getImagesAndLabels</text:span><text:span text:style-name="T30">(path):</text:span></text:p><text:p text:style-name="P147"><text:span text:style-name="T30"><text:s text:c="4"/></text:span><text:span text:style-name="T29">#get the path of all the files in the folder</text:span></text:p><text:p text:style-name="P147"><text:span text:style-name="T30"><text:s text:c="4"/></text:span><text:span text:style-name="T30">imagePaths</text:span><text:span text:style-name="T33">=</text:span><text:span text:style-name="T30">[f </text:span><text:span text:style-name="T31">for</text:span><text:span text:style-name="T30"> f </text:span><text:span text:style-name="T34">in</text:span><text:span text:style-name="T30"> listdir(path) </text:span><text:span text:style-name="T31">if</text:span><text:span text:style-name="T30"> </text:span><text:span text:style-name="T30">isfile(join(path, f))]</text:span></text:p><text:p text:style-name="P147"><text:span text:style-name="T30"><text:s text:c="4"/></text:span></text:p><text:p text:style-name="P147"><text:span text:style-name="T30"><text:s text:c="4"/></text:span><text:span text:style-name="T29">#create empth face list</text:span></text:p><text:p text:style-name="P147"><text:span text:style-name="T30"><text:s text:c="4"/></text:span><text:span text:style-name="T30">faceSamples</text:span><text:span text:style-name="T33">=</text:span><text:span text:style-name="T30">[]</text:span></text:p><text:p text:style-name="P147"><text:span text:style-name="T30"><text:s text:c="4"/></text:span><text:span text:style-name="T29">#create empty ID list</text:span></text:p><text:p text:style-name="P147"><text:span text:style-name="T30"><text:s text:c="4"/></text:span><text:span text:style-name="T30">Ids</text:span><text:span text:style-name="T33">=</text:span><text:span text:style-name="T30">[]</text:span></text:p><text:p text:style-name="P147"><text:span text:style-name="T30"><text:s text:c="3"/></text:span><text:span text:style-name="T35"><text:s/></text:span><text:span text:style-name="T29">#now looping through all the image paths and </text:span><text:span text:style-name="T29">loading the Ids and the images</text:span></text:p><text:p text:style-name="P147"><text:span text:style-name="T30"><text:s text:c="4"/></text:span><text:span text:style-name="T31">for</text:span><text:span text:style-name="T30"> imagePath </text:span><text:span text:style-name="T34">in</text:span><text:span text:style-name="T30"> imagePaths:</text:span></text:p><text:p text:style-name="P147"><text:span text:style-name="T30"><text:s text:c="8"/></text:span><text:span text:style-name="T29">#loading the image and converting it to gray </text:span><text:span text:style-name="T29">scale</text:span></text:p><text:p text:style-name="P147"><text:span text:style-name="T30"><text:s text:c="8"/></text:span><text:span text:style-name="T30">ip</text:span><text:span text:style-name="T33">=</text:span><text:span text:style-name="T38">"/home/pi/FRSfinal/dataSet/"</text:span><text:span text:style-name="T33">+</text:span><text:span text:style-name="T30">imagePath</text:span></text:p><text:p text:style-name="P147"><text:span text:style-name="T30"><text:s text:c="8"/></text:span><text:span text:style-name="T30">pilImage</text:span><text:span text:style-name="T33">=</text:span><text:span text:style-name="T30">Image</text:span><text:span text:style-name="T33">.</text:span><text:span text:style-name="T30">open(ip)</text:span><text:span text:style-name="T33">.</text:span><text:span text:style-name="T30">convert(</text:span><text:span text:style-name="T38">'L'</text:span><text:span text:style-name="T30">)</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draw:frame text:anchor-type="paragraph" draw:z-index="9" draw:style-name="gr10" draw:text-style-name="P142" svg:width="17.698cm" svg:height="8.997cm" svg:x="-0.173cm" svg:y="0.236cm"><draw:text-box><text:p text:style-name="P147"><text:span text:style-name="T30"><text:s text:c="4"/></text:span><text:span text:style-name="T39">#</text:span><text:span text:style-name="T29">Now we are converting the PIL image into numpy </text:span><text:span text:style-name="T29">array</text:span></text:p><text:p text:style-name="P147"><text:span text:style-name="T30"><text:s text:c="8"/></text:span><text:span text:style-name="T30">imageNp</text:span><text:span text:style-name="T33">=</text:span><text:span text:style-name="T30">np</text:span><text:span text:style-name="T33">.</text:span><text:span text:style-name="T30">array(pilImage,</text:span><text:span text:style-name="T38">'uint8'</text:span><text:span text:style-name="T30">)</text:span></text:p><text:p text:style-name="P147"><text:span text:style-name="T30"><text:s text:c="8"/></text:span><text:span text:style-name="T29">#getting the Id from the image</text:span></text:p><text:p text:style-name="P147"><text:span text:style-name="T30"><text:s text:c="8"/></text:span><text:span text:style-name="T30">Id</text:span><text:span text:style-name="T33">=</text:span><text:span text:style-name="T31">int</text:span><text:span text:style-name="T30">(os</text:span><text:span text:style-name="T33">.</text:span><text:span text:style-name="T30">path</text:span><text:span text:style-name="T33">.</text:span><text:span text:style-name="T30">split(imagePath)[</text:span><text:span text:style-name="T33">-1</text:span><text:span text:style-name="T30">]</text:span><text:span text:style-name="T33">.</text:span><text:span text:style-name="T30">split(</text:span><text:span text:style-name="T38">"."</text:span><text:span text:style-name="T30">)</text:span><text:span text:style-name="T30">[</text:span><text:span text:style-name="T33">1</text:span><text:span text:style-name="T30">])</text:span></text:p><text:p text:style-name="P147"><text:span text:style-name="T30"><text:s text:c="8"/></text:span></text:p><text:p text:style-name="P147"><text:span text:style-name="T30"><text:s text:c="8"/></text:span><text:span text:style-name="T29"># extract the face from the training image </text:span><text:span text:style-name="T29">sample</text:span></text:p><text:p text:style-name="P147"><text:span text:style-name="T30"><text:s text:c="8"/></text:span><text:span text:style-name="T30">faces</text:span><text:span text:style-name="T33">=</text:span><text:span text:style-name="T30">detector</text:span><text:span text:style-name="T33">.</text:span><text:span text:style-name="T30">detectMultiScale(imageNp)</text:span></text:p><text:p text:style-name="P147"><text:span text:style-name="T30"><text:s text:c="8"/></text:span></text:p><text:p text:style-name="P147"><text:span text:style-name="T30"><text:s text:c="7"/></text:span><text:span text:style-name="T35"><text:s/></text:span><text:span text:style-name="T29">#If a face is there then append that in the </text:span><text:span text:style-name="T29">list as well as Id of it</text:span></text:p><text:p text:style-name="P147"><text:span text:style-name="T30"><text:s text:c="8"/></text:span><text:span text:style-name="T31">for</text:span><text:span text:style-name="T30"> (x,y,w,h) </text:span><text:span text:style-name="T34">in</text:span><text:span text:style-name="T30"> faces:</text:span></text:p><text:p text:style-name="P147"><text:span text:style-name="T30"><text:s text:c="12"/></text:span><text:span text:style-name="T30">faceSamples</text:span><text:span text:style-name="T33">.</text:span><text:span text:style-name="T30">append(imageNp[y:y</text:span><text:span text:style-name="T33">+</text:span><text:span text:style-name="T30">h,x:x</text:span><text:span text:style-name="T33">+</text:span><text:span text:style-name="T30">w])</text:span></text:p><text:p text:style-name="P147"><text:span text:style-name="T30"><text:s text:c="12"/></text:span><text:span text:style-name="T30">Ids</text:span><text:span text:style-name="T33">.</text:span><text:span text:style-name="T30">append(Id)</text:span></text:p><text:p text:style-name="P147"><text:span text:style-name="T30"><text:s text:c="4"/></text:span></text:p><text:p text:style-name="P147"><text:span text:style-name="T30"><text:s text:c="4"/></text:span></text:p><text:p text:style-name="P147"><text:span text:style-name="T30"><text:s text:c="4"/></text:span><text:span text:style-name="T31">return</text:span><text:span text:style-name="T30"> faceSamples,Ids</text:span></text:p><text:p text:style-name="P147"><text:span text:style-name="T30"/></text:p><text:p text:style-name="P147"><text:span text:style-name="T30">faces,Ids </text:span><text:span text:style-name="T33">=</text:span><text:span text:style-name="T30"> </text:span><text:span text:style-name="T30">getImagesAndLabels(</text:span><text:span text:style-name="T38">"/home/pi/FRSfinal/dataSet"</text:span><text:span text:style-name="T30">)</text:span></text:p><text:p text:style-name="P147"><text:span text:style-name="T30">recognizer</text:span><text:span text:style-name="T33">.</text:span><text:span text:style-name="T30">train(faces, np</text:span><text:span text:style-name="T33">.</text:span><text:span text:style-name="T30">array(Ids))</text:span></text:p><text:p text:style-name="P147"><text:span text:style-name="T31">print</text:span><text:span text:style-name="T30"> </text:span><text:span text:style-name="T38">"Faces trained"</text:span></text:p><text:p text:style-name="P147"><text:span text:style-name="T30">recognizer</text:span><text:span text:style-name="T33">.</text:span><text:span text:style-name="T30">save(</text:span><text:span text:style-name="T38">'trainner/trainner.yml'</text:span><text:span text:style-name="T30">)</text:span></text:p></draw:text-box></draw:frame></text:p>
      <text:p text:style-name="P46"><text:s text:c="7"/></text:p>
      <text:p text:style-name="P46"><text:s text:c="4"/></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6"/>
      <text:p text:style-name="P56">How to run?</text:p>
      <text:list xml:id="list3817528829011593681" text:style-name="L32">
        <text:list-item>
          <text:p text:style-name="P113">Save the above code in same folder as that of above program with your desired name <text:span text:style-name="T24">in our case it is </text:span><text:span text:style-name="T22"><text:s/>train.py</text:span><text:span text:style-name="T24"> </text:span>.</text:p>
        </text:list-item>
        <text:list-item>
          <text:p text:style-name="P113">Run the command <text:span text:style-name="T21">sudo python program_name.py</text:span></text:p>
        </text:list-item>
        <text:list-item>
          <text:p text:style-name="P113">It might take time depending upon the size of data set. Be patient and wait until the message <text:span text:style-name="T21">Faces Trained </text:span>doesn’t appear on screen.</text:p>
        </text:list-item>
      </text:list>
      <text:p text:style-name="P37"/>
      <text:p text:style-name="P34">Possible errors/Issues:</text:p>
      <text:list xml:id="list2624294170524077314" text:style-name="L33">
        <text:list-item>
          <text:p text:style-name="P114">There is no folder named <text:span text:style-name="T21">trainner. </text:span>Create this folder in the same directory as your program.</text:p>
        </text:list-item>
        <text:list-item>
          <text:p text:style-name="P114">The dataSet folder not found. DataSet folder should be in same folder as of program. </text:p>
        </text:list-item>
      </text:list>
      <text:p text:style-name="P46"/>
      <text:p text:style-name="P70"/>
      <text:p text:style-name="P64">Recognition</text:p>
      <text:p text:style-name="P64"/>
      <text:list xml:id="list3338552997416562166" text:style-name="L34">
        <text:list-item>
          <text:p text:style-name="P79">Code</text:p>
        </text:list-item>
      </text:list>
      <text:p text:style-name="P57"><draw:frame text:anchor-type="paragraph" draw:z-index="10" draw:style-name="gr11" draw:text-style-name="P142" svg:width="15.994cm" svg:height="9.79cm" svg:x="0.621cm" svg:y="0.323cm"><draw:text-box><text:p text:style-name="P147"><text:span text:style-name="T31">import</text:span><text:span text:style-name="T30"> </text:span><text:span text:style-name="T32">cv2</text:span></text:p><text:p text:style-name="P147"><text:span text:style-name="T31">import</text:span><text:span text:style-name="T30"> </text:span><text:span text:style-name="T32">numpy</text:span><text:span text:style-name="T30"> </text:span><text:span text:style-name="T31">as</text:span><text:span text:style-name="T30"> </text:span><text:span text:style-name="T32">np</text:span></text:p><text:p text:style-name="P147"><text:span text:style-name="T31">import</text:span><text:span text:style-name="T30"> </text:span><text:span text:style-name="T32">argparse</text:span></text:p><text:p text:style-name="P147"><text:span text:style-name="T31">import</text:span><text:span text:style-name="T30"> </text:span><text:span text:style-name="T32">time</text:span></text:p><text:p text:style-name="P147"><text:span text:style-name="T31">import</text:span><text:span text:style-name="T30"> </text:span><text:span text:style-name="T32">dlib</text:span></text:p><text:p text:style-name="P147"><text:span text:style-name="T31">import</text:span><text:span text:style-name="T30"> </text:span><text:span text:style-name="T32">imutils</text:span></text:p><text:p text:style-name="P147"><text:span text:style-name="T31">import</text:span><text:span text:style-name="T30"> </text:span><text:span text:style-name="T32">picamera</text:span></text:p><text:p text:style-name="P147"><text:span text:style-name="T31">import</text:span><text:span text:style-name="T30"> </text:span><text:span text:style-name="T32">io</text:span></text:p><text:p text:style-name="P147"><text:span text:style-name="T31">from</text:span><text:span text:style-name="T30"> </text:span><text:span text:style-name="T32">imutils.video</text:span><text:span text:style-name="T30"> </text:span><text:span text:style-name="T31">import</text:span><text:span text:style-name="T30"> VideoStream</text:span></text:p><text:p text:style-name="P147"><text:span text:style-name="T31">from</text:span><text:span text:style-name="T30"> </text:span><text:span text:style-name="T32">imutils</text:span><text:span text:style-name="T30"> </text:span><text:span text:style-name="T31">import</text:span><text:span text:style-name="T30"> face_utils</text:span></text:p><text:p text:style-name="P147"><text:span text:style-name="T31">from</text:span><text:span text:style-name="T30"> </text:span><text:span text:style-name="T32">pymongo</text:span><text:span text:style-name="T30"> </text:span><text:span text:style-name="T31">import</text:span><text:span text:style-name="T30"> MongoClient</text:span></text:p><text:p text:style-name="P147"><text:span text:style-name="T31">import</text:span><text:span text:style-name="T30"> </text:span><text:span text:style-name="T32">sendgrid</text:span></text:p><text:p text:style-name="P147"><text:span text:style-name="T31">import</text:span><text:span text:style-name="T30"> </text:span><text:span text:style-name="T32">os</text:span></text:p><text:p text:style-name="P147"><text:span text:style-name="T31">from</text:span><text:span text:style-name="T30"> </text:span><text:span text:style-name="T32">sendgrid.helpers.mail</text:span><text:span text:style-name="T30"> </text:span><text:span text:style-name="T31">import</text:span><text:span text:style-name="T30"> </text:span><text:span text:style-name="T33">*</text:span></text:p><text:p text:style-name="P147"><text:span text:style-name="T31">import</text:span><text:span text:style-name="T30"> </text:span><text:span text:style-name="T32">httplib</text:span><text:span text:style-name="T33">,</text:span><text:span text:style-name="T30"> </text:span><text:span text:style-name="T32">urllib</text:span><text:span text:style-name="T33">,</text:span><text:span text:style-name="T30"> </text:span><text:span text:style-name="T32">base64</text:span></text:p><text:p text:style-name="P147"><text:span text:style-name="T31">import</text:span><text:span text:style-name="T30"> </text:span><text:span text:style-name="T32">pyimgur</text:span></text:p><text:p text:style-name="P147"><text:span text:style-name="T30"/></text:p><text:p text:style-name="P147"><text:span text:style-name="T31">def</text:span><text:span text:style-name="T30"> </text:span><text:span text:style-name="T32">uploadimg</text:span><text:span text:style-name="T30">(s):</text:span></text:p><text:p text:style-name="P147"><text:span text:style-name="T30"><text:tab/></text:span><text:span text:style-name="T30">CLIENT_ID </text:span><text:span text:style-name="T33">=</text:span><text:span text:style-name="T30"> </text:span><text:span text:style-name="T38">"abfb53f45140aa6"</text:span></text:p><text:p text:style-name="P147"><text:span text:style-name="T30"><text:tab/></text:span><text:span text:style-name="T30">PATH </text:span><text:span text:style-name="T33">=</text:span><text:span text:style-name="T30"> s</text:span></text:p><text:p text:style-name="P147"><text:span text:style-name="T30"><text:tab/></text:span></text:p><text:p text:style-name="P147"><text:span text:style-name="T30"><text:tab/></text:span><text:span text:style-name="T30">im </text:span><text:span text:style-name="T33">=</text:span><text:span text:style-name="T30"> pyimgur</text:span><text:span text:style-name="T33">.</text:span><text:span text:style-name="T30">Imgur(CLIENT_ID)</text:span></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draw:frame text:anchor-type="paragraph" draw:z-index="11" draw:style-name="gr12" draw:text-style-name="P142" svg:width="16.816cm" svg:height="25.463cm" svg:x="0.445cm" svg:y="0.134cm"><draw:text-box><text:p text:style-name="P147"><text:span text:style-name="T30"/></text:p><text:p text:style-name="P147"><text:span text:style-name="T30"><text:tab/></text:span><text:span text:style-name="T30">uploaded_image</text:span><text:span text:style-name="T33"> </text:span><text:span text:style-name="T30">= i</text:span><text:span text:style-name="T33">m</text:span><text:span text:style-name="T30">.upload_image(PATH, </text:span><text:span text:style-name="T30">titl</text:span><text:span text:style-name="T33">e</text:span><text:span text:style-name="T38">="Uploaded with PyImgur</text:span><text:span text:style-name="T30">")</text:span></text:p><text:p text:style-name="P147"><text:span text:style-name="T31"><text:tab/></text:span><text:span text:style-name="T31">prin</text:span><text:span text:style-name="T30">t(uploaded_imag</text:span><text:span text:style-name="T33">e</text:span><text:span text:style-name="T30">.title)</text:span></text:p><text:p text:style-name="P147"><text:span text:style-name="T30"><text:tab/></text:span><text:span text:style-name="T33">s</text:span><text:span text:style-name="T30">=(uploaded_imag</text:span><text:span text:style-name="T33">e</text:span><text:span text:style-name="T30">.link)</text:span></text:p><text:p text:style-name="P147"><text:span text:style-name="T31"><text:tab/></text:span><text:span text:style-name="T31">prin</text:span><text:span text:style-name="T30">t s</text:span></text:p><text:p text:style-name="P147"><text:span text:style-name="T30"><text:tab/></text:span><text:span text:style-name="T30">emotion(s)</text:span></text:p><text:p text:style-name="P147"><text:span text:style-name="T31"><text:tab/></text:span><text:span text:style-name="T31">prin</text:span><text:span text:style-name="T30">t(uploaded_imag</text:span><text:span text:style-name="T33">e</text:span><text:span text:style-name="T30">.size)</text:span></text:p><text:p text:style-name="P147"><text:span text:style-name="T31"><text:tab/></text:span><text:span text:style-name="T31">prin</text:span><text:span text:style-name="T30">t(uploaded_imag</text:span><text:span text:style-name="T33">e</text:span><text:span text:style-name="T30">.type)</text:span></text:p><text:p text:style-name="P147"><text:span text:style-name="T31"/></text:p><text:p text:style-name="P147"><text:span text:style-name="T31">de</text:span><text:span text:style-name="T30">f</text:span><text:span text:style-name="T32"> emotio</text:span><text:span text:style-name="T30">n(s):</text:span></text:p><text:p text:style-name="P147"><text:span text:style-name="T30"><text:tab/></text:span><text:span text:style-name="T33">s</text:span><text:span text:style-name="T30">=</text:span><text:span text:style-name="T33">s</text:span><text:span text:style-name="T38">+"'}</text:span><text:span text:style-name="T30">"</text:span></text:p><text:p text:style-name="P147"><text:span text:style-name="T30"><text:tab/></text:span><text:span text:style-name="T30">body</text:span><text:span text:style-name="T33"> </text:span><text:span text:style-name="T30">=</text:span><text:span text:style-name="T38"> "{ 'url':'</text:span><text:span text:style-name="T30">"</text:span></text:p><text:p text:style-name="P147"><text:span text:style-name="T30"><text:tab/></text:span><text:span text:style-name="T30">bod</text:span><text:span text:style-name="T33">y</text:span><text:span text:style-name="T30">=bod</text:span><text:span text:style-name="T33">y</text:span><text:span text:style-name="T30">+s</text:span></text:p><text:p text:style-name="P147"><text:span text:style-name="T30"/></text:p><text:p text:style-name="P147"><text:span text:style-name="T31"><text:tab/></text:span><text:span text:style-name="T31">tr</text:span><text:span text:style-name="T30">y:</text:span></text:p><text:p text:style-name="P147"><text:span text:style-name="T30"><text:tab/></text:span><text:span text:style-name="T30"> <text:s text:c="2"/></text:span><text:span text:style-name="T39"><text:s/></text:span><text:span text:style-name="T29"># NOTE: You must use the same region in your </text:span><text:span text:style-name="T29">REST call as you used to obtain your subscription keys</text:span><text:span text:style-name="T35">.</text:span></text:p><text:p text:style-name="P147"><text:span text:style-name="T35"><text:tab/></text:span><text:span text:style-name="T35"> <text:s text:c="2"/></text:span><text:span text:style-name="T29"><text:s/></text:span><text:span text:style-name="T29"># <text:s text:c="2"/>For example, if you obtained your </text:span><text:span text:style-name="T29">subscription keys from westcentralus, replace "westus" </text:span><text:span text:style-name="T29">in the</text:span><text:span text:style-name="T35"> </text:span></text:p><text:p text:style-name="P147"><text:span text:style-name="T35"><text:tab/></text:span><text:span text:style-name="T35"> <text:s text:c="2"/></text:span><text:span text:style-name="T29"><text:s/></text:span><text:span text:style-name="T29"># <text:s text:c="2"/>URL below with "westcentralus"</text:span><text:span text:style-name="T35">.</text:span></text:p><text:p text:style-name="P147"><text:span text:style-name="T30"><text:tab/></text:span><text:span text:style-name="T30"> <text:s text:c="3"/></text:span><text:span text:style-name="T30">conn</text:span><text:span text:style-name="T33"> </text:span><text:span text:style-name="T30">= </text:span><text:span text:style-name="T30">httpli</text:span><text:span text:style-name="T33">b</text:span><text:span text:style-name="T30">.HTTPSConnection</text:span><text:span text:style-name="T38">('westus.api.cognitive.microsoft</text:span><text:span text:style-name="T38">.com</text:span><text:span text:style-name="T30">')</text:span></text:p><text:p text:style-name="P147"><text:span text:style-name="T30"><text:tab/></text:span><text:span text:style-name="T30"> <text:s text:c="3"/></text:span><text:span text:style-name="T30">con</text:span><text:span text:style-name="T33">n</text:span><text:span text:style-name="T30">.request</text:span><text:span text:style-name="T38">("POST</text:span><text:span text:style-name="T30">",</text:span><text:span text:style-name="T38"> "/emotion/v1.0/recognize</text:span><text:span text:style-name="T43">?</text:span><text:span text:style-name="T43">%</text:span><text:span text:style-name="T38">s</text:span><text:span text:style-name="T30">"</text:span><text:span text:style-name="T33"> </text:span><text:span text:style-name="T30">% params, body, headers)</text:span></text:p><text:p text:style-name="P147"><text:span text:style-name="T30"><text:tab/></text:span><text:span text:style-name="T30"> <text:s text:c="3"/></text:span><text:span text:style-name="T30">response</text:span><text:span text:style-name="T33"> </text:span><text:span text:style-name="T30">= con</text:span><text:span text:style-name="T33">n</text:span><text:span text:style-name="T30">.getresponse()</text:span></text:p><text:p text:style-name="P147"><text:span text:style-name="T30"><text:tab/></text:span><text:span text:style-name="T30"> <text:s text:c="3"/></text:span></text:p><text:p text:style-name="P147"><text:span text:style-name="T30"><text:tab/></text:span><text:span text:style-name="T30"> <text:s text:c="3"/></text:span><text:span text:style-name="T30">data</text:span><text:span text:style-name="T33"> </text:span><text:span text:style-name="T30">= respons</text:span><text:span text:style-name="T33">e</text:span><text:span text:style-name="T30">.read(</text:span><text:span text:style-name="T33">)</text:span><text:span text:style-name="T30">.split</text:span><text:span text:style-name="T38">(",</text:span><text:span text:style-name="T30">")</text:span></text:p><text:p text:style-name="P147"><text:span text:style-name="T30"><text:tab/></text:span><text:span text:style-name="T30"> <text:s text:c="3"/></text:span></text:p><text:p text:style-name="P147"><text:span text:style-name="T30"><text:tab/></text:span><text:span text:style-name="T30"> <text:s text:c="3"/></text:span><text:span text:style-name="T30">tm</text:span><text:span text:style-name="T33">p</text:span><text:span text:style-name="T30">=[]</text:span></text:p><text:p text:style-name="P147"><text:span text:style-name="T30"><text:tab/></text:span><text:span text:style-name="T30"> <text:s text:c="3"/></text:span><text:span text:style-name="T30">maxst</text:span><text:span text:style-name="T33">r</text:span><text:span text:style-name="T30">=[]</text:span></text:p><text:p text:style-name="P147"><text:span text:style-name="T30"><text:tab/></text:span><text:span text:style-name="T30"> <text:s text:c="3"/></text:span><text:span text:style-name="T30">tm</text:span><text:span text:style-name="T33">p</text:span><text:span text:style-name="T30">=data</text:span><text:span text:style-name="T33">[</text:span><text:span text:style-name="T30">4</text:span><text:span text:style-name="T33">]</text:span><text:span text:style-name="T30">.split</text:span><text:span text:style-name="T38">("{</text:span><text:span text:style-name="T30">")</text:span></text:p><text:p text:style-name="P147"><text:span text:style-name="T30"><text:tab/></text:span><text:span text:style-name="T30"> <text:s text:c="3"/></text:span><text:span text:style-name="T30">maxst</text:span><text:span text:style-name="T33">r</text:span><text:span text:style-name="T30">=tmp</text:span><text:span text:style-name="T33">[</text:span><text:span text:style-name="T30">1</text:span><text:span text:style-name="T33">]</text:span><text:span text:style-name="T30">.split</text:span><text:span text:style-name="T38">(":</text:span><text:span text:style-name="T30">")</text:span></text:p><text:p text:style-name="P147"><text:span text:style-name="T30"><text:tab/></text:span><text:span text:style-name="T30"> <text:s text:c="2"/></text:span><text:span text:style-name="T39"><text:s/></text:span><text:span text:style-name="T29">#print float(maxstr[1]</text:span><text:span text:style-name="T35">)</text:span></text:p><text:p text:style-name="P147"><text:span text:style-name="T30"><text:tab/></text:span><text:span text:style-name="T30"> <text:s text:c="2"/></text:span><text:span text:style-name="T31"><text:s/></text:span><text:span text:style-name="T31">fo</text:span><text:span text:style-name="T30">r i</text:span><text:span text:style-name="T34"> i</text:span><text:span text:style-name="T30">n</text:span><text:span text:style-name="T31"> rang</text:span><text:span text:style-name="T30">e</text:span><text:span text:style-name="T33">(</text:span><text:span text:style-name="T30">5</text:span><text:span text:style-name="T33">,1</text:span><text:span text:style-name="T30">1):</text:span></text:p><text:p text:style-name="P147"><text:span text:style-name="T30"><text:tab/></text:span><text:span text:style-name="T30"> <text:s text:c="7"/></text:span><text:span text:style-name="T30">tm</text:span><text:span text:style-name="T33">p</text:span><text:span text:style-name="T30">=[]</text:span></text:p><text:p text:style-name="P147"><text:span text:style-name="T30"><text:tab/></text:span><text:span text:style-name="T30"> <text:s text:c="7"/></text:span><text:span text:style-name="T30">tm</text:span><text:span text:style-name="T33">p</text:span><text:span text:style-name="T30">=data[i</text:span><text:span text:style-name="T33">]</text:span><text:span text:style-name="T30">.split</text:span><text:span text:style-name="T38">(":</text:span><text:span text:style-name="T30">")</text:span></text:p><text:p text:style-name="P147"><text:span text:style-name="T30"><text:tab/></text:span><text:span text:style-name="T30"> <text:s text:c="6"/></text:span><text:span text:style-name="T31"><text:s/></text:span><text:span text:style-name="T31">i</text:span><text:span text:style-name="T30">f</text:span><text:span text:style-name="T31"> floa</text:span><text:span text:style-name="T30">t(tmp</text:span><text:span text:style-name="T33">[</text:span><text:span text:style-name="T30">1]</text:span><text:span text:style-name="T33">)</text:span><text:span text:style-name="T31">&gt;floa</text:span><text:span text:style-name="T30">t(maxstr</text:span><text:span text:style-name="T33">[</text:span><text:span text:style-name="T30">1]):</text:span></text:p><text:p text:style-name="P147"><text:span text:style-name="T30"><text:tab/></text:span><text:span text:style-name="T30"> <text:s text:c="10"/></text:span><text:span text:style-name="T39"><text:s/></text:span><text:span text:style-name="T39">#print "change</text:span><text:span text:style-name="T30">"</text:span></text:p><text:p text:style-name="P147"><text:span text:style-name="T30"><text:tab/></text:span><text:span text:style-name="T30"> <text:s text:c="11"/></text:span><text:span text:style-name="T30">maxstr</text:span><text:span text:style-name="T33">[</text:span><text:span text:style-name="T30">1</text:span><text:span text:style-name="T33">]</text:span><text:span text:style-name="T30">=tmp</text:span><text:span text:style-name="T33">[</text:span><text:span text:style-name="T30">1]</text:span></text:p><text:p text:style-name="P147"><text:span text:style-name="T30"><text:tab/></text:span><text:span text:style-name="T30"> <text:s text:c="11"/></text:span><text:span text:style-name="T30">maxstr</text:span><text:span text:style-name="T33">[</text:span><text:span text:style-name="T30">0</text:span><text:span text:style-name="T33">]</text:span><text:span text:style-name="T30">=tmp</text:span><text:span text:style-name="T33">[</text:span><text:span text:style-name="T30">0]</text:span></text:p><text:p text:style-name="P147"><text:span text:style-name="T30"><text:tab/></text:span><text:span text:style-name="T30"> <text:s text:c="6"/></text:span><text:span text:style-name="T39"><text:s/></text:span><text:span text:style-name="T29">#print data[i</text:span><text:span text:style-name="T35">]</text:span></text:p><text:p text:style-name="P147"><text:span text:style-name="T30"><text:tab/></text:span></text:p><text:p text:style-name="P147"><text:span text:style-name="T30"><text:tab/></text:span><text:span text:style-name="T30"> <text:s text:c="4"/></text:span></text:p><text:p text:style-name="P147"><text:span text:style-name="T30"><text:tab/></text:span><text:span text:style-name="T30"> <text:s text:c="3"/></text:span><text:span text:style-name="T30">tm</text:span><text:span text:style-name="T33">p</text:span><text:span text:style-name="T30">=[]</text:span></text:p><text:p text:style-name="P147"><text:span text:style-name="T30"><text:tab/></text:span><text:span text:style-name="T30"> <text:s text:c="3"/></text:span><text:span text:style-name="T30">tm</text:span><text:span text:style-name="T33">p</text:span><text:span text:style-name="T30">=data</text:span><text:span text:style-name="T33">[1</text:span><text:span text:style-name="T30">1</text:span><text:span text:style-name="T33">]</text:span><text:span text:style-name="T30">.split</text:span><text:span text:style-name="T38">("}</text:span><text:span text:style-name="T30">")</text:span></text:p><text:p text:style-name="P147"><text:span text:style-name="T30"><text:tab/></text:span><text:span text:style-name="T30"> <text:s text:c="3"/></text:span><text:span text:style-name="T30">tmp</text:span><text:span text:style-name="T33">1</text:span><text:span text:style-name="T30">=[]</text:span></text:p><text:p text:style-name="P147"><text:span text:style-name="T30"><text:tab/></text:span><text:span text:style-name="T30"> <text:s text:c="3"/></text:span><text:span text:style-name="T30">tmp</text:span><text:span text:style-name="T33">1</text:span><text:span text:style-name="T30">=tmp</text:span><text:span text:style-name="T33">[</text:span><text:span text:style-name="T30">0</text:span><text:span text:style-name="T33">]</text:span><text:span text:style-name="T30">.split</text:span><text:span text:style-name="T38">(":</text:span><text:span text:style-name="T30">")</text:span></text:p><text:p text:style-name="P147"><text:span text:style-name="T30"><text:tab/></text:span><text:span text:style-name="T30"> <text:s text:c="2"/></text:span><text:span text:style-name="T31"><text:s/></text:span><text:span text:style-name="T31">i</text:span><text:span text:style-name="T30">f</text:span><text:span text:style-name="T31"> floa</text:span><text:span text:style-name="T30">t(tmp1</text:span><text:span text:style-name="T33">[</text:span><text:span text:style-name="T30">1]</text:span><text:span text:style-name="T33">)</text:span><text:span text:style-name="T31">&gt;floa</text:span><text:span text:style-name="T30">t(maxstr</text:span><text:span text:style-name="T33">[</text:span><text:span text:style-name="T30">1]):</text:span></text:p><text:p text:style-name="P147"><text:span text:style-name="T30"><text:tab/></text:span><text:span text:style-name="T30"> <text:s text:c="12"/></text:span><text:span text:style-name="T30">maxstr</text:span><text:span text:style-name="T33">[</text:span><text:span text:style-name="T30">1</text:span><text:span text:style-name="T33">]</text:span><text:span text:style-name="T30">=tmp1</text:span><text:span text:style-name="T33">[</text:span><text:span text:style-name="T30">1]</text:span></text:p><text:p text:style-name="P147"><text:span text:style-name="T30"><text:tab/></text:span><text:span text:style-name="T30"> <text:s text:c="12"/></text:span><text:span text:style-name="T30">maxstr</text:span><text:span text:style-name="T33">[</text:span><text:span text:style-name="T30">0</text:span><text:span text:style-name="T33">]</text:span><text:span text:style-name="T30">=tmp1</text:span><text:span text:style-name="T33">[</text:span><text:span text:style-name="T30">0]</text:span></text:p><text:p text:style-name="P147"><text:span text:style-name="T30"><text:tab/></text:span><text:span text:style-name="T30"> <text:s text:c="2"/></text:span><text:span text:style-name="T31"><text:s/></text:span><text:span text:style-name="T31">prin</text:span><text:span text:style-name="T30">t maxstr</text:span></text:p><text:p text:style-name="P147"><text:span text:style-name="T30"><text:tab/></text:span><text:span text:style-name="T30"> <text:s text:c="3"/></text:span></text:p><text:p text:style-name="P147"><text:span text:style-name="T30"><text:tab/></text:span><text:span text:style-name="T30"> <text:s text:c="3"/></text:span><text:span text:style-name="T30">con</text:span><text:span text:style-name="T33">n</text:span><text:span text:style-name="T30">.close()</text:span></text:p><text:p text:style-name="P147"><text:span text:style-name="T31"><text:tab/></text:span><text:span text:style-name="T31">excep</text:span><text:span text:style-name="T30">t</text:span><text:span text:style-name="T42"> Exceptio</text:span><text:span text:style-name="T30">n</text:span><text:span text:style-name="T31"> a</text:span><text:span text:style-name="T30">s e:</text:span></text:p><text:p text:style-name="P147"><text:span text:style-name="T30"><text:tab/></text:span><text:span text:style-name="T30"> <text:s text:c="2"/></text:span><text:span text:style-name="T31"><text:s/></text:span><text:span text:style-name="T31">prin</text:span><text:span text:style-name="T30">t</text:span><text:span text:style-name="T38">("[Errno {0}] {1}</text:span><text:span text:style-name="T33">"</text:span><text:span text:style-name="T30">.format(</text:span><text:span text:style-name="T33">e</text:span><text:span text:style-name="T30">.errno, </text:span><text:span text:style-name="T33">e</text:span><text:span text:style-name="T30">.strerror))</text:span></text:p><text:p text:style-name="P147"><text:span text:style-name="T44"/></text:p><text:p text:style-name="P147"><text:span text:style-name="T44"/></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draw:frame text:anchor-type="paragraph" draw:z-index="12" draw:style-name="gr13" draw:text-style-name="P148" svg:width="16.964cm" svg:height="26.812cm" svg:x="0.326cm" svg:y="0.152cm"><draw:text-box><text:p text:style-name="P147"><text:span text:style-name="T45">headers </text:span><text:span text:style-name="T46">=</text:span><text:span text:style-name="T45"> {</text:span></text:p><text:p text:style-name="P147"><text:span text:style-name="T45"><text:s text:c="4"/></text:span><text:span text:style-name="T47"># Request headers. Replace the placeholder key </text:span><text:span text:style-name="T47">below with your subscription key.</text:span></text:p><text:p text:style-name="P147"><text:span text:style-name="T45"><text:s text:c="4"/></text:span><text:span text:style-name="T48">'Content-Type'</text:span><text:span text:style-name="T45">: </text:span><text:span text:style-name="T48">'application/json'</text:span><text:span text:style-name="T45">,</text:span></text:p><text:p text:style-name="P147"><text:span text:style-name="T45"><text:s text:c="4"/></text:span><text:span text:style-name="T48">'Ocp-Apim-Subscription-Key'</text:span><text:span text:style-name="T45">: </text:span><text:span text:style-name="T48">'b4137f50b56e4e8e9b1a51465ca4365e'</text:span><text:span text:style-name="T45">,</text:span></text:p><text:p text:style-name="P147"><text:span text:style-name="T45">}</text:span></text:p><text:p text:style-name="P147"><text:span text:style-name="T49"/></text:p><text:p text:style-name="P147"><text:span text:style-name="T45">params </text:span><text:span text:style-name="T46">=</text:span><text:span text:style-name="T45"> urllib</text:span><text:span text:style-name="T46">.</text:span><text:span text:style-name="T45">urlencode({</text:span></text:p><text:p text:style-name="P147"><text:span text:style-name="T45">})</text:span></text:p><text:p text:style-name="P147"><text:span text:style-name="T49"/></text:p><text:p text:style-name="P147"><text:span text:style-name="T49"/></text:p><text:p text:style-name="P147"><text:span text:style-name="T45">client</text:span><text:span text:style-name="T46">=</text:span><text:span text:style-name="T45">MongoClient(</text:span><text:span text:style-name="T48">'localhost'</text:span><text:span text:style-name="T45">,</text:span><text:span text:style-name="T46">27017</text:span><text:span text:style-name="T45">)</text:span></text:p><text:p text:style-name="P147"><text:span text:style-name="T45">db</text:span><text:span text:style-name="T46">=</text:span><text:span text:style-name="T45">client</text:span><text:span text:style-name="T46">.</text:span><text:span text:style-name="T45">empdata</text:span></text:p><text:p text:style-name="P147"><text:span text:style-name="T45">ap </text:span><text:span text:style-name="T46">=</text:span><text:span text:style-name="T45"> argparse</text:span><text:span text:style-name="T46">.</text:span><text:span text:style-name="T45">ArgumentParser()</text:span></text:p><text:p text:style-name="P147"><text:span text:style-name="T49"/></text:p><text:p text:style-name="P147"><text:span text:style-name="T45">sg </text:span><text:span text:style-name="T46">=</text:span><text:span text:style-name="T45"> </text:span><text:span text:style-name="T45">sendgrid</text:span><text:span text:style-name="T46">.</text:span><text:span text:style-name="T45">SendGridAPIClient(apikey</text:span><text:span text:style-name="T46">=</text:span><text:span text:style-name="T45">os</text:span><text:span text:style-name="T46">.</text:span><text:span text:style-name="T45">environ</text:span><text:span text:style-name="T46">.</text:span><text:span text:style-name="T45">get(</text:span><text:span text:style-name="T48">'SENDG</text:span><text:span text:style-name="T48">RID_API_KEY'</text:span><text:span text:style-name="T45">))</text:span></text:p><text:p text:style-name="P147"><text:span text:style-name="T45">from_email </text:span><text:span text:style-name="T46">=</text:span><text:span text:style-name="T45"> Email(</text:span><text:span text:style-name="T48">"test@example.com"</text:span><text:span text:style-name="T45">)</text:span></text:p><text:p text:style-name="P147"><text:span text:style-name="T49"/></text:p><text:p text:style-name="P147"><text:span text:style-name="T45">ap</text:span><text:span text:style-name="T46">.</text:span><text:span text:style-name="T45">add_argument(</text:span><text:span text:style-name="T48">"-r"</text:span><text:span text:style-name="T45">, </text:span><text:span text:style-name="T48">"--picamera"</text:span><text:span text:style-name="T45">, </text:span><text:span text:style-name="T50">type</text:span><text:span text:style-name="T46">=</text:span><text:span text:style-name="T50">int</text:span><text:span text:style-name="T45">, default</text:span><text:span text:style-name="T46">=-</text:span><text:span text:style-name="T46">1</text:span><text:span text:style-name="T45">,</text:span></text:p><text:p text:style-name="P147"><text:span text:style-name="T45"><text:tab/></text:span><text:span text:style-name="T45">help</text:span><text:span text:style-name="T46">=</text:span><text:span text:style-name="T48">"whether or not the Raspberry Pi camera </text:span><text:span text:style-name="T48">should be used"</text:span><text:span text:style-name="T45">)</text:span></text:p><text:p text:style-name="P147"><text:span text:style-name="T45">args </text:span><text:span text:style-name="T46">=</text:span><text:span text:style-name="T45"> </text:span><text:span text:style-name="T50">vars</text:span><text:span text:style-name="T45">(ap</text:span><text:span text:style-name="T46">.</text:span><text:span text:style-name="T45">parse_args())</text:span></text:p><text:p text:style-name="P147"><text:span text:style-name="T49"/></text:p><text:p text:style-name="P147"><text:span text:style-name="T45">recognizer </text:span><text:span text:style-name="T46">=</text:span><text:span text:style-name="T45"> cv2</text:span><text:span text:style-name="T46">.</text:span><text:span text:style-name="T45">createLBPHFaceRecognizer()</text:span></text:p><text:p text:style-name="P147"><text:span text:style-name="T45">recognizer</text:span><text:span text:style-name="T46">.</text:span><text:span text:style-name="T45">load(</text:span><text:span text:style-name="T48">'trainner/trainner.yml'</text:span><text:span text:style-name="T45">)</text:span></text:p><text:p text:style-name="P147"><text:span text:style-name="T45">cascadePath </text:span><text:span text:style-name="T46">=</text:span><text:span text:style-name="T45"> </text:span><text:span text:style-name="T48">'/usr/share/opencv/haarcascades/haarcascade_frontalface</text:span><text:span text:style-name="T48">_alt.xml'</text:span></text:p><text:p text:style-name="P147"><text:span text:style-name="T45">faceCascade </text:span><text:span text:style-name="T46">=</text:span><text:span text:style-name="T45"> cv2</text:span><text:span text:style-name="T46">.</text:span><text:span text:style-name="T45">CascadeClassifier(cascadePath);</text:span></text:p><text:p text:style-name="P147"><text:span text:style-name="T49"/></text:p><text:p text:style-name="P147"><text:span text:style-name="T49"/></text:p><text:p text:style-name="P147"><text:span text:style-name="T45">vs </text:span><text:span text:style-name="T46">=</text:span><text:span text:style-name="T45"> VideoStream(usePiCamera</text:span><text:span text:style-name="T46">=</text:span><text:span text:style-name="T45">args[</text:span><text:span text:style-name="T48">"picamera"</text:span><text:span text:style-name="T45">] </text:span><text:span text:style-name="T46">&gt;</text:span><text:span text:style-name="T45"> </text:span><text:span text:style-name="T46">0</text:span><text:span text:style-name="T45">)</text:span><text:span text:style-name="T46">.</text:span><text:span text:style-name="T45">start()</text:span></text:p><text:p text:style-name="P147"><text:span text:style-name="T45">vs</text:span><text:span text:style-name="T46">.</text:span><text:span text:style-name="T45">vflip</text:span><text:span text:style-name="T46">=</text:span><text:span text:style-name="T50">True</text:span></text:p><text:p text:style-name="P147"><text:span text:style-name="T45">VideoStream</text:span><text:span text:style-name="T46">.</text:span><text:span text:style-name="T45">resolution</text:span><text:span text:style-name="T46">=</text:span><text:span text:style-name="T45">(</text:span><text:span text:style-name="T46">100</text:span><text:span text:style-name="T45">,</text:span><text:span text:style-name="T46">100</text:span><text:span text:style-name="T45">)</text:span></text:p><text:p text:style-name="P147"><text:span text:style-name="T49"/></text:p><text:p text:style-name="P147"><text:span text:style-name="T45">vs</text:span><text:span text:style-name="T46">.</text:span><text:span text:style-name="T45">resolution</text:span><text:span text:style-name="T46">=</text:span><text:span text:style-name="T45">(</text:span><text:span text:style-name="T46">100</text:span><text:span text:style-name="T45">,</text:span><text:span text:style-name="T46">100</text:span><text:span text:style-name="T45">)</text:span></text:p><text:p text:style-name="P147"><text:span text:style-name="T45">time</text:span><text:span text:style-name="T46">.</text:span><text:span text:style-name="T45">sleep(</text:span><text:span text:style-name="T46">2.0</text:span><text:span text:style-name="T45">)</text:span></text:p><text:p text:style-name="P147"><text:span text:style-name="T45">k</text:span><text:span text:style-name="T46">=0</text:span></text:p><text:p text:style-name="P147"><text:span text:style-name="T45">dobreak</text:span><text:span text:style-name="T46">=0</text:span></text:p><text:p text:style-name="P147"><text:span text:style-name="T45">previous</text:span><text:span text:style-name="T46">=0</text:span></text:p><text:p text:style-name="P147"><text:span text:style-name="T45">superprevious</text:span><text:span text:style-name="T46">=0</text:span></text:p><text:p text:style-name="P147"><text:span text:style-name="T50">while</text:span><text:span text:style-name="T45"> </text:span><text:span text:style-name="T50">True</text:span><text:span text:style-name="T45">:</text:span></text:p><text:p text:style-name="P147"><text:span text:style-name="T45"><text:s text:c="4"/></text:span><text:span text:style-name="T45">im </text:span><text:span text:style-name="T46">=</text:span><text:span text:style-name="T45">vs</text:span><text:span text:style-name="T46">.</text:span><text:span text:style-name="T45">read()</text:span></text:p><text:p text:style-name="P147"><text:span text:style-name="T45"><text:s text:c="4"/></text:span><text:span text:style-name="T45">gray</text:span><text:span text:style-name="T46">=</text:span><text:span text:style-name="T45">cv2</text:span><text:span text:style-name="T46">.</text:span><text:span text:style-name="T45">cvtColor(im,cv2</text:span><text:span text:style-name="T46">.</text:span><text:span text:style-name="T45">COLOR_BGR2GRAY)</text:span></text:p><text:p text:style-name="P147"><text:span text:style-name="T45"><text:s text:c="4"/></text:span><text:span text:style-name="T45">faces</text:span><text:span text:style-name="T46">=</text:span><text:span text:style-name="T45">faceCascade</text:span><text:span text:style-name="T46">.</text:span><text:span text:style-name="T45">detectMultiScale(gray, </text:span><text:span text:style-name="T46">1.2</text:span><text:span text:style-name="T45">,</text:span><text:span text:style-name="T46">5</text:span><text:span text:style-name="T45">)</text:span></text:p><text:p text:style-name="P147"><text:span text:style-name="T45"><text:s text:c="4"/></text:span><text:span text:style-name="T50">for</text:span><text:span text:style-name="T45">(x,y,w,h) </text:span><text:span text:style-name="T51">in</text:span><text:span text:style-name="T45"> faces:</text:span></text:p><text:p text:style-name="P147"><text:span text:style-name="T45"><text:s text:c="8"/></text:span></text:p><text:p text:style-name="P147"><text:span text:style-name="T45"><text:s text:c="8"/></text:span><text:span text:style-name="T45">Id, conf </text:span><text:span text:style-name="T46">=</text:span><text:span text:style-name="T45"> </text:span><text:span text:style-name="T45">recognizer</text:span><text:span text:style-name="T46">.</text:span><text:span text:style-name="T45">predict(gray[y:y</text:span><text:span text:style-name="T46">+</text:span><text:span text:style-name="T45">h,x:x</text:span><text:span text:style-name="T46">+</text:span><text:span text:style-name="T45">w])</text:span></text:p><text:p text:style-name="P147"><text:span text:style-name="T45"><text:s text:c="8"/></text:span><text:span text:style-name="T50">if</text:span><text:span text:style-name="T45">(conf</text:span><text:span text:style-name="T46">&gt;50</text:span><text:span text:style-name="T45">):</text:span></text:p><text:p text:style-name="P147"><text:span text:style-name="T45"><text:s text:c="12"/></text:span><text:span text:style-name="T45">cv2</text:span><text:span text:style-name="T46">.</text:span><text:span text:style-name="T45">rectangle(im,(x,y),(x</text:span><text:span text:style-name="T46">+</text:span><text:span text:style-name="T45">w,y</text:span><text:span text:style-name="T46">+</text:span><text:span text:style-name="T45">h),</text:span><text:span text:style-name="T45">(</text:span><text:span text:style-name="T46">0</text:span><text:span text:style-name="T45">,</text:span><text:span text:style-name="T46">0</text:span><text:span text:style-name="T45">,</text:span><text:span text:style-name="T46">255</text:span><text:span text:style-name="T45">),</text:span><text:span text:style-name="T46">3</text:span><text:span text:style-name="T45">)</text:span></text:p><text:p text:style-name="P147"><text:span text:style-name="T45"><text:tab/></text:span><text:span text:style-name="T45"> <text:s text:c="3"/></text:span><text:span text:style-name="T45">previous</text:span><text:span text:style-name="T46">=0</text:span></text:p><text:p text:style-name="P147"><text:span text:style-name="T45"><text:tab/></text:span><text:span text:style-name="T45"> <text:s text:c="3"/></text:span><text:span text:style-name="T45">superprevious</text:span><text:span text:style-name="T46">=0</text:span></text:p><text:p text:style-name="P147"><text:span text:style-name="T45"><text:s text:c="12"/></text:span><text:span text:style-name="T47">#print "not identified"</text:span></text:p><text:p text:style-name="P147"><text:span text:style-name="T45"><text:s text:c="8"/></text:span><text:span text:style-name="T50">else</text:span><text:span text:style-name="T45">:</text:span></text:p><text:p text:style-name="P147"><text:span text:style-name="T45"><text:s text:c="12"/></text:span><text:span text:style-name="T47">#read(Id)</text:span></text:p></draw:text-box></draw:frame></text:p>
      <text:p text:style-name="P45"/>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5"><draw:frame text:anchor-type="paragraph" draw:z-index="13" draw:style-name="gr14" draw:text-style-name="P142" svg:width="17.992cm" svg:height="16.14cm" svg:x="0.18cm" svg:y="0.041cm"><draw:text-box><text:p text:style-name="P147"><text:span text:style-name="T30"><text:s text:c="11"/></text:span><text:span text:style-name="T30">empcol</text:span><text:span text:style-name="T33">=</text:span><text:span text:style-name="T30">db</text:span><text:span text:style-name="T33">.</text:span><text:span text:style-name="T30">Employees</text:span><text:span text:style-name="T33">.</text:span><text:span text:style-name="T30">find({</text:span><text:span text:style-name="T38">"id"</text:span><text:span text:style-name="T30">:</text:span><text:span text:style-name="T31">str</text:span><text:span text:style-name="T30">(Id)},</text:span><text:span text:style-name="T30">{</text:span><text:span text:style-name="T38">"name"</text:span><text:span text:style-name="T30">: </text:span><text:span text:style-name="T33">1</text:span><text:span text:style-name="T30">,</text:span><text:span text:style-name="T38">"email"</text:span><text:span text:style-name="T30">:</text:span><text:span text:style-name="T33">1</text:span><text:span text:style-name="T30">})</text:span></text:p><text:p text:style-name="P147"><text:span text:style-name="T30"><text:tab/></text:span><text:span text:style-name="T30"> <text:s text:c="3"/></text:span><text:span text:style-name="T31">print</text:span><text:span text:style-name="T30"> Id</text:span></text:p><text:p text:style-name="P147"><text:span text:style-name="T30"><text:tab/></text:span><text:span text:style-name="T30"> <text:s text:c="3"/></text:span><text:span text:style-name="T31">for</text:span><text:span text:style-name="T30"> emp </text:span><text:span text:style-name="T34">in</text:span><text:span text:style-name="T30"> empcol:</text:span></text:p><text:p text:style-name="P147"><text:span text:style-name="T30"><text:tab/></text:span><text:span text:style-name="T30"><text:tab/></text:span><text:span text:style-name="T31">if</text:span><text:span text:style-name="T30">(k</text:span><text:span text:style-name="T33">==0</text:span><text:span text:style-name="T30"> </text:span><text:span text:style-name="T34">and</text:span><text:span text:style-name="T30"> previous</text:span><text:span text:style-name="T33">==</text:span><text:span text:style-name="T30">Id </text:span><text:span text:style-name="T34">and</text:span><text:span text:style-name="T30"> superprevious</text:span><text:span text:style-name="T33">==</text:span><text:span text:style-name="T30">Id ):</text:span></text:p><text:p text:style-name="P147"><text:span text:style-name="T30"><text:tab/></text:span><text:span text:style-name="T30"><text:tab/></text:span><text:span text:style-name="T30"><text:tab/></text:span><text:span text:style-name="T31">print</text:span><text:span text:style-name="T30"> (</text:span><text:span text:style-name="T38">"Hello </text:span><text:span text:style-name="T43">%s</text:span><text:span text:style-name="T38"> !!!"</text:span><text:span text:style-name="T30"> </text:span><text:span text:style-name="T33">%</text:span><text:span text:style-name="T30">emp[</text:span><text:span text:style-name="T38">"name"</text:span><text:span text:style-name="T30">])</text:span></text:p><text:p text:style-name="P147"><text:span text:style-name="T30"><text:tab/></text:span><text:span text:style-name="T30"><text:tab/></text:span><text:span text:style-name="T30"><text:tab/></text:span><text:span text:style-name="T30">cv2</text:span><text:span text:style-name="T33">.</text:span><text:span text:style-name="T30">imwrite(</text:span><text:span text:style-name="T38">"tmp.jpg"</text:span><text:span text:style-name="T30">,im)</text:span></text:p><text:p text:style-name="P147"><text:span text:style-name="T30"><text:tab/></text:span><text:span text:style-name="T30"><text:tab/></text:span><text:span text:style-name="T30"><text:tab/></text:span><text:span text:style-name="T30">s</text:span><text:span text:style-name="T33">=</text:span><text:span text:style-name="T38">"/home/pi/FRSfinal/tmp.jpg"</text:span></text:p><text:p text:style-name="P147"><text:span text:style-name="T30"><text:tab/></text:span><text:span text:style-name="T30"><text:tab/></text:span><text:span text:style-name="T30"><text:tab/></text:span><text:span text:style-name="T39">#uploadimg(s)</text:span></text:p><text:p text:style-name="P147"><text:span text:style-name="T30"><text:tab/></text:span><text:span text:style-name="T30"><text:tab/></text:span><text:span text:style-name="T30"><text:tab/></text:span><text:span text:style-name="T39">#print emp["email"]</text:span></text:p><text:p text:style-name="P147"><text:span text:style-name="T30"><text:tab/></text:span><text:span text:style-name="T30"><text:tab/></text:span><text:span text:style-name="T30"><text:tab/></text:span><text:span text:style-name="T39">#to_email = Email(emp["email"])</text:span></text:p><text:p text:style-name="P147"><text:span text:style-name="T30"><text:tab/></text:span><text:span text:style-name="T30"><text:tab/></text:span><text:span text:style-name="T30"><text:tab/></text:span><text:span text:style-name="T39">#subject = "Face Recognised"</text:span></text:p><text:p text:style-name="P147"><text:span text:style-name="T30"><text:tab/></text:span><text:span text:style-name="T30"><text:tab/></text:span><text:span text:style-name="T30"><text:tab/></text:span><text:span text:style-name="T39">#content = Content("text/plain", "Hello %s" </text:span><text:span text:style-name="T39">%emp["name"])</text:span></text:p><text:p text:style-name="P147"><text:span text:style-name="T30"><text:tab/></text:span><text:span text:style-name="T30"><text:tab/></text:span><text:span text:style-name="T30"><text:tab/></text:span><text:span text:style-name="T39">#mail = Mail(from_email, subject, to_email, </text:span><text:span text:style-name="T39">content)</text:span></text:p><text:p text:style-name="P147"><text:span text:style-name="T30"><text:tab/></text:span><text:span text:style-name="T30"><text:tab/></text:span><text:span text:style-name="T30"><text:tab/></text:span><text:span text:style-name="T39">#k=1</text:span></text:p><text:p text:style-name="P147"><text:span text:style-name="T30"><text:tab/></text:span><text:span text:style-name="T30"><text:tab/></text:span><text:span text:style-name="T30"><text:tab/></text:span><text:span text:style-name="T31">print</text:span><text:span text:style-name="T30"> </text:span><text:span text:style-name="T38">"Mail Sent"</text:span></text:p><text:p text:style-name="P147"><text:span text:style-name="T30"><text:tab/></text:span><text:span text:style-name="T30"><text:tab/></text:span><text:span text:style-name="T30"><text:tab/></text:span><text:span text:style-name="T39">#response = </text:span><text:span text:style-name="T39">sg.client.mail.send.post(request_body=mail.get())</text:span></text:p><text:p text:style-name="P147"><text:span text:style-name="T30"><text:tab/></text:span><text:span text:style-name="T30"><text:tab/></text:span><text:span text:style-name="T30"><text:tab/></text:span><text:span text:style-name="T39">#print(response.status_code)</text:span></text:p><text:p text:style-name="P147"><text:span text:style-name="T30"><text:tab/></text:span><text:span text:style-name="T30"><text:tab/></text:span><text:span text:style-name="T30"><text:tab/></text:span><text:span text:style-name="T39">#print(response.body)</text:span></text:p><text:p text:style-name="P147"><text:span text:style-name="T30"><text:tab/></text:span><text:span text:style-name="T30"><text:tab/></text:span><text:span text:style-name="T30"><text:tab/></text:span><text:span text:style-name="T39">#print(response.headers)</text:span></text:p><text:p text:style-name="P147"><text:span text:style-name="T30"><text:tab/></text:span><text:span text:style-name="T30"><text:tab/></text:span><text:span text:style-name="T30"><text:tab/></text:span><text:span text:style-name="T30">dobreak</text:span><text:span text:style-name="T33">=1</text:span></text:p><text:p text:style-name="P147"><text:span text:style-name="T30"><text:tab/></text:span><text:span text:style-name="T30"><text:tab/></text:span><text:span text:style-name="T30">superprevious</text:span><text:span text:style-name="T33">=</text:span><text:span text:style-name="T30">previous</text:span></text:p><text:p text:style-name="P147"><text:span text:style-name="T30"><text:tab/></text:span><text:span text:style-name="T30"><text:tab/></text:span><text:span text:style-name="T30">previous</text:span><text:span text:style-name="T33">=</text:span><text:span text:style-name="T30">Id</text:span></text:p><text:p text:style-name="P147"><text:span text:style-name="T30"><text:tab/></text:span><text:span text:style-name="T30"><text:tab/></text:span><text:span text:style-name="T39">#print "Please wait..."</text:span></text:p><text:p text:style-name="P147"><text:span text:style-name="T30"><text:tab/></text:span><text:span text:style-name="T30"><text:tab/></text:span></text:p><text:p text:style-name="P147"><text:span text:style-name="T30"><text:s text:c="12"/></text:span><text:span text:style-name="T30">cv2</text:span><text:span text:style-name="T33">.</text:span><text:span text:style-name="T30">rectangle(im,(x,y),(x</text:span><text:span text:style-name="T33">+</text:span><text:span text:style-name="T30">w,y</text:span><text:span text:style-name="T33">+</text:span><text:span text:style-name="T30">h),</text:span><text:span text:style-name="T30">(</text:span><text:span text:style-name="T33">0</text:span><text:span text:style-name="T30">,</text:span><text:span text:style-name="T33">255</text:span><text:span text:style-name="T30">,</text:span><text:span text:style-name="T33">0</text:span><text:span text:style-name="T30">),</text:span><text:span text:style-name="T33">3</text:span><text:span text:style-name="T30">)</text:span></text:p><text:p text:style-name="P147"><text:span text:style-name="T30"><text:s text:c="8"/></text:span></text:p><text:p text:style-name="P147"><text:span text:style-name="T30"><text:s text:c="4"/></text:span><text:span text:style-name="T30">cv2</text:span><text:span text:style-name="T33">.</text:span><text:span text:style-name="T30">imshow(</text:span><text:span text:style-name="T38">'im'</text:span><text:span text:style-name="T30">,im) </text:span></text:p><text:p text:style-name="P147"><text:span text:style-name="T30"><text:s text:c="4"/></text:span><text:span text:style-name="T31">if</text:span><text:span text:style-name="T30"> dobreak</text:span><text:span text:style-name="T33">==1</text:span><text:span text:style-name="T30">:</text:span></text:p><text:p text:style-name="P147"><text:span text:style-name="T30"><text:tab/></text:span><text:span text:style-name="T31">break</text:span></text:p><text:p text:style-name="P147"><text:span text:style-name="T30"><text:s text:c="4"/></text:span><text:span text:style-name="T31">if</text:span><text:span text:style-name="T30"> cv2</text:span><text:span text:style-name="T33">.</text:span><text:span text:style-name="T30">waitKey(</text:span><text:span text:style-name="T33">1</text:span><text:span text:style-name="T30">) </text:span><text:span text:style-name="T33">&amp;</text:span><text:span text:style-name="T30"> </text:span><text:span text:style-name="T33">0xFF==</text:span><text:span text:style-name="T31">ord</text:span><text:span text:style-name="T30">(</text:span><text:span text:style-name="T38">'q'</text:span><text:span text:style-name="T30">):</text:span></text:p><text:p text:style-name="P147"><text:span text:style-name="T30"><text:s text:c="8"/></text:span><text:span text:style-name="T31">break</text:span></text:p><text:p text:style-name="P147"><text:span text:style-name="T30">vs</text:span><text:span text:style-name="T33">.</text:span><text:span text:style-name="T30">stop()</text:span></text:p><text:p text:style-name="P147"><text:span text:style-name="T30">cv2</text:span><text:span text:style-name="T33">.</text:span><text:span text:style-name="T30">destroyAllWindows()</text:span></text:p></draw:text-box></draw:frame> </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32">How to run?</text:p>
      <text:list xml:id="list8691579039981036501" text:style-name="L35">
        <text:list-item>
          <text:p text:style-name="P110">Save the above code as your desired name <text:span text:style-name="T24">in our case it is </text:span><text:span text:style-name="T22"><text:s/>testrecog.py</text:span>.</text:p>
        </text:list-item>
        <text:list-item>
          <text:p text:style-name="P110">Run the above code as sudo python program_name.py --picamera 1</text:p>
        </text:list-item>
        <text:list-item>
          <text:p text:style-name="P110">Wait till it correctly recognises your face. It might take some time.</text:p>
        </text:list-item>
      </text:list>
      <text:p text:style-name="P35"/>
      <text:p text:style-name="P32">Possible errors/Issues:</text:p>
      <text:list xml:id="list8416740556797883355" text:style-name="L36">
        <text:list-item>
          <text:p text:style-name="P83"><text:span text:style-name="T12">cvt color error or error like scn==xx can be resolved using --</text:span><text:span text:style-name="T10">picamera 1</text:span></text:p>
        </text:list-item>
        <text:list-item>
          <text:p text:style-name="P117"><text:span text:style-name="T13">M</text:span><text:span text:style-name="T11">ake sure to correctly set up the environment for Sendgrid API.</text:span></text:p>
        </text:list-item>
        <text:list-item>
          <text:p text:style-name="P94">Make sure to activate MongoDB services.</text:p>
        </text:list-item>
        <text:list-item>
          <text:p text:style-name="P108">Keep the pixels low to process the frames faster.</text:p>
        </text:list-item>
        <text:list-item>
          <text:p text:style-name="P118"><text:span text:style-name="T20">M</text:span><text:span text:style-name="T18">ake sure to be present in correct amount of light.</text:span></text:p>
        </text:list-item>
        <text:list-item>
          <text:p text:style-name="P111">Keep the picamera at correct feasible distance.</text:p>
        </text:list-item>
      </text:list>
      <text:p text:style-name="P45"/>
      <text:p text:style-name="P28">The above code detects a face from live video stream and then try to detect the faces and will try to match them with the alredy stored data in trainner.xml</text:p>
      <text:p text:style-name="P29"/>
      <text:p text:style-name="P73"/>
      <text:list xml:id="list3076803559350399241" text:style-name="L37">
        <text:list-item>
          <text:list>
            <text:list-item>
              <text:list>
                <text:list-header>
                  <text:p text:style-name="P140"/>
                  <text:p text:style-name="P141"/>
                </text:list-header>
              </text:list>
            </text:list-item>
          </text:list>
        </text:list-item>
      </text:list>
      <text:p text:style-name="P62"/>
      <text:p text:style-name="P62"/>
      <text:p text:style-name="P62"/>
      <text:p text:style-name="P62"/>
      <text:p text:style-name="P62"/>
      <text:p text:style-name="P67"/>
      <text:p text:style-name="P71"/>
      <text:p text:style-name="P46"/>
      <text:list xml:id="list165337274156844" text:continue-list="list165336079834400" text:style-name="L3">
        <text:list-item>
          <text:list>
            <text:list-item>
              <text:list>
                <text:list-header>
                  <text:p text:style-name="P97"/>
                </text:list-header>
              </text:list>
            </text:list-item>
          </text:list>
        </text:list-item>
      </text:lis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FreeMono" svg:font-family="FreeMono" style:font-pitch="fixed"/>
    <style:font-face style:name="FreeMono1" svg:font-family="FreeMono" style:font-family-generic="modern" style:font-pitch="fixed"/>
    <style:font-face style:name="Liberation Serif1" svg:font-family="'Liberation Serif'" style:font-pitch="variable"/>
    <style:font-face style:name="FreeMono2" svg:font-family="FreeMono" style:font-family-generic="modern" style:font-pitch="variable"/>
    <style:font-face style:name="Liberation Serif3" svg:font-family="'Liberation Serif'" style:font-family-generic="moder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7T17:50:24.590813035</meta:creation-date>
    <dc:date>2017-07-28T16:53:04.869129160</dc:date>
    <meta:editing-duration>PT29M2S</meta:editing-duration>
    <meta:editing-cycles>7</meta:editing-cycles>
    <meta:generator>LibreOffice/5.2.2.2$Linux_X86_64 LibreOffice_project/20m0$Build-2</meta:generator>
    <meta:document-statistic meta:table-count="0" meta:image-count="0" meta:object-count="0" meta:page-count="16" meta:paragraph-count="183" meta:word-count="1417" meta:character-count="8721" meta:non-whitespace-character-count="7548"/>
  </office:meta>
</office:document-meta>
</file>